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6.14583mm" fo:page-width="66.1458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60.00000238418579%" draw:stroke="none"/>
    </style:style>
    <style:style style:family="graphic" style:name="style-3">
      <style:graphic-properties draw:fill="solid" draw:fill-color="#2f6d10" draw:opacity="100.0%" draw:opacity-name="gradient-1" draw:stroke="none"/>
    </style:style>
    <style:style style:family="graphic" style:name="style-4">
      <style:graphic-properties draw:fill="solid" draw:fill-color="#62e81f" draw:opacity="100.0%" draw:stroke="none"/>
    </style:style>
    <style:style style:family="graphic" style:name="style-5">
      <style:graphic-properties draw:fill="solid" draw:fill-color="#468129" draw:opacity="100.0%" draw:opacity-name="gradient-2" draw:stroke="none"/>
    </style:style>
    <style:style style:family="graphic" style:name="style-6">
      <style:graphic-properties draw:fill="solid" draw:fill-color="#2f6d10" draw:opacity="100.0%" draw:opacity-name="gradient-3" draw:stroke="none"/>
    </style:style>
    <style:style style:family="graphic" style:name="style-7">
      <style:graphic-properties draw:fill="solid" draw:fill-color="#62e81f" draw:opacity="100.0%" draw:stroke="none"/>
    </style:style>
    <style:style style:family="graphic" style:name="style-8">
      <style:graphic-properties draw:fill="solid" draw:fill-color="#468129" draw:opacity="100.0%" draw:opacity-name="gradient-4" draw:stroke="none"/>
    </style:style>
    <style:style style:family="graphic" style:name="style-9">
      <style:graphic-properties draw:fill="solid" draw:fill-color="#ff0000" draw:opacity="100.0%" draw:stroke="none"/>
    </style:style>
    <style:style style:family="graphic" style:name="style-10">
      <style:graphic-properties draw:fill="solid" draw:fill-color="#ffffff" draw:opacity="100.0%" draw:opacity-name="gradient-5" draw:stroke="none"/>
    </style:style>
    <style:style style:family="graphic" style:name="style-11">
      <style:graphic-properties draw:fill="solid" draw:fill-color="#00ff00" draw:opacity="100.0%" draw:stroke="none"/>
    </style:style>
    <style:style style:family="graphic" style:name="style-12">
      <style:graphic-properties draw:fill="solid" draw:fill-color="#2a8c2a" draw:opacity="100.0%" draw:opacity-name="gradient-6" draw:stroke="none"/>
    </style:style>
    <style:style style:family="graphic" style:name="style-13">
      <style:graphic-properties draw:fill="solid" draw:fill-color="#69ff69" draw:opacity="100.0%" draw:stroke="none"/>
    </style:style>
    <style:style style:family="graphic" style:name="style-14">
      <style:graphic-properties draw:fill="solid" draw:fill-color="#000000" draw:opacity="60.00000238418579%" draw:stroke="none"/>
    </style:style>
    <style:style style:family="graphic" style:name="style-15">
      <style:graphic-properties draw:fill="solid" draw:fill-color="#dcdc65" draw:opacity="100.0%" draw:stroke="none"/>
    </style:style>
    <style:style style:family="graphic" style:name="style-16">
      <style:graphic-properties draw:fill="solid" draw:fill-color="#707032" draw:opacity="100.0%" draw:opacity-name="gradient-7" draw:stroke="none"/>
    </style:style>
    <style:style style:family="graphic" style:name="style-17">
      <style:graphic-properties draw:fill="solid" draw:fill-color="#000000" draw:opacity="60.00000238418579%" draw:stroke="none"/>
    </style:style>
    <style:style style:family="graphic" style:name="style-18">
      <style:graphic-properties draw:fill="solid" draw:fill-color="#dcdc65" draw:opacity="100.0%" draw:stroke="none"/>
    </style:style>
    <style:style style:family="graphic" style:name="style-19">
      <style:graphic-properties draw:fill="solid" draw:fill-color="#707032" draw:opacity="100.0%" draw:opacity-name="gradient-8" draw:stroke="none"/>
    </style:style>
    <style:style style:family="graphic" style:name="style-20">
      <style:graphic-properties draw:fill="solid" draw:fill-color="#000000" draw:opacity="60.00000238418579%" draw:stroke="none"/>
    </style:style>
    <style:style style:family="graphic" style:name="style-21">
      <style:graphic-properties draw:fill="solid" draw:fill-color="#dcdc65" draw:opacity="100.0%" draw:stroke="none"/>
    </style:style>
    <style:style style:family="graphic" style:name="style-22">
      <style:graphic-properties draw:fill="solid" draw:fill-color="#707032" draw:opacity="100.0%" draw:opacity-name="gradient-9" draw:stroke="none"/>
    </style:style>
    <style:style style:family="graphic" style:name="style-23">
      <style:graphic-properties draw:fill="solid" draw:fill-color="#000000" draw:opacity="60.00000238418579%" draw:stroke="none"/>
    </style:style>
    <style:style style:family="graphic" style:name="style-24">
      <style:graphic-properties draw:fill="solid" draw:fill-color="#dcdc65" draw:opacity="100.0%" draw:stroke="none"/>
    </style:style>
    <style:style style:family="graphic" style:name="style-25">
      <style:graphic-properties draw:fill="solid" draw:fill-color="#707032" draw:opacity="100.0%" draw:opacity-name="gradient-10" draw:stroke="none"/>
    </style:style>
    <style:style style:family="graphic" style:name="style-26">
      <style:graphic-properties draw:fill="solid" draw:fill-color="#000000" draw:opacity="60.00000238418579%" draw:stroke="none"/>
    </style:style>
    <style:style style:family="graphic" style:name="style-27">
      <style:graphic-properties draw:fill="solid" draw:fill-color="#dcdc65" draw:opacity="100.0%" draw:stroke="none"/>
    </style:style>
    <style:style style:family="graphic" style:name="style-28">
      <style:graphic-properties draw:fill="solid" draw:fill-color="#707032" draw:opacity="100.0%" draw:opacity-name="gradient-11" draw:stroke="none"/>
    </style:style>
    <style:style style:family="graphic" style:name="style-29">
      <style:graphic-properties draw:fill="solid" draw:fill-color="#000000" draw:opacity="60.00000238418579%" draw:stroke="none"/>
    </style:style>
    <style:style style:family="graphic" style:name="style-30">
      <style:graphic-properties draw:fill="solid" draw:fill-color="#dcdc65" draw:opacity="100.0%" draw:stroke="none"/>
    </style:style>
    <style:style style:family="graphic" style:name="style-31">
      <style:graphic-properties draw:fill="solid" draw:fill-color="#707032" draw:opacity="100.0%" draw:opacity-name="gradient-12" draw:stroke="none"/>
    </style:style>
    <style:style style:family="graphic" style:name="style-32">
      <style:graphic-properties draw:fill="solid" draw:fill-color="#000000" draw:opacity="60.00000238418579%" draw:stroke="none"/>
    </style:style>
    <style:style style:family="graphic" style:name="style-33">
      <style:graphic-properties draw:fill="solid" draw:fill-color="#dcdc65" draw:opacity="100.0%" draw:stroke="none"/>
    </style:style>
    <style:style style:family="graphic" style:name="style-34">
      <style:graphic-properties draw:fill="solid" draw:fill-color="#707032" draw:opacity="100.0%" draw:opacity-name="gradient-13" draw:stroke="none"/>
    </style:style>
    <style:style style:family="graphic" style:name="style-35">
      <style:graphic-properties draw:fill="solid" draw:fill-color="#000000" draw:opacity="60.00000238418579%" draw:stroke="none"/>
    </style:style>
    <style:style style:family="graphic" style:name="style-36">
      <style:graphic-properties draw:fill="solid" draw:fill-color="#dcdc65" draw:opacity="100.0%" draw:stroke="none"/>
    </style:style>
    <style:style style:family="graphic" style:name="style-37">
      <style:graphic-properties draw:fill="solid" draw:fill-color="#707032" draw:opacity="100.0%" draw:opacity-name="gradient-14" draw:stroke="none"/>
    </style:style>
    <style:style style:family="graphic" style:name="style-38">
      <style:graphic-properties draw:fill="solid" draw:fill-color="#000000" draw:opacity="60.00000238418579%" draw:stroke="none"/>
    </style:style>
    <style:style style:family="graphic" style:name="style-39">
      <style:graphic-properties draw:fill="solid" draw:fill-color="#dcdc65" draw:opacity="100.0%" draw:stroke="none"/>
    </style:style>
    <style:style style:family="graphic" style:name="style-40">
      <style:graphic-properties draw:fill="solid" draw:fill-color="#707032" draw:opacity="100.0%" draw:opacity-name="gradient-15" draw:stroke="none"/>
    </style:style>
    <style:style style:family="graphic" style:name="style-41">
      <style:graphic-properties draw:fill="solid" draw:fill-color="#000000" draw:opacity="60.00000238418579%" draw:stroke="none"/>
    </style:style>
    <style:style style:family="graphic" style:name="style-42">
      <style:graphic-properties draw:fill="solid" draw:fill-color="#dcdc65" draw:opacity="100.0%" draw:stroke="none"/>
    </style:style>
    <style:style style:family="graphic" style:name="style-43">
      <style:graphic-properties draw:fill="solid" draw:fill-color="#707032" draw:opacity="100.0%" draw:opacity-name="gradient-16" draw:stroke="none"/>
    </style:style>
    <style:style style:family="graphic" style:name="style-44">
      <style:graphic-properties draw:fill="solid" draw:fill-color="#000000" draw:opacity="60.00000238418579%" draw:stroke="none"/>
    </style:style>
    <style:style style:family="graphic" style:name="style-45">
      <style:graphic-properties draw:fill="solid" draw:fill-color="#dcdc65" draw:opacity="100.0%" draw:stroke="none"/>
    </style:style>
    <style:style style:family="graphic" style:name="style-46">
      <style:graphic-properties draw:fill="solid" draw:fill-color="#707032" draw:opacity="100.0%" draw:opacity-name="gradient-17" draw:stroke="none"/>
    </style:style>
    <style:style style:family="graphic" style:name="style-47">
      <style:graphic-properties draw:fill="solid" draw:fill-color="#000000" draw:opacity="60.00000238418579%" draw:stroke="none"/>
    </style:style>
    <style:style style:family="graphic" style:name="style-48">
      <style:graphic-properties draw:fill="solid" draw:fill-color="#dcdc65" draw:opacity="100.0%" draw:stroke="none"/>
    </style:style>
    <style:style style:family="graphic" style:name="style-49">
      <style:graphic-properties draw:fill="solid" draw:fill-color="#707032" draw:opacity="100.0%" draw:opacity-name="gradient-18" draw:stroke="none"/>
    </style:style>
    <style:style style:family="graphic" style:name="style-50">
      <style:graphic-properties draw:fill="solid" draw:fill-color="#000000" draw:opacity="60.00000238418579%" draw:stroke="none"/>
    </style:style>
    <style:style style:family="graphic" style:name="style-51">
      <style:graphic-properties draw:fill="solid" draw:fill-color="#dcdc65" draw:opacity="100.0%" draw:stroke="none"/>
    </style:style>
    <style:style style:family="graphic" style:name="style-52">
      <style:graphic-properties draw:fill="solid" draw:fill-color="#707032" draw:opacity="100.0%" draw:opacity-name="gradient-19" draw:stroke="none"/>
    </style:style>
    <style:style style:family="graphic" style:name="style-53">
      <style:graphic-properties draw:fill="solid" draw:fill-color="#000000" draw:opacity="60.00000238418579%" draw:stroke="none"/>
    </style:style>
    <style:style style:family="graphic" style:name="style-54">
      <style:graphic-properties draw:fill="solid" draw:fill-color="#dcdc65" draw:opacity="100.0%" draw:stroke="none"/>
    </style:style>
    <style:style style:family="graphic" style:name="style-55">
      <style:graphic-properties draw:fill="solid" draw:fill-color="#707032" draw:opacity="100.0%" draw:opacity-name="gradient-20" draw:stroke="none"/>
    </style:style>
    <style:style style:family="graphic" style:name="style-56">
      <style:graphic-properties draw:fill="solid" draw:fill-color="#000000" draw:opacity="60.00000238418579%" draw:stroke="none"/>
    </style:style>
    <style:style style:family="graphic" style:name="style-57">
      <style:graphic-properties draw:fill="solid" draw:fill-color="#dcdc65" draw:opacity="100.0%" draw:stroke="none"/>
    </style:style>
    <style:style style:family="graphic" style:name="style-58">
      <style:graphic-properties draw:fill="solid" draw:fill-color="#707032" draw:opacity="100.0%" draw:opacity-name="gradient-21" draw:stroke="none"/>
    </style:style>
    <style:style style:family="graphic" style:name="style-59">
      <style:graphic-properties draw:fill="solid" draw:fill-color="#000000" draw:opacity="60.00000238418579%" draw:stroke="none"/>
    </style:style>
    <style:style style:family="graphic" style:name="style-60">
      <style:graphic-properties draw:fill="solid" draw:fill-color="#dcdc65" draw:opacity="100.0%" draw:stroke="none"/>
    </style:style>
    <style:style style:family="graphic" style:name="style-61">
      <style:graphic-properties draw:fill="solid" draw:fill-color="#707032" draw:opacity="100.0%" draw:opacity-name="gradient-22" draw:stroke="none"/>
    </style:style>
    <style:style style:family="graphic" style:name="style-62">
      <style:graphic-properties draw:fill="solid" draw:fill-color="#000000" draw:opacity="60.00000238418579%" draw:stroke="none"/>
    </style:style>
    <style:style style:family="graphic" style:name="style-63">
      <style:graphic-properties draw:fill="solid" draw:fill-color="#dcdc65" draw:opacity="100.0%" draw:stroke="none"/>
    </style:style>
    <style:style style:family="graphic" style:name="style-64">
      <style:graphic-properties draw:fill="solid" draw:fill-color="#707032" draw:opacity="100.0%" draw:opacity-name="gradient-23" draw:stroke="none"/>
    </style:style>
    <style:style style:family="graphic" style:name="style-65">
      <style:graphic-properties draw:fill="solid" draw:fill-color="#000000" draw:opacity="60.00000238418579%" draw:stroke="none"/>
    </style:style>
    <style:style style:family="graphic" style:name="style-66">
      <style:graphic-properties draw:fill="solid" draw:fill-color="#dcdc65" draw:opacity="100.0%" draw:stroke="none"/>
    </style:style>
    <style:style style:family="graphic" style:name="style-67">
      <style:graphic-properties draw:fill="solid" draw:fill-color="#707032" draw:opacity="100.0%" draw:opacity-name="gradient-24" draw:stroke="none"/>
    </style:style>
    <style:style style:family="graphic" style:name="style-68">
      <style:graphic-properties draw:fill="solid" draw:fill-color="#000000" draw:opacity="60.00000238418579%" draw:stroke="none"/>
    </style:style>
    <style:style style:family="graphic" style:name="style-69">
      <style:graphic-properties draw:fill="solid" draw:fill-color="#dcdc65" draw:opacity="100.0%" draw:stroke="none"/>
    </style:style>
    <style:style style:family="graphic" style:name="style-70">
      <style:graphic-properties draw:fill="solid" draw:fill-color="#707032" draw:opacity="100.0%" draw:opacity-name="gradient-25" draw:stroke="none"/>
    </style:style>
    <style:style style:family="graphic" style:name="style-71">
      <style:graphic-properties draw:fill="solid" draw:fill-color="#000000" draw:opacity="60.00000238418579%" draw:stroke="none"/>
    </style:style>
    <style:style style:family="graphic" style:name="style-72">
      <style:graphic-properties draw:fill="solid" draw:fill-color="#dcdc65" draw:opacity="100.0%" draw:stroke="none"/>
    </style:style>
    <style:style style:family="graphic" style:name="style-73">
      <style:graphic-properties draw:fill="solid" draw:fill-color="#707032" draw:opacity="100.0%" draw:opacity-name="gradient-26" draw:stroke="none"/>
    </style:style>
    <style:style style:family="graphic" style:name="style-74">
      <style:graphic-properties draw:fill="solid" draw:fill-color="#000000" draw:opacity="60.00000238418579%" draw:stroke="none"/>
    </style:style>
    <style:style style:family="graphic" style:name="style-75">
      <style:graphic-properties draw:fill="solid" draw:fill-color="#dcdc65" draw:opacity="100.0%" draw:stroke="none"/>
    </style:style>
    <style:style style:family="graphic" style:name="style-76">
      <style:graphic-properties draw:fill="solid" draw:fill-color="#707032" draw:opacity="100.0%" draw:opacity-name="gradient-27" draw:stroke="none"/>
    </style:style>
    <style:style style:family="graphic" style:name="style-77">
      <style:graphic-properties draw:fill="solid" draw:fill-color="#000000" draw:opacity="60.00000238418579%" draw:stroke="none"/>
    </style:style>
    <style:style style:family="graphic" style:name="style-78">
      <style:graphic-properties draw:fill="solid" draw:fill-color="#dcdc65" draw:opacity="100.0%" draw:stroke="none"/>
    </style:style>
    <style:style style:family="graphic" style:name="style-79">
      <style:graphic-properties draw:fill="solid" draw:fill-color="#707032" draw:opacity="100.0%" draw:opacity-name="gradient-28" draw:stroke="none"/>
    </style:style>
    <style:style style:family="graphic" style:name="style-80">
      <style:graphic-properties draw:fill="solid" draw:fill-color="#000000" draw:opacity="60.00000238418579%" draw:stroke="none"/>
    </style:style>
    <style:style style:family="graphic" style:name="style-81">
      <style:graphic-properties draw:fill="solid" draw:fill-color="#dcdc65" draw:opacity="100.0%" draw:stroke="none"/>
    </style:style>
    <style:style style:family="graphic" style:name="style-82">
      <style:graphic-properties draw:fill="solid" draw:fill-color="#8e8e8e" draw:opacity="100.0%" draw:opacity-name="gradient-29" draw:stroke="none"/>
    </style:style>
    <style:style style:family="graphic" style:name="style-83">
      <style:graphic-properties draw:fill="solid" draw:fill-color="#000000" draw:opacity="60.00000238418579%" draw:stroke="none"/>
    </style:style>
    <style:style style:family="graphic" style:name="style-84">
      <style:graphic-properties draw:fill="solid" draw:fill-color="#dcdc65" draw:opacity="100.0%" draw:stroke="none"/>
    </style:style>
    <style:style style:family="graphic" style:name="style-85">
      <style:graphic-properties draw:fill="solid" draw:fill-color="#707032" draw:opacity="100.0%" draw:opacity-name="gradient-30" draw:stroke="none"/>
    </style:style>
    <style:style style:family="graphic" style:name="style-86">
      <style:graphic-properties draw:fill="solid" draw:fill-color="#000000" draw:opacity="60.00000238418579%" draw:stroke="none"/>
    </style:style>
    <style:style style:family="graphic" style:name="style-87">
      <style:graphic-properties draw:fill="solid" draw:fill-color="#dcdc65" draw:opacity="100.0%" draw:stroke="none"/>
    </style:style>
    <style:style style:family="graphic" style:name="style-88">
      <style:graphic-properties draw:fill="solid" draw:fill-color="#707032" draw:opacity="100.0%" draw:opacity-name="gradient-31" draw:stroke="none"/>
    </style:style>
    <style:style style:family="graphic" style:name="style-89">
      <style:graphic-properties draw:fill="solid" draw:fill-color="#000000" draw:opacity="60.00000238418579%" draw:stroke="none"/>
    </style:style>
    <style:style style:family="graphic" style:name="style-90">
      <style:graphic-properties draw:fill="solid" draw:fill-color="#dcdc65" draw:opacity="100.0%" draw:stroke="none"/>
    </style:style>
    <style:style style:family="graphic" style:name="style-91">
      <style:graphic-properties draw:fill="solid" draw:fill-color="#313131" draw:opacity="100.0%" draw:opacity-name="gradient-32" draw:stroke="none"/>
    </style:style>
    <style:style style:family="graphic" style:name="style-92">
      <style:graphic-properties draw:fill="solid" draw:fill-color="#000000" draw:opacity="60.00000238418579%" draw:stroke="none"/>
    </style:style>
    <style:style style:family="graphic" style:name="style-93">
      <style:graphic-properties draw:fill="solid" draw:fill-color="#dcdc65" draw:opacity="100.0%" draw:stroke="none"/>
    </style:style>
    <style:style style:family="graphic" style:name="style-94">
      <style:graphic-properties draw:fill="solid" draw:fill-color="#707032" draw:opacity="100.0%" draw:opacity-name="gradient-33" draw:stroke="none"/>
    </style:style>
    <style:style style:family="graphic" style:name="style-95">
      <style:graphic-properties draw:fill="solid" draw:fill-color="#000000" draw:opacity="60.00000238418579%" draw:stroke="none"/>
    </style:style>
    <style:style style:family="graphic" style:name="style-96">
      <style:graphic-properties draw:fill="solid" draw:fill-color="#dcdc65" draw:opacity="100.0%" draw:stroke="none"/>
    </style:style>
    <style:style style:family="graphic" style:name="style-97">
      <style:graphic-properties draw:fill="solid" draw:fill-color="#707032" draw:opacity="100.0%" draw:opacity-name="gradient-34" draw:stroke="none"/>
    </style:style>
    <style:style style:family="graphic" style:name="style-98">
      <style:graphic-properties draw:fill="solid" draw:fill-color="#000000" draw:opacity="60.00000238418579%" draw:stroke="none"/>
    </style:style>
    <style:style style:family="graphic" style:name="style-99">
      <style:graphic-properties draw:fill="solid" draw:fill-color="#dcdc65" draw:opacity="100.0%" draw:stroke="none"/>
    </style:style>
    <style:style style:family="graphic" style:name="style-100">
      <style:graphic-properties draw:fill="solid" draw:fill-color="#707032" draw:opacity="100.0%" draw:opacity-name="gradient-35" draw:stroke="none"/>
    </style:style>
    <style:style style:family="graphic" style:name="style-101">
      <style:graphic-properties draw:fill="solid" draw:fill-color="#000000" draw:opacity="60.00000238418579%" draw:stroke="none"/>
    </style:style>
    <style:style style:family="graphic" style:name="style-102">
      <style:graphic-properties draw:fill="solid" draw:fill-color="#dcdc65" draw:opacity="100.0%" draw:stroke="none"/>
    </style:style>
    <style:style style:family="graphic" style:name="style-103">
      <style:graphic-properties draw:fill="solid" draw:fill-color="#707032" draw:opacity="100.0%" draw:opacity-name="gradient-36" draw:stroke="none"/>
    </style:style>
    <style:style style:family="graphic" style:name="style-104">
      <style:graphic-properties draw:fill="solid" draw:fill-color="#000000" draw:opacity="60.00000238418579%" draw:stroke="none"/>
    </style:style>
    <style:style style:family="graphic" style:name="style-105">
      <style:graphic-properties draw:fill="solid" draw:fill-color="#dcdc65" draw:opacity="100.0%" draw:stroke="none"/>
    </style:style>
    <style:style style:family="graphic" style:name="style-106">
      <style:graphic-properties draw:fill="solid" draw:fill-color="#707032" draw:opacity="100.0%" draw:opacity-name="gradient-37" draw:stroke="none"/>
    </style:style>
    <style:style style:family="graphic" style:name="style-107">
      <style:graphic-properties draw:fill="solid" draw:fill-color="#000000" draw:opacity="60.00000238418579%" draw:stroke="none"/>
    </style:style>
    <style:style style:family="graphic" style:name="style-108">
      <style:graphic-properties draw:fill="solid" draw:fill-color="#dcdc65" draw:opacity="100.0%" draw:stroke="none"/>
    </style:style>
    <style:style style:family="graphic" style:name="style-109">
      <style:graphic-properties draw:fill="solid" draw:fill-color="#707032" draw:opacity="100.0%" draw:opacity-name="gradient-38" draw:stroke="none"/>
    </style:style>
    <style:style style:family="graphic" style:name="style-110">
      <style:graphic-properties draw:fill="solid" draw:fill-color="#000000" draw:opacity="60.00000238418579%" draw:stroke="none"/>
    </style:style>
    <style:style style:family="graphic" style:name="style-111">
      <style:graphic-properties draw:fill="solid" draw:fill-color="#dcdc65" draw:opacity="100.0%" draw:stroke="none"/>
    </style:style>
    <style:style style:family="graphic" style:name="style-112">
      <style:graphic-properties draw:fill="solid" draw:fill-color="#707032" draw:opacity="100.0%" draw:opacity-name="gradient-39" draw:stroke="none"/>
    </style:style>
    <style:style style:family="graphic" style:name="style-113">
      <style:graphic-properties draw:fill="solid" draw:fill-color="#000000" draw:opacity="60.00000238418579%" draw:stroke="none"/>
    </style:style>
    <style:style style:family="graphic" style:name="style-114">
      <style:graphic-properties draw:fill="solid" draw:fill-color="#dcdc65" draw:opacity="100.0%" draw:stroke="none"/>
    </style:style>
    <style:style style:family="graphic" style:name="style-115">
      <style:graphic-properties draw:fill="solid" draw:fill-color="#707032" draw:opacity="100.0%" draw:opacity-name="gradient-40" draw:stroke="none"/>
    </style:style>
    <style:style style:family="graphic" style:name="style-116">
      <style:graphic-properties draw:fill="solid" draw:fill-color="#000000" draw:opacity="60.00000238418579%" draw:stroke="none"/>
    </style:style>
    <style:style style:family="graphic" style:name="style-117">
      <style:graphic-properties draw:fill="solid" draw:fill-color="#dcdc65" draw:opacity="100.0%" draw:stroke="none"/>
    </style:style>
    <style:style style:family="graphic" style:name="style-118">
      <style:graphic-properties draw:fill="solid" draw:fill-color="#707032" draw:opacity="100.0%" draw:opacity-name="gradient-41" draw:stroke="none"/>
    </style:style>
    <style:style style:family="graphic" style:name="style-119">
      <style:graphic-properties draw:fill="solid" draw:fill-color="#000000" draw:opacity="60.00000238418579%" draw:stroke="none"/>
    </style:style>
    <style:style style:family="graphic" style:name="style-120">
      <style:graphic-properties draw:fill="solid" draw:fill-color="#dcdc65" draw:opacity="100.0%" draw:stroke="none"/>
    </style:style>
    <style:style style:family="graphic" style:name="style-121">
      <style:graphic-properties draw:fill="solid" draw:fill-color="#707032" draw:opacity="100.0%" draw:opacity-name="gradient-42" draw:stroke="none"/>
    </style:style>
    <style:style style:family="graphic" style:name="style-122">
      <style:graphic-properties draw:fill="solid" draw:fill-color="#000000" draw:opacity="60.00000238418579%" draw:stroke="none"/>
    </style:style>
    <style:style style:family="graphic" style:name="style-123">
      <style:graphic-properties draw:fill="solid" draw:fill-color="#dcdc65" draw:opacity="100.0%" draw:stroke="none"/>
    </style:style>
    <style:style style:family="graphic" style:name="style-124">
      <style:graphic-properties draw:fill="solid" draw:fill-color="#707032" draw:opacity="100.0%" draw:opacity-name="gradient-43" draw:stroke="none"/>
    </style:style>
    <style:style style:family="graphic" style:name="style-125">
      <style:graphic-properties draw:fill="solid" draw:fill-color="#000000" draw:opacity="60.00000238418579%" draw:stroke="none"/>
    </style:style>
    <style:style style:family="graphic" style:name="style-126">
      <style:graphic-properties draw:fill="solid" draw:fill-color="#dcdc65" draw:opacity="100.0%" draw:stroke="none"/>
    </style:style>
    <style:style style:family="graphic" style:name="style-127">
      <style:graphic-properties draw:fill="solid" draw:fill-color="#707032" draw:opacity="100.0%" draw:opacity-name="gradient-44" draw:stroke="none"/>
    </style:style>
    <style:style style:family="graphic" style:name="style-128">
      <style:graphic-properties draw:fill="solid" draw:fill-color="#000000" draw:opacity="60.00000238418579%" draw:stroke="none"/>
    </style:style>
    <style:style style:family="graphic" style:name="style-129">
      <style:graphic-properties draw:fill="solid" draw:fill-color="#dcdc65" draw:opacity="100.0%" draw:stroke="none"/>
    </style:style>
    <style:style style:family="graphic" style:name="style-130">
      <style:graphic-properties draw:fill="solid" draw:fill-color="#707032" draw:opacity="100.0%" draw:opacity-name="gradient-45" draw:stroke="none"/>
    </style:style>
    <style:style style:family="graphic" style:name="style-131">
      <style:graphic-properties draw:fill="solid" draw:fill-color="#000000" draw:opacity="60.00000238418579%" draw:stroke="none"/>
    </style:style>
    <style:style style:family="graphic" style:name="style-132">
      <style:graphic-properties draw:fill="solid" draw:fill-color="#dcdc65" draw:opacity="100.0%" draw:stroke="none"/>
    </style:style>
    <style:style style:family="graphic" style:name="style-133">
      <style:graphic-properties draw:fill="solid" draw:fill-color="#707032" draw:opacity="100.0%" draw:opacity-name="gradient-46" draw:stroke="none"/>
    </style:style>
    <style:style style:family="graphic" style:name="style-134">
      <style:graphic-properties draw:fill="solid" draw:fill-color="#000000" draw:opacity="60.00000238418579%" draw:stroke="none"/>
    </style:style>
    <style:style style:family="graphic" style:name="style-135">
      <style:graphic-properties draw:fill="solid" draw:fill-color="#dcdc65" draw:opacity="100.0%" draw:stroke="none"/>
    </style:style>
    <style:style style:family="graphic" style:name="style-136">
      <style:graphic-properties draw:fill="solid" draw:fill-color="#707032" draw:opacity="100.0%" draw:opacity-name="gradient-47" draw:stroke="none"/>
    </style:style>
    <style:style style:family="graphic" style:name="style-137">
      <style:graphic-properties draw:fill="solid" draw:fill-color="#000000" draw:opacity="60.00000238418579%" draw:stroke="none"/>
    </style:style>
    <style:style style:family="graphic" style:name="style-138">
      <style:graphic-properties draw:fill="solid" draw:fill-color="#dcdc65" draw:opacity="100.0%" draw:stroke="none"/>
    </style:style>
    <style:style style:family="graphic" style:name="style-139">
      <style:graphic-properties draw:fill="solid" draw:fill-color="#707032" draw:opacity="100.0%" draw:opacity-name="gradient-48" draw:stroke="none"/>
    </style:style>
    <style:style style:family="graphic" style:name="style-140">
      <style:graphic-properties draw:fill="solid" draw:fill-color="#000000" draw:opacity="60.00000238418579%" draw:stroke="none"/>
    </style:style>
    <style:style style:family="graphic" style:name="style-141">
      <style:graphic-properties draw:fill="solid" draw:fill-color="#dcdc65" draw:opacity="100.0%" draw:stroke="none"/>
    </style:style>
    <style:style style:family="graphic" style:name="style-142">
      <style:graphic-properties draw:fill="solid" draw:fill-color="#707032" draw:opacity="100.0%" draw:opacity-name="gradient-49" draw:stroke="none"/>
    </style:style>
    <style:style style:family="graphic" style:name="style-143">
      <style:graphic-properties draw:fill="solid" draw:fill-color="#000000" draw:opacity="60.00000238418579%" draw:stroke="none"/>
    </style:style>
    <style:style style:family="graphic" style:name="style-144">
      <style:graphic-properties draw:fill="solid" draw:fill-color="#dcdc65" draw:opacity="100.0%" draw:stroke="none"/>
    </style:style>
    <style:style style:family="graphic" style:name="style-145">
      <style:graphic-properties draw:fill="solid" draw:fill-color="#707032" draw:opacity="100.0%" draw:opacity-name="gradient-50" draw:stroke="none"/>
    </style:style>
    <style:style style:family="graphic" style:name="style-146">
      <style:graphic-properties draw:fill="solid" draw:fill-color="#000000" draw:opacity="60.00000238418579%" draw:stroke="none"/>
    </style:style>
    <style:style style:family="graphic" style:name="style-147">
      <style:graphic-properties draw:fill="solid" draw:fill-color="#dcdc65" draw:opacity="100.0%" draw:stroke="none"/>
    </style:style>
    <style:style style:family="graphic" style:name="style-148">
      <style:graphic-properties draw:fill="solid" draw:fill-color="#707032" draw:opacity="100.0%" draw:opacity-name="gradient-51" draw:stroke="none"/>
    </style:style>
    <style:style style:family="graphic" style:name="style-149">
      <style:graphic-properties draw:fill="solid" draw:fill-color="#000000" draw:opacity="60.00000238418579%" draw:stroke="none"/>
    </style:style>
    <style:style style:family="graphic" style:name="style-150">
      <style:graphic-properties draw:fill="solid" draw:fill-color="#dcdc65" draw:opacity="100.0%" draw:stroke="none"/>
    </style:style>
    <style:style style:family="graphic" style:name="style-151">
      <style:graphic-properties draw:fill="solid" draw:fill-color="#707032" draw:opacity="100.0%" draw:opacity-name="gradient-52" draw:stroke="none"/>
    </style:style>
    <style:style style:family="graphic" style:name="style-152">
      <style:graphic-properties draw:fill="solid" draw:fill-color="#000000" draw:opacity="60.00000238418579%" draw:stroke="none"/>
    </style:style>
    <style:style style:family="graphic" style:name="style-153">
      <style:graphic-properties draw:fill="solid" draw:fill-color="#dcdc65" draw:opacity="100.0%" draw:stroke="none"/>
    </style:style>
    <style:style style:family="graphic" style:name="style-154">
      <style:graphic-properties draw:fill="solid" draw:fill-color="#707032" draw:opacity="100.0%" draw:opacity-name="gradient-53" draw:stroke="none"/>
    </style:style>
    <style:style style:family="graphic" style:name="style-155">
      <style:graphic-properties draw:fill="solid" draw:fill-color="#000000" draw:opacity="60.00000238418579%" draw:stroke="none"/>
    </style:style>
    <style:style style:family="graphic" style:name="style-156">
      <style:graphic-properties draw:fill="solid" draw:fill-color="#dcdc65" draw:opacity="100.0%" draw:stroke="none"/>
    </style:style>
    <style:style style:family="graphic" style:name="style-157">
      <style:graphic-properties draw:fill="solid" draw:fill-color="#707032" draw:opacity="100.0%" draw:opacity-name="gradient-54" draw:stroke="none"/>
    </style:style>
    <style:style style:family="graphic" style:name="style-158">
      <style:graphic-properties draw:fill="solid" draw:fill-color="#000000" draw:opacity="60.00000238418579%" draw:stroke="none"/>
    </style:style>
    <style:style style:family="graphic" style:name="style-159">
      <style:graphic-properties draw:fill="solid" draw:fill-color="#dcdc65" draw:opacity="100.0%" draw:stroke="none"/>
    </style:style>
    <style:style style:family="graphic" style:name="style-160">
      <style:graphic-properties draw:fill="solid" draw:fill-color="#707032" draw:opacity="100.0%" draw:opacity-name="gradient-55" draw:stroke="none"/>
    </style:style>
    <style:style style:family="graphic" style:name="style-161">
      <style:graphic-properties draw:fill="solid" draw:fill-color="#000000" draw:opacity="60.00000238418579%" draw:stroke="none"/>
    </style:style>
    <style:style style:family="graphic" style:name="style-162">
      <style:graphic-properties draw:fill="solid" draw:fill-color="#dcdc65" draw:opacity="100.0%" draw:stroke="none"/>
    </style:style>
    <style:style style:family="graphic" style:name="style-163">
      <style:graphic-properties draw:fill="solid" draw:fill-color="#707032" draw:opacity="100.0%" draw:opacity-name="gradient-56" draw:stroke="none"/>
    </style:style>
    <style:style style:family="graphic" style:name="style-164">
      <style:graphic-properties draw:fill="solid" draw:fill-color="#000000" draw:opacity="60.00000238418579%" draw:stroke="none"/>
    </style:style>
    <style:style style:family="graphic" style:name="style-165">
      <style:graphic-properties draw:fill="solid" draw:fill-color="#dcdc65" draw:opacity="100.0%" draw:stroke="none"/>
    </style:style>
    <style:style style:family="graphic" style:name="style-166">
      <style:graphic-properties draw:fill="solid" draw:fill-color="#707032" draw:opacity="100.0%" draw:opacity-name="gradient-57" draw:stroke="none"/>
    </style:style>
    <style:style style:family="graphic" style:name="style-167">
      <style:graphic-properties draw:fill="solid" draw:fill-color="#000000" draw:opacity="60.00000238418579%" draw:stroke="none"/>
    </style:style>
    <style:style style:family="graphic" style:name="style-168">
      <style:graphic-properties draw:fill="solid" draw:fill-color="#dcdc65" draw:opacity="100.0%" draw:stroke="none"/>
    </style:style>
    <style:style style:family="graphic" style:name="style-169">
      <style:graphic-properties draw:fill="solid" draw:fill-color="#707032" draw:opacity="100.0%" draw:opacity-name="gradient-58" draw:stroke="none"/>
    </style:style>
    <style:style style:family="graphic" style:name="style-170">
      <style:graphic-properties draw:fill="solid" draw:fill-color="#000000" draw:opacity="60.00000238418579%" draw:stroke="none"/>
    </style:style>
    <style:style style:family="graphic" style:name="style-171">
      <style:graphic-properties draw:fill="solid" draw:fill-color="#dcdc65" draw:opacity="100.0%" draw:stroke="none"/>
    </style:style>
    <style:style style:family="graphic" style:name="style-172">
      <style:graphic-properties draw:fill="solid" draw:fill-color="#707032" draw:opacity="100.0%" draw:opacity-name="gradient-59" draw:stroke="none"/>
    </style:style>
    <style:style style:family="graphic" style:name="style-173">
      <style:graphic-properties draw:fill="solid" draw:fill-color="#000000" draw:opacity="60.00000238418579%" draw:stroke="none"/>
    </style:style>
    <style:style style:family="graphic" style:name="style-174">
      <style:graphic-properties draw:fill="solid" draw:fill-color="#dcdc65" draw:opacity="100.0%" draw:stroke="none"/>
    </style:style>
    <style:style style:family="graphic" style:name="style-175">
      <style:graphic-properties draw:fill="solid" draw:fill-color="#707032" draw:opacity="100.0%" draw:opacity-name="gradient-60" draw:stroke="none"/>
    </style:style>
    <style:style style:family="graphic" style:name="style-176">
      <style:graphic-properties draw:fill="solid" draw:fill-color="#000000" draw:opacity="60.00000238418579%" draw:stroke="none"/>
    </style:style>
    <style:style style:family="graphic" style:name="style-177">
      <style:graphic-properties draw:fill="solid" draw:fill-color="#dcdc65" draw:opacity="100.0%" draw:stroke="none"/>
    </style:style>
    <style:style style:family="graphic" style:name="style-178">
      <style:graphic-properties draw:fill="solid" draw:fill-color="#707032" draw:opacity="100.0%" draw:opacity-name="gradient-61" draw:stroke="none"/>
    </style:style>
    <style:style style:family="graphic" style:name="style-179">
      <style:graphic-properties draw:fill="solid" draw:fill-color="#000000" draw:opacity="60.00000238418579%" draw:stroke="none"/>
    </style:style>
    <style:style style:family="graphic" style:name="style-180">
      <style:graphic-properties draw:fill="solid" draw:fill-color="#dcdc65" draw:opacity="100.0%" draw:stroke="none"/>
    </style:style>
    <style:style style:family="graphic" style:name="style-181">
      <style:graphic-properties draw:fill="solid" draw:fill-color="#707032" draw:opacity="100.0%" draw:opacity-name="gradient-62" draw:stroke="none"/>
    </style:style>
    <style:style style:family="graphic" style:name="style-182">
      <style:graphic-properties draw:fill="solid" draw:fill-color="#000000" draw:opacity="60.00000238418579%" draw:stroke="none"/>
    </style:style>
    <style:style style:family="graphic" style:name="style-183">
      <style:graphic-properties draw:fill="solid" draw:fill-color="#dcdc65" draw:opacity="100.0%" draw:stroke="none"/>
    </style:style>
    <style:style style:family="graphic" style:name="style-184">
      <style:graphic-properties draw:fill="solid" draw:fill-color="#707032" draw:opacity="100.0%" draw:opacity-name="gradient-63" draw:stroke="none"/>
    </style:style>
    <style:style style:family="graphic" style:name="style-185">
      <style:graphic-properties draw:fill="solid" draw:fill-color="#000000" draw:opacity="60.00000238418579%" draw:stroke="none"/>
    </style:style>
    <style:style style:family="graphic" style:name="style-186">
      <style:graphic-properties draw:fill="solid" draw:fill-color="#dcdc65" draw:opacity="100.0%" draw:stroke="none"/>
    </style:style>
    <style:style style:family="graphic" style:name="style-187">
      <style:graphic-properties draw:fill="solid" draw:fill-color="#707032" draw:opacity="100.0%" draw:opacity-name="gradient-64" draw:stroke="none"/>
    </style:style>
    <style:style style:family="graphic" style:name="style-188">
      <style:graphic-properties draw:fill="solid" draw:fill-color="#000000" draw:opacity="60.00000238418579%" draw:stroke="none"/>
    </style:style>
    <style:style style:family="graphic" style:name="style-189">
      <style:graphic-properties draw:fill="solid" draw:fill-color="#dcdc65" draw:opacity="100.0%" draw:stroke="none"/>
    </style:style>
    <style:style style:family="graphic" style:name="style-190">
      <style:graphic-properties draw:fill="solid" draw:fill-color="#707032" draw:opacity="100.0%" draw:opacity-name="gradient-65" draw:stroke="none"/>
    </style:style>
    <style:style style:family="graphic" style:name="style-191">
      <style:graphic-properties draw:fill="solid" draw:fill-color="#000000" draw:opacity="60.00000238418579%" draw:stroke="none"/>
    </style:style>
    <style:style style:family="graphic" style:name="style-192">
      <style:graphic-properties draw:fill="solid" draw:fill-color="#dcdc65" draw:opacity="100.0%" draw:stroke="none"/>
    </style:style>
    <style:style style:family="graphic" style:name="style-193">
      <style:graphic-properties draw:fill="solid" draw:fill-color="#707032" draw:opacity="100.0%" draw:opacity-name="gradient-66" draw:stroke="none"/>
    </style:style>
    <style:style style:family="graphic" style:name="style-194">
      <style:graphic-properties draw:fill="solid" draw:fill-color="#000000" draw:opacity="60.00000238418579%" draw:stroke="none"/>
    </style:style>
    <style:style style:family="graphic" style:name="style-195">
      <style:graphic-properties draw:fill="solid" draw:fill-color="#dcdc65" draw:opacity="100.0%" draw:stroke="none"/>
    </style:style>
    <style:style style:family="graphic" style:name="style-196">
      <style:graphic-properties draw:fill="solid" draw:fill-color="#707032" draw:opacity="100.0%" draw:opacity-name="gradient-67" draw:stroke="none"/>
    </style:style>
    <style:style style:family="graphic" style:name="style-197">
      <style:graphic-properties draw:fill="solid" draw:fill-color="#000000" draw:opacity="60.00000238418579%" draw:stroke="none"/>
    </style:style>
    <style:style style:family="graphic" style:name="style-198">
      <style:graphic-properties draw:fill="solid" draw:fill-color="#dcdc65" draw:opacity="100.0%" draw:stroke="none"/>
    </style:style>
    <style:style style:family="graphic" style:name="style-199">
      <style:graphic-properties draw:fill="solid" draw:fill-color="#707032" draw:opacity="100.0%" draw:opacity-name="gradient-68" draw:stroke="none"/>
    </style:style>
    <style:style style:family="graphic" style:name="style-200">
      <style:graphic-properties draw:fill="solid" draw:fill-color="#000000" draw:opacity="60.00000238418579%" draw:stroke="none"/>
    </style:style>
    <style:style style:family="graphic" style:name="style-201">
      <style:graphic-properties draw:fill="solid" draw:fill-color="#dcdc65" draw:opacity="100.0%" draw:stroke="none"/>
    </style:style>
    <style:style style:family="graphic" style:name="style-202">
      <style:graphic-properties draw:fill="solid" draw:fill-color="#707032" draw:opacity="100.0%" draw:opacity-name="gradient-69" draw:stroke="none"/>
    </style:style>
    <style:style style:family="graphic" style:name="style-203">
      <style:graphic-properties draw:fill="solid" draw:fill-color="#000000" draw:opacity="60.00000238418579%" draw:stroke="none"/>
    </style:style>
    <style:style style:family="graphic" style:name="style-204">
      <style:graphic-properties draw:fill="solid" draw:fill-color="#dcdc65" draw:opacity="100.0%" draw:stroke="none"/>
    </style:style>
    <style:style style:family="graphic" style:name="style-205">
      <style:graphic-properties draw:fill="solid" draw:fill-color="#707032" draw:opacity="100.0%" draw:opacity-name="gradient-70" draw:stroke="none"/>
    </style:style>
    <style:style style:family="graphic" style:name="style-206">
      <style:graphic-properties draw:fill="solid" draw:fill-color="#000000" draw:opacity="60.00000238418579%" draw:stroke="none"/>
    </style:style>
    <style:style style:family="graphic" style:name="style-207">
      <style:graphic-properties draw:fill="solid" draw:fill-color="#dcdc65" draw:opacity="100.0%" draw:stroke="none"/>
    </style:style>
    <style:style style:family="graphic" style:name="style-208">
      <style:graphic-properties draw:fill="solid" draw:fill-color="#707032" draw:opacity="100.0%" draw:opacity-name="gradient-71" draw:stroke="none"/>
    </style:style>
    <style:style style:family="graphic" style:name="style-209">
      <style:graphic-properties draw:fill="solid" draw:fill-color="#000000" draw:opacity="60.00000238418579%" draw:stroke="none"/>
    </style:style>
    <style:style style:family="graphic" style:name="style-210">
      <style:graphic-properties draw:fill="solid" draw:fill-color="#dcdc65" draw:opacity="100.0%" draw:stroke="none"/>
    </style:style>
    <style:style style:family="graphic" style:name="style-211">
      <style:graphic-properties draw:fill="solid" draw:fill-color="#707032" draw:opacity="100.0%" draw:opacity-name="gradient-72" draw:stroke="none"/>
    </style:style>
    <style:style style:family="graphic" style:name="style-212">
      <style:graphic-properties draw:fill="solid" draw:fill-color="#000000" draw:opacity="60.00000238418579%" draw:stroke="none"/>
    </style:style>
    <style:style style:family="graphic" style:name="style-213">
      <style:graphic-properties draw:fill="solid" draw:fill-color="#dcdc65" draw:opacity="100.0%" draw:stroke="none"/>
    </style:style>
    <style:style style:family="graphic" style:name="style-214">
      <style:graphic-properties draw:fill="solid" draw:fill-color="#707032" draw:opacity="100.0%" draw:opacity-name="gradient-73" draw:stroke="none"/>
    </style:style>
    <style:style style:family="graphic" style:name="style-215">
      <style:graphic-properties draw:fill="solid" draw:fill-color="#000000" draw:opacity="60.00000238418579%" draw:stroke="none"/>
    </style:style>
    <style:style style:family="graphic" style:name="style-216">
      <style:graphic-properties draw:fill="solid" draw:fill-color="#dcdc65" draw:opacity="100.0%" draw:stroke="none"/>
    </style:style>
    <style:style style:family="graphic" style:name="style-217">
      <style:graphic-properties draw:fill="solid" draw:fill-color="#707032" draw:opacity="100.0%" draw:opacity-name="gradient-74" draw:stroke="none"/>
    </style:style>
    <style:style style:family="graphic" style:name="style-218">
      <style:graphic-properties draw:fill="solid" draw:fill-color="#000000" draw:opacity="60.00000238418579%" draw:stroke="none"/>
    </style:style>
    <style:style style:family="graphic" style:name="style-219">
      <style:graphic-properties draw:fill="solid" draw:fill-color="#dcdc65" draw:opacity="100.0%" draw:stroke="none"/>
    </style:style>
    <style:style style:family="graphic" style:name="style-220">
      <style:graphic-properties draw:fill="solid" draw:fill-color="#707032" draw:opacity="100.0%" draw:opacity-name="gradient-75" draw:stroke="none"/>
    </style:style>
    <style:style style:family="graphic" style:name="style-221">
      <style:graphic-properties draw:fill="solid" draw:fill-color="#000000" draw:opacity="60.00000238418579%" draw:stroke="none"/>
    </style:style>
    <style:style style:family="graphic" style:name="style-222">
      <style:graphic-properties draw:fill="solid" draw:fill-color="#dcdc65" draw:opacity="100.0%" draw:stroke="none"/>
    </style:style>
    <style:style style:family="graphic" style:name="style-223">
      <style:graphic-properties draw:fill="solid" draw:fill-color="#707032" draw:opacity="100.0%" draw:opacity-name="gradient-76" draw:stroke="none"/>
    </style:style>
    <style:style style:family="graphic" style:name="style-224">
      <style:graphic-properties draw:fill="solid" draw:fill-color="#000000" draw:opacity="60.00000238418579%" draw:stroke="none"/>
    </style:style>
    <style:style style:family="graphic" style:name="style-225">
      <style:graphic-properties draw:fill="solid" draw:fill-color="#dcdc65" draw:opacity="100.0%" draw:stroke="none"/>
    </style:style>
    <style:style style:family="graphic" style:name="style-226">
      <style:graphic-properties draw:fill="solid" draw:fill-color="#707032" draw:opacity="100.0%" draw:opacity-name="gradient-77" draw:stroke="none"/>
    </style:style>
    <style:style style:family="graphic" style:name="style-227">
      <style:graphic-properties draw:fill="solid" draw:fill-color="#000000" draw:opacity="60.00000238418579%" draw:stroke="none"/>
    </style:style>
    <style:style style:family="graphic" style:name="style-228">
      <style:graphic-properties draw:fill="solid" draw:fill-color="#dcdc65" draw:opacity="100.0%" draw:stroke="none"/>
    </style:style>
    <style:style style:family="graphic" style:name="style-229">
      <style:graphic-properties draw:fill="solid" draw:fill-color="#707032" draw:opacity="100.0%" draw:opacity-name="gradient-78" draw:stroke="none"/>
    </style:style>
    <style:style style:family="graphic" style:name="style-230">
      <style:graphic-properties draw:fill="solid" draw:fill-color="#000000" draw:opacity="60.00000238418579%" draw:stroke="none"/>
    </style:style>
    <style:style style:family="graphic" style:name="style-231">
      <style:graphic-properties draw:fill="solid" draw:fill-color="#dcdc65" draw:opacity="100.0%" draw:stroke="none"/>
    </style:style>
    <style:style style:family="graphic" style:name="style-232">
      <style:graphic-properties draw:fill="solid" draw:fill-color="#707032" draw:opacity="100.0%" draw:opacity-name="gradient-79" draw:stroke="none"/>
    </style:style>
    <style:style style:family="graphic" style:name="style-233">
      <style:graphic-properties draw:fill="solid" draw:fill-color="#000000" draw:opacity="60.00000238418579%" draw:stroke="none"/>
    </style:style>
    <style:style style:family="graphic" style:name="style-234">
      <style:graphic-properties draw:fill="solid" draw:fill-color="#dcdc65" draw:opacity="100.0%" draw:stroke="none"/>
    </style:style>
    <style:style style:family="graphic" style:name="style-235">
      <style:graphic-properties draw:fill="solid" draw:fill-color="#707032" draw:opacity="100.0%" draw:opacity-name="gradient-80" draw:stroke="none"/>
    </style:style>
    <style:style style:family="graphic" style:name="style-236">
      <style:graphic-properties draw:fill="solid" draw:fill-color="#000000" draw:opacity="60.00000238418579%" draw:stroke="none"/>
    </style:style>
    <style:style style:family="graphic" style:name="style-237">
      <style:graphic-properties draw:fill="solid" draw:fill-color="#dcdc65" draw:opacity="100.0%" draw:stroke="none"/>
    </style:style>
    <style:style style:family="graphic" style:name="style-238">
      <style:graphic-properties draw:fill="solid" draw:fill-color="#707032" draw:opacity="100.0%" draw:opacity-name="gradient-81" draw:stroke="none"/>
    </style:style>
    <style:style style:family="graphic" style:name="style-239">
      <style:graphic-properties draw:fill="solid" draw:fill-color="#000000" draw:opacity="60.00000238418579%" draw:stroke="none"/>
    </style:style>
    <style:style style:family="graphic" style:name="style-240">
      <style:graphic-properties draw:fill="solid" draw:fill-color="#dcdc65" draw:opacity="100.0%" draw:stroke="none"/>
    </style:style>
    <style:style style:family="graphic" style:name="style-241">
      <style:graphic-properties draw:fill="solid" draw:fill-color="#707032" draw:opacity="100.0%" draw:opacity-name="gradient-82" draw:stroke="none"/>
    </style:style>
    <style:style style:family="graphic" style:name="style-242">
      <style:graphic-properties draw:fill="solid" draw:fill-color="#000000" draw:opacity="60.00000238418579%" draw:stroke="none"/>
    </style:style>
    <style:style style:family="graphic" style:name="style-243">
      <style:graphic-properties draw:fill="solid" draw:fill-color="#dcdc65" draw:opacity="100.0%" draw:stroke="none"/>
    </style:style>
    <style:style style:family="graphic" style:name="style-244">
      <style:graphic-properties draw:fill="solid" draw:fill-color="#707032" draw:opacity="100.0%" draw:opacity-name="gradient-83" draw:stroke="none"/>
    </style:style>
    <style:style style:family="graphic" style:name="style-245">
      <style:graphic-properties draw:fill="solid" draw:fill-color="#4c2828" draw:opacity="100.0%" draw:opacity-name="gradient-84" draw:stroke="none"/>
    </style:style>
    <style:style style:family="graphic" style:name="style-246">
      <style:graphic-properties draw:fill="solid" draw:fill-color="#ffffff" draw:opacity="60.00000238418579%" draw:opacity-name="gradient-85" draw:stroke="none"/>
    </style:style>
    <style:style style:family="graphic" style:name="style-247">
      <style:graphic-properties draw:fill="solid" draw:fill-color="#385629" draw:opacity="41.999995708465576%" draw:stroke="none"/>
    </style:style>
    <style:style style:family="graphic" style:name="style-248">
      <style:graphic-properties draw:fill="solid" draw:fill-color="#4ab714" draw:opacity="100.0%" draw:stroke="none"/>
    </style:style>
    <style:style style:family="graphic" style:name="style-249">
      <style:graphic-properties draw:fill="solid" draw:fill-color="#2f6d10" draw:opacity="100.0%" draw:opacity-name="gradient-86" draw:stroke="none"/>
    </style:style>
    <style:style style:family="graphic" style:name="style-250">
      <style:graphic-properties draw:fill="solid" draw:fill-color="#2f6d10" draw:opacity="100.0%" draw:opacity-name="gradient-87" draw:stroke="none"/>
    </style:style>
    <style:style style:family="graphic" style:name="style-251">
      <style:graphic-properties draw:fill="solid" draw:fill-color="#62e81f" draw:opacity="100.0%" draw:stroke="none"/>
    </style:style>
    <style:style style:family="graphic" style:name="style-252">
      <style:graphic-properties draw:fill="solid" draw:fill-color="#468129" draw:opacity="100.0%" draw:opacity-name="gradient-88" draw:stroke="none"/>
    </style:style>
    <style:style style:family="graphic" style:name="style-253">
      <style:graphic-properties draw:fill="solid" draw:fill-color="#000000" draw:opacity="100.0%" draw:opacity-name="gradient-89" draw:stroke="none"/>
    </style:style>
  </office:automatic-styles>
  <office:body>
    <office:drawing>
      <draw:page draw:master-page-name="Default" draw:name="page1" draw:style-name="DP1">
        <draw:g draw:id="svg3096">
          <draw:g draw:id="layer1">
            <draw:path svg:d="M 0.0 2351.6208 C 835.73236 3211.4978 1868.4744 2780.8516 2808.5293 3309.5142 C 4212.6123 3688.1472 5127.465 3673.2869 5389.911 2737.2444 C 2711.327 -974.06995 165.09148 -721.56464 0.0 2351.6208 z" svg:height="35.417534mm" draw:style-name="style-2" svg:viewBox="0.0 0.0 5389.9116 3541.7534" svg:width="53.899117mm" svg:x="8.021821mm" svg:y="23.25488mm"/>
            <draw:g draw:id="g4910">
              <draw:path svg:d="M 17.791563 103.3166 C 213.49983 330.6101 284.66663 490.7538 195.70827 552.7448 C 106.749916 614.7308 0.0 738.71265 0.0 738.71265 C 0.0 738.71265 338.04156 718.04736 426.99966 552.7448 C 515.958 387.43723 498.16644 284.12064 444.79147 180.80405 C 391.41653 77.48745 240.1873 7.2759576E-12 240.1873 7.2759576E-12 L 17.791563 103.3166 z" svg:height="7.3871264mm" draw:style-name="style-3" draw:transform="skewX(0.1475502498030263) rotate(-2.5638625164237046) translate(11.573549mm,28.680254mm)" svg:viewBox="0.0 0.0 489.27057 738.71265" svg:width="4.8927054mm"/>
              <draw:path svg:d="M 4.5474735E-13 548.4649 C 4.5474735E-13 548.4649 106.434265 424.43304 195.39262 362.44708 C 207.77477 353.81738 217.18938 343.47473 223.46309 331.12448 C 251.70071 320.9816 283.81802 301.58478 315.9305 251.85918 C 361.25613 181.673 412.76218 118.55839 449.12766 7.2759576E-12 C 498.86453 100.350136 513.47003 201.97375 427.1116 362.44708 C 338.15323 527.74963 -1.3437532E-4 548.4649 4.5474735E-13 548.4649 z" svg:height="5.484649mm" draw:style-name="style-4" draw:transform="skewX(0.1475502498030263) rotate(-2.5638625164237046) translate(10.745706mm,26.982513mm)" svg:viewBox="0.0 0.0 489.19336 548.4649" svg:width="4.8919334mm"/>
              <draw:path svg:d="M 0.0 3518.4778 C 0.0 3518.4778 106.434265 3394.451 195.39262 3332.46 C 207.77477 3323.8303 217.18938 3313.4875 223.46309 3301.1375 C 251.70071 3290.9944 283.81802 3271.6025 315.9305 3221.872 C 361.25613 3151.6858 412.76218 3088.5713 449.12766 2970.013 C 498.86453 3070.363 513.4698 3171.9866 427.1116 3332.46 C 338.15323 3497.7676 -1.3437532E-4 3518.4778 0.0 3518.4778 z M 1704.6603 3.2677173E-4 z" svg:height="35.184776mm" draw:style-name="style-5" draw:transform="skewX(0.1475502498030263) rotate(-2.5638625164237046) translate(23.30676mm,54.14721mm)" svg:viewBox="0.0 0.0 1704.6603 3518.4778" svg:width="17.046602mm"/>
            </draw:g>
            <draw:g draw:id="g4898">
              <draw:path svg:d="M 18.97281 583.4183 C 227.67487 374.71823 303.56668 227.67487 208.70206 170.755 C 113.83743 113.83973 0.0 0.0 0.0 0.0 C 0.0 0.0 360.4854 18.974817 455.34973 170.755 C 550.21436 322.5398 531.2416 417.4047 474.32285 512.2696 C 417.4041 607.1345 256.13425 678.2832 256.13425 678.2832 L 18.97281 583.4183 z" svg:height="6.782832mm" draw:style-name="style-6" draw:transform="rotate(1.2011576313148027) translate(13.7309675mm,11.938552mm)" svg:viewBox="0.0 0.0 521.75507 678.2832" svg:width="5.2175503mm"/>
              <draw:path svg:d="M 0.0 0.0 C 0.0 0.0 113.50083 113.88558 208.36546 170.80086 C 221.5697 178.72461 231.60938 188.22119 238.29964 199.56114 C 268.41205 208.8743 302.66177 226.6844 336.9063 272.3423 C 385.24124 336.78696 440.167 394.73856 478.9469 503.59842 C 531.98596 411.4573 547.5612 318.14688 455.46912 170.80086 C 360.6045 19.020672 -1.43297E-4 0.0 0.0 0.0 z" svg:height="5.035984mm" draw:style-name="style-7" draw:transform="rotate(1.2011576313148027) translate(13.772378mm,11.903257mm)" svg:viewBox="0.0 0.0 521.6727 503.59842" svg:width="5.2167273mm"/>
              <draw:path svg:d="M 7.8078585 -7.2759576E-12 C 7.8078585 -7.2759576E-12 121.30869 113.881 216.17331 170.80086 C 229.37756 178.72461 239.41724 188.22119 246.10748 199.56114 C 276.2199 208.8743 310.46964 226.67982 344.71417 272.3423 C 393.0491 336.78696 447.97485 394.73856 486.75476 503.59842 C 539.7938 411.4573 555.3688 318.14688 463.27698 170.80086 C 368.41235 19.016087 7.8077154 -7.2759576E-12 7.8078585 -7.2759576E-12 z M 3.4586476E-5 692.19104 z" svg:height="6.9219046mm" draw:style-name="style-8" draw:transform="rotate(1.2011576313148027) translate(13.637755mm,12.036596mm)" svg:viewBox="0.0 0.0 529.48047 692.1904" svg:width="5.2948046mm"/>
            </draw:g>
            <draw:path svg:d="M 3075.1855 0.01811703 C 2443.405 2.440904 1749.6086 248.16924 1154.7031 733.11163 C 0.94672835 1673.6088 -346.4959 3159.0515 378.76276 4048.7598 C 1214.4951 4908.6367 2247.2368 4477.99 3187.2915 5006.654 C 4591.375 5385.286 5506.2275 5370.426 5768.6743 4434.3833 C 5574.9165 3252.166 5237.996 1663.761 4558.982 640.9619 C 4207.684 210.00731 3668.676 -2.2596831 3075.1855 0.01811703 z" svg:height="52.388927mm" draw:style-name="style-9" svg:viewBox="0.0 0.0 5768.6743 5238.8926" svg:width="57.686745mm" svg:x="6.6747823mm" svg:y="4.848876mm"/>
            <draw:path svg:d="M 1141.8032 0.09669253 C 1138.0028 0.58894545 1134.5674 2.6238837 1132.292 5.72244 C 527.0511 856.20795 434.34818 1891.7675 984.5878 2570.5007 C 984.7577 2570.883 984.94434 2571.261 985.14734 2571.6257 C 1386.2987 2986.6433 1835.8281 3090.6099 2294.3435 3153.8906 C 2752.8586 3217.1714 3220.9421 3240.527 3665.6423 3491.998 C 3666.532 3492.4727 3667.4697 3492.8506 3668.44 3493.1233 C 4293.263 3662.5461 4817.29 3750.5847 5226.0474 3704.0886 C 5634.8047 3657.5928 5929.2944 3474.268 6086.536 3106.0718 C 6088.909 3099.8748 6086.667 3092.847 6081.1484 3089.1902 C 6075.63 3085.5378 6068.3257 3086.241 6063.597 3090.8823 C 5867.632 3304.4146 5581.0835 3399.1907 5209.8223 3404.799 C 4838.817 3410.4028 4384.2617 3326.2188 3856.427 3183.1445 C 3856.1301 3182.9775 3855.605 3183.3115 3855.308 3183.1445 C 3404.739 2929.3179 2933.2693 2905.7205 2477.2952 2842.7869 C 2020.4193 2779.73 1579.8073 2677.5525 1184.3242 2268.398 C 703.643 1674.4949 722.0524 800.5614 1155.7904 20.911957 C 1158.3134 16.270716 1158.0482 10.601018 1155.1034 6.2190876 C 1152.1586 1.8371581 1147.0269 -0.5230187 1141.8032 0.09669253 L 1141.8032 0.09669253 z M -8.223282E-6 0.09669253 z M 8500.065 3704.0886 z" svg:height="37.16431mm" draw:style-name="style-10" svg:viewBox="0.0 0.0 8500.065 3716.431" svg:width="85.000656mm" svg:x="0.59713686mm" svg:y="19.083206mm"/>
            <draw:g draw:id="g3279">
              <draw:rect svg:height="2.1465204mm" draw:style-name="style-11" draw:transform="rotate(-0.6479831547974741) translate(6.1622977mm,7.6146665mm)" svg:width="13.684198mm"/>
              <draw:rect svg:height="2.1465204mm" draw:style-name="style-12" draw:transform="rotate(-0.6479831547974741) translate(6.0952296mm,7.614678mm)" svg:width="13.684198mm"/>
              <draw:path svg:d="M 120.47887 0.27054474 C 113.66258 1.2105731 107.371216 4.8881474 102.87053 10.8355465 L 5.437736 138.78946 C -0.46944097 146.59398 -1.4350926 156.75546 1.916069 165.20195 C 14.9040165 169.70033 28.845499 172.83223 43.58913 172.83223 C 107.92495 172.83223 160.39113 125.62447 160.3911 67.769165 C 160.3911 43.007442 150.54788 19.96987 134.56554 2.0313783 C 130.03262 0.1100521 125.19344 -0.38059685 120.47887 0.27054474 z" svg:height="1.7283382mm" draw:style-name="style-13" svg:viewBox="0.0 0.0 160.39108 172.83383" svg:width="1.6039108mm" svg:x="4.8689547mm" svg:y="7.639369mm"/>
            </draw:g>
            <draw:g draw:id="g3980">
              <draw:path svg:d="M 111.51946 -7.2759576E-12 C 83.00422 -7.2759576E-12 57.023613 5.1678634 36.97751 14.086669 C 26.954454 18.54378 18.421118 24.073898 11.738892 31.10806 C 5.056665 38.142227 4.5474735E-13 47.29489 4.5474735E-13 57.520565 C 4.5474735E-13 67.74624 5.056665 76.89891 11.738892 83.933075 C 18.421118 90.96724 26.954454 96.49735 36.97751 100.95447 C 57.023327 109.87327 83.00451 115.04113 111.51946 115.04113 C 140.03471 115.04113 166.01532 109.87327 186.06143 100.95447 C 196.08447 96.49735 204.61781 90.96724 211.30005 83.933075 C 217.98227 76.89891 223.03893 67.74624 223.03893 57.520565 C 223.03893 47.29489 217.98227 38.142227 211.30005 31.10806 C 204.61781 24.073898 196.08447 18.54378 186.06143 14.086669 C 166.01561 5.1678634 140.03442 -7.2759576E-12 111.51946 -7.2759576E-12 z" svg:height="1.1504114mm" draw:style-name="style-14" draw:transform="skewX(-7.429748450253228E-9) rotate(-1.6481903615624824) translate(15.505293mm,24.78058mm)" svg:viewBox="0.0 0.0 223.03893 115.04113" svg:width="2.2303894mm"/>
              <draw:path svg:d="M 194.53027 43.598976 C 194.53027 67.67746 150.98317 87.20254 97.26514 87.20254 C 43.547104 87.20254 4.5474735E-13 67.67746 4.5474735E-13 43.598976 C 4.5474735E-13 19.520493 43.547104 -0.0045855045 97.26514 -0.0045855045 C 150.98317 -0.0045855045 194.53027 19.520493 194.53027 43.598976 z" svg:height="0.8720254mm" draw:style-name="style-15" draw:transform="skewX(-7.429748450253228E-9) rotate(-1.6481903615624824) translate(15.356204mm,24.911991mm)" svg:viewBox="0.0 0.0 194.53027 87.20254" svg:width="1.9453028mm"/>
              <draw:path svg:d="M 194.53027 43.598976 C 194.53027 67.67746 150.98317 87.20254 97.26514 87.20254 C 43.547104 87.20254 4.5474735E-13 67.67746 4.5474735E-13 43.598976 C 4.5474735E-13 19.520493 43.547104 -0.0045855045 97.26514 -0.0045855045 C 150.98317 -0.0045855045 194.53027 19.520493 194.53027 43.598976 z" svg:height="0.8720254mm" draw:style-name="style-16" draw:transform="skewX(-7.429748450253228E-9) rotate(-1.6481903615624824) translate(15.350641mm,24.896164mm)" svg:viewBox="0.0 0.0 194.53027 87.20254" svg:width="1.9453028mm"/>
            </draw:g>
            <draw:g draw:id="g398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7" draw:transform="skewX(-7.429748361225233E-9) rotate(-0.8669912667079718) translate(21.016775mm,21.573805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8" draw:transform="skewX(-7.429748361225233E-9) rotate(-0.8669912667079718) translate(21.00344mm,21.772093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9" draw:transform="skewX(-7.429748361225233E-9) rotate(-0.8669912667079718) translate(20.988348mm,21.764772mm)" svg:viewBox="0.0 0.0 194.53026 87.20253" svg:width="1.9453026mm"/>
            </draw:g>
            <draw:g draw:id="g3997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20" draw:transform="skewX(-7.4297484626328035E-9) rotate(-0.12464834955596803) translate(24.42382mm,17.257114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1" draw:transform="skewX(-7.4297484626328035E-9) rotate(-0.12464834955596803) translate(24.54804mm,17.412245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2" draw:transform="skewX(-7.4297484626328035E-9) rotate(-0.12464834955596803) translate(24.53197mm,17.417053mm)" svg:viewBox="0.0 0.0 194.53024 87.20252" svg:width="1.9453025mm"/>
            </draw:g>
            <draw:g draw:id="g4007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23" draw:transform="skewX(-7.429748523847856E-9) rotate(0.2897643778174223) translate(24.225773mm,11.965025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24" draw:transform="skewX(-7.429748523847856E-9) rotate(0.2897643778174223) translate(24.401941mm,12.057006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25" draw:transform="skewX(-7.429748523847856E-9) rotate(0.2897643778174223) translate(24.389168mm,12.067879mm)" svg:viewBox="0.0 0.0 194.53023 87.202515" svg:width="1.9453022mm"/>
            </draw:g>
            <draw:g draw:id="g401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26" draw:transform="skewX(-7.429748361225233E-9) rotate(-0.8669912667079718) translate(14.711314mm,44.917404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27" draw:transform="skewX(-7.429748361225233E-9) rotate(-0.8669912667079718) translate(14.69798mm,45.115692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28" draw:transform="skewX(-7.429748361225233E-9) rotate(-0.8669912667079718) translate(14.682886mm,45.10837mm)" svg:viewBox="0.0 0.0 194.53026 87.20253" svg:width="1.9453026mm"/>
            </draw:g>
            <draw:g draw:id="g402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29" draw:transform="skewX(-7.429748361225233E-9) rotate(-0.8669912667079718) translate(31.344666mm,19.336927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30" draw:transform="skewX(-7.429748361225233E-9) rotate(-0.8669912667079718) translate(31.331331mm,19.535215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31" draw:transform="skewX(-7.429748361225233E-9) rotate(-0.8669912667079718) translate(31.316236mm,19.527895mm)" svg:viewBox="0.0 0.0 194.53026 87.20253" svg:width="1.9453026mm"/>
            </draw:g>
            <draw:g draw:id="g4035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32" draw:transform="skewX(-7.4297484626328035E-9) rotate(-0.12464834955596803) translate(34.75174mm,15.020236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33" draw:transform="skewX(-7.4297484626328035E-9) rotate(-0.12464834955596803) translate(34.875957mm,15.175365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34" draw:transform="skewX(-7.4297484626328035E-9) rotate(-0.12464834955596803) translate(34.859886mm,15.180175mm)" svg:viewBox="0.0 0.0 194.53024 87.20252" svg:width="1.9453025mm"/>
            </draw:g>
            <draw:g draw:id="g4043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35" draw:transform="skewX(-7.429748523847856E-9) rotate(0.2897643778174223) translate(34.55368mm,9.728178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36" draw:transform="skewX(-7.429748523847856E-9) rotate(0.2897643778174223) translate(34.729847mm,9.820159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37" draw:transform="skewX(-7.429748523847856E-9) rotate(0.2897643778174223) translate(34.717075mm,9.831033mm)" svg:viewBox="0.0 0.0 194.53023 87.202515" svg:width="1.9453022mm"/>
            </draw:g>
            <draw:g draw:id="g405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38" draw:transform="skewX(-7.429748361225233E-9) rotate(-0.8669912667079718) translate(43.1079mm,24.64936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39" draw:transform="skewX(-7.429748361225233E-9) rotate(-0.8669912667079718) translate(43.094566mm,24.847649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40" draw:transform="skewX(-7.429748361225233E-9) rotate(-0.8669912667079718) translate(43.07947mm,24.840328mm)" svg:viewBox="0.0 0.0 194.53026 87.20253" svg:width="1.9453026mm"/>
            </draw:g>
            <draw:g draw:id="g4065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41" draw:transform="skewX(-7.4297484626328035E-9) rotate(-0.12464834955596803) translate(46.514946mm,20.332638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42" draw:transform="skewX(-7.4297484626328035E-9) rotate(-0.12464834955596803) translate(46.639164mm,20.487766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43" draw:transform="skewX(-7.4297484626328035E-9) rotate(-0.12464834955596803) translate(46.623093mm,20.492577mm)" svg:viewBox="0.0 0.0 194.53024 87.20252" svg:width="1.9453025mm"/>
            </draw:g>
            <draw:g draw:id="g4073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44" draw:transform="skewX(-7.429748523847856E-9) rotate(0.2897643778174223) translate(46.3169mm,15.04058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45" draw:transform="skewX(-7.429748523847856E-9) rotate(0.2897643778174223) translate(46.493065mm,15.132561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46" draw:transform="skewX(-7.429748523847856E-9) rotate(0.2897643778174223) translate(46.480293mm,15.143434mm)" svg:viewBox="0.0 0.0 194.53023 87.202515" svg:width="1.9453022mm"/>
            </draw:g>
            <draw:g draw:id="g408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47" draw:transform="skewX(-7.429748361225233E-9) rotate(-0.8669912667079718) translate(38.933834mm,18.198559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48" draw:transform="skewX(-7.429748361225233E-9) rotate(-0.8669912667079718) translate(38.920498mm,18.396847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49" draw:transform="skewX(-7.429748361225233E-9) rotate(-0.8669912667079718) translate(38.905407mm,18.389526mm)" svg:viewBox="0.0 0.0 194.53026 87.20253" svg:width="1.9453026mm"/>
            </draw:g>
            <draw:g draw:id="g4095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50" draw:transform="skewX(-7.4297484626328035E-9) rotate(-0.12464834955596803) translate(42.340908mm,13.881868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51" draw:transform="skewX(-7.4297484626328035E-9) rotate(-0.12464834955596803) translate(42.465126mm,14.036999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52" draw:transform="skewX(-7.4297484626328035E-9) rotate(-0.12464834955596803) translate(42.449055mm,14.041808mm)" svg:viewBox="0.0 0.0 194.53024 87.20252" svg:width="1.9453025mm"/>
            </draw:g>
            <draw:g draw:id="g4103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53" draw:transform="skewX(-7.429748523847856E-9) rotate(0.2897643778174223) translate(42.14285mm,8.589811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54" draw:transform="skewX(-7.429748523847856E-9) rotate(0.2897643778174223) translate(42.319016mm,8.681791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55" draw:transform="skewX(-7.429748523847856E-9) rotate(0.2897643778174223) translate(42.306244mm,8.692665mm)" svg:viewBox="0.0 0.0 194.53023 87.202515" svg:width="1.9453022mm"/>
            </draw:g>
            <draw:g draw:id="g4117">
              <draw:path svg:d="M 111.51945 0.0 C 83.0042 0.0 57.0236 5.1678624 36.9775 14.086667 C 26.954449 18.543776 18.421114 24.073893 11.738889 31.108055 C 5.056664 38.14222 -4.5474735E-13 47.294884 -4.5474735E-13 57.520554 C -4.5474735E-13 67.74623 5.056664 76.898895 11.738889 83.93305 C 18.421114 90.96722 26.954449 96.49734 36.9775 100.954445 C 57.023315 109.873245 83.00449 115.04111 111.51945 115.04111 C 140.03468 115.04111 166.01529 109.873245 186.06139 100.954445 C 196.08444 96.49734 204.61777 90.96722 211.3 83.93305 C 217.98222 76.898895 223.0389 67.74623 223.0389 57.520554 C 223.0389 47.294884 217.98222 38.14222 211.3 31.108055 C 204.61777 24.073893 196.08444 18.543776 186.06139 14.086667 C 166.01558 5.1678624 140.0344 0.0 111.51945 0.0 z" svg:height="1.1504111mm" draw:style-name="style-56" draw:transform="skewX(-7.4297484301094465E-9) rotate(-1.1743742195983866) translate(47.537586mm,31.490088mm)" svg:viewBox="0.0 0.0 223.0389 115.04111" svg:width="2.2303889mm"/>
              <draw:path svg:d="M 194.53024 43.59897 C 194.53024 67.677444 150.98314 87.20252 97.26512 87.20252 C 43.547092 87.20252 0.0 67.677444 0.0 43.59897 C 0.0 19.520489 43.547092 -0.0045855036 97.26512 -0.0045855036 C 150.98314 -0.0045855036 194.53024 19.520489 194.53024 43.59897 z" svg:height="0.8720252mm" draw:style-name="style-57" draw:transform="skewX(-7.4297484301094465E-9) rotate(-1.1743742195983866) translate(47.46488mm,31.675047mm)" svg:viewBox="0.0 0.0 194.53024 87.20252" svg:width="1.9453024mm"/>
              <draw:path svg:d="M 194.53024 43.59897 C 194.53024 67.677444 150.98314 87.20252 97.26512 87.20252 C 43.547092 87.20252 0.0 67.677444 0.0 43.59897 C 0.0 19.520489 43.547092 -0.0045855036 97.26512 -0.0045855036 C 150.98314 -0.0045855036 194.53024 19.520489 194.53024 43.59897 z" svg:height="0.8720252mm" draw:style-name="style-58" draw:transform="skewX(-7.4297484301094465E-9) rotate(-1.1743742195983866) translate(47.452713mm,31.663502mm)" svg:viewBox="0.0 0.0 194.53024 87.20252" svg:width="1.9453024mm"/>
            </draw:g>
            <draw:g draw:id="g4125">
              <draw:path svg:d="M 111.51943 -1.4551915E-11 C 83.004196 -1.4551915E-11 57.023598 5.167862 36.977497 14.086665 C 26.954447 18.543774 18.421112 24.07389 11.738888 31.108053 C 5.0566635 38.142216 4.5474735E-13 47.29488 4.5474735E-13 57.52055 C 4.5474735E-13 67.74622 5.0566635 76.89889 11.738888 83.93305 C 18.421112 90.96721 26.954447 96.49733 36.977497 100.95444 C 57.02331 109.87324 83.004486 115.0411 111.51943 115.0411 C 140.03467 115.0411 166.01527 109.87324 186.06137 100.95444 C 196.08443 96.49733 204.61775 90.96721 211.29999 83.93305 C 217.98221 76.89889 223.03886 67.74622 223.03886 57.52055 C 223.03886 47.29488 217.98221 38.142216 211.29999 31.108053 C 204.61775 24.07389 196.08443 18.543774 186.06137 14.086665 C 166.01556 5.167862 140.0344 -1.4551915E-11 111.51943 -1.4551915E-11 z" svg:height="1.150411mm" draw:style-name="style-59" draw:transform="skewX(-7.429748506508177E-9) rotate(-0.4320314778786312) translate(52.090946mm,28.406511mm)" svg:viewBox="0.0 0.0 223.03886 115.0411" svg:width="2.2303886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60" draw:transform="skewX(-7.429748506508177E-9) rotate(-0.4320314778786312) translate(52.162407mm,28.591953mm)" svg:viewBox="0.0 0.0 194.53023 87.202515" svg:width="1.9453022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61" draw:transform="skewX(-7.429748506508177E-9) rotate(-0.4320314778786312) translate(52.145634mm,28.591677mm)" svg:viewBox="0.0 0.0 194.53023 87.202515" svg:width="1.9453022mm"/>
            </draw:g>
            <draw:g draw:id="g4133">
              <draw:path svg:d="M 111.51947 0.0 C 83.00422 0.0 57.023613 5.1678634 36.97751 14.08667 C 26.954454 18.54378 18.421118 24.073898 11.738892 31.108063 C 5.056665 38.142227 0.0 47.29489 0.0 57.52057 C 0.0 67.74624 5.056665 76.89891 11.738892 83.933075 C 18.421118 90.96724 26.954454 96.49735 36.97751 100.95447 C 57.023327 109.87327 83.00451 115.04114 111.51947 115.04114 C 140.03471 115.04114 166.01532 109.87327 186.06143 100.95447 C 196.08447 96.49735 204.61781 90.96724 211.30005 83.933075 C 217.98227 76.89891 223.03894 67.74624 223.03894 57.52057 C 223.03894 47.29489 217.98227 38.142227 211.30005 31.108063 C 204.61781 24.073898 196.08447 18.54378 186.06143 14.08667 C 166.01561 5.1678634 140.03442 0.0 111.51947 0.0 z" svg:height="1.1504114mm" draw:style-name="style-62" draw:transform="skewX(-7.4297484352391616E-9) rotate(-0.017618708616457313) translate(53.503376mm,23.302769mm)" svg:viewBox="0.0 0.0 223.03894 115.04114" svg:width="2.2303894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63" draw:transform="skewX(-7.4297484352391616E-9) rotate(-0.017618708616457313) translate(53.64346mm,23.44374mm)" svg:viewBox="0.0 0.0 194.53027 87.20254" svg:width="1.9453028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64" draw:transform="skewX(-7.4297484352391616E-9) rotate(-0.017618708616457313) translate(53.627995mm,23.45024mm)" svg:viewBox="0.0 0.0 194.53027 87.20254" svg:width="1.9453028mm"/>
            </draw:g>
            <draw:g draw:id="g4147">
              <draw:path svg:d="M 111.51948 0.0 C 83.00423 0.0 57.023617 5.167864 36.977512 14.086671 C 26.954456 18.543781 18.42112 24.0739 11.738893 31.108065 C 5.0566654 38.142227 0.0 47.294895 0.0 57.520573 C 0.0 67.74625 5.0566654 76.89892 11.738893 83.93308 C 18.42112 90.96725 26.954456 96.49736 36.977512 100.954475 C 57.02333 109.87328 83.00452 115.041145 111.51948 115.041145 C 140.03473 115.041145 166.01534 109.87328 186.06145 100.954475 C 196.0845 96.49736 204.61783 90.96725 211.30006 83.93308 C 217.98228 76.89892 223.03896 67.74625 223.03896 57.520573 C 223.03896 47.294895 217.98228 38.142227 211.30006 31.108065 C 204.61783 24.0739 196.0845 18.543781 186.06145 14.086671 C 166.01562 5.167864 140.03444 0.0 111.51948 0.0 z" svg:height="1.1504115mm" draw:style-name="style-65" draw:transform="skewX(-7.429748448027743E-9) rotate(-1.509008638934985) translate(48.732525mm,36.502766mm)" svg:viewBox="0.0 0.0 223.03896 115.041145" svg:width="2.2303896mm"/>
              <draw:path svg:d="M 194.5303 43.59898 C 194.5303 67.67747 150.98318 87.202545 97.26515 87.202545 C 43.547108 87.202545 0.0 67.67747 0.0 43.59898 C 0.0 19.520494 43.547108 -0.004585505 97.26515 -0.004585505 C 150.98318 -0.004585505 194.5303 19.520494 194.5303 43.59898 z" svg:height="0.87202543mm" draw:style-name="style-66" draw:transform="skewX(-7.429748448027743E-9) rotate(-1.509008638934985) translate(48.60311mm,36.653587mm)" svg:viewBox="0.0 0.0 194.5303 87.202545" svg:width="1.945303mm"/>
              <draw:path svg:d="M 194.5303 43.59898 C 194.5303 67.67747 150.98318 87.202545 97.26515 87.202545 C 43.547108 87.202545 0.0 67.67747 0.0 43.59898 C 0.0 19.520494 43.547108 -0.004585505 97.26515 -0.004585505 C 150.98318 -0.004585505 194.5303 19.520494 194.5303 43.59898 z" svg:height="0.87202543mm" draw:style-name="style-67" draw:transform="skewX(-7.429748448027743E-9) rotate(-1.509008638934985) translate(48.595406mm,36.638687mm)" svg:viewBox="0.0 0.0 194.5303 87.202545" svg:width="1.945303mm"/>
            </draw:g>
            <draw:g draw:id="g4155">
              <draw:path svg:d="M 111.51945 0.0 C 83.00421 0.0 57.023605 5.167863 36.9775 14.086667 C 26.95445 18.543777 18.421114 24.073895 11.73889 31.108057 C 5.056664 38.14222 0.0 47.294884 0.0 57.520557 C 0.0 67.74623 5.056664 76.898895 11.73889 83.93306 C 18.421114 90.967224 26.95445 96.49734 36.9775 100.95445 C 57.02332 109.87325 83.00449 115.041115 111.51945 115.041115 C 140.0347 115.041115 166.01529 109.87325 186.0614 100.95445 C 196.08444 96.49734 204.61778 90.967224 211.3 83.93306 C 217.98224 76.898895 223.0389 67.74623 223.0389 57.520557 C 223.0389 47.294884 217.98224 38.14222 211.3 31.108057 C 204.61778 24.073895 196.08444 18.543777 186.0614 14.086667 C 166.01558 5.167863 140.03441 0.0 111.51945 0.0 z" svg:height="1.1504111mm" draw:style-name="style-68" draw:transform="skewX(-7.429748489956458E-9) rotate(-0.7666657772835003) translate(54.04622mm,35.085743mm)" svg:viewBox="0.0 0.0 223.0389 115.041115" svg:width="2.230389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69" draw:transform="skewX(-7.429748489956458E-9) rotate(-0.7666657772835003) translate(54.052814mm,35.28437mm)" svg:viewBox="0.0 0.0 194.53024 87.20252" svg:width="1.9453025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70" draw:transform="skewX(-7.429748489956458E-9) rotate(-0.7666657772835003) translate(54.03706mm,35.2786mm)" svg:viewBox="0.0 0.0 194.53024 87.20252" svg:width="1.9453025mm"/>
            </draw:g>
            <draw:g draw:id="g4163">
              <draw:path svg:d="M 111.51945 0.0 C 83.00421 0.0 57.023605 5.1678624 36.9775 14.086667 C 26.95445 18.543777 18.421114 24.073895 11.73889 31.108057 C 5.056664 38.14222 -4.5474735E-13 47.294884 -4.5474735E-13 57.520557 C -4.5474735E-13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71" draw:transform="skewX(-7.429748433855831E-9) rotate(-0.3522531015325465) translate(57.056538mm,30.7288mm)" svg:viewBox="0.0 0.0 223.0389 115.041115" svg:width="2.2303889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72" draw:transform="skewX(-7.429748433855831E-9) rotate(-0.3522531015325465) translate(57.14255mm,30.907957mm)" svg:viewBox="0.0 0.0 194.53024 87.20252" svg:width="1.9453025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73" draw:transform="skewX(-7.429748433855831E-9) rotate(-0.3522531015325465) translate(57.12581mm,30.909018mm)" svg:viewBox="0.0 0.0 194.53024 87.20252" svg:width="1.9453025mm"/>
            </draw:g>
            <draw:g draw:id="g4177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74" draw:transform="skewX(-7.429748435766679E-9) rotate(-1.458926125672904) translate(49.385326mm,41.846638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75" draw:transform="skewX(-7.429748435766679E-9) rotate(-1.458926125672904) translate(49.263622mm,42.00375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76" draw:transform="skewX(-7.429748435766679E-9) rotate(-1.458926125672904) translate(49.255184mm,41.989254mm)" svg:viewBox="0.0 0.0 194.53024 87.20252" svg:width="1.9453025mm"/>
            </draw:g>
            <draw:g draw:id="g4185">
              <draw:path svg:d="M 111.51946 1.4551915E-11 C 83.00422 1.4551915E-11 57.023613 5.1678634 36.97751 14.086669 C 26.954454 18.54378 18.421118 24.073898 11.738891 31.10806 C 5.056665 38.142223 0.0 47.29489 0.0 57.520565 C 0.0 67.74624 5.056665 76.89891 11.738891 83.93307 C 18.421118 90.96723 26.954454 96.49735 36.97751 100.95446 C 57.023327 109.87327 83.00451 115.04113 111.51946 115.04113 C 140.03471 115.04113 166.01532 109.87327 186.06142 100.95446 C 196.08447 96.49735 204.61781 90.96723 211.30003 83.93307 C 217.98227 76.89891 223.03893 67.74624 223.03893 57.520565 C 223.03893 47.29489 217.98227 38.142223 211.30003 31.10806 C 204.61781 24.073898 196.08447 18.54378 186.06142 14.086669 C 166.01561 5.1678634 140.03442 1.4551915E-11 111.51946 1.4551915E-11 z" svg:height="1.1504114mm" draw:style-name="style-77" draw:transform="skewX(-7.429748570961415E-9) rotate(-0.7165835760590631) translate(54.621117mm,40.165314mm)" svg:viewBox="0.0 0.0 223.03893 115.04113" svg:width="2.2303894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78" draw:transform="skewX(-7.429748570961415E-9) rotate(-0.7165835760590631) translate(54.637646mm,40.36336mm)" svg:viewBox="0.0 0.0 194.53027 87.20254" svg:width="1.9453027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79" draw:transform="skewX(-7.429748570961415E-9) rotate(-0.7165835760590631) translate(54.621624mm,40.358387mm)" svg:viewBox="0.0 0.0 194.53027 87.20254" svg:width="1.9453027mm"/>
            </draw:g>
            <draw:g draw:id="g4193">
              <draw:path svg:d="M 111.51947 0.0 C 83.00422 0.0 57.023613 5.1678634 36.97751 14.08667 C 26.954454 18.54378 18.421118 24.073898 11.738892 31.108063 C 5.056665 38.142227 0.0 47.29489 0.0 57.52057 C 0.0 67.74624 5.056665 76.89891 11.738892 83.933075 C 18.421118 90.96724 26.954454 96.49735 36.97751 100.95447 C 57.023327 109.87327 83.00451 115.04114 111.51947 115.04114 C 140.03471 115.04114 166.01532 109.87327 186.06143 100.95447 C 196.08447 96.49735 204.61781 90.96724 211.30005 83.933075 C 217.98227 76.89891 223.03894 67.74624 223.03894 57.52057 C 223.03894 47.29489 217.98227 38.142227 211.30005 31.108063 C 204.61781 24.073898 196.08447 18.54378 186.06143 14.08667 C 166.01561 5.1678634 140.03442 0.0 111.51947 0.0 z" svg:height="1.1504114mm" draw:style-name="style-80" draw:transform="skewX(-7.429748459639941E-9) rotate(-0.30217079235136474) translate(57.40958mm,35.663235mm)" svg:viewBox="0.0 0.0 223.03894 115.04114" svg:width="2.2303894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81" draw:transform="skewX(-7.429748459639941E-9) rotate(-0.30217079235136474) translate(57.50445mm,35.837864mm)" svg:viewBox="0.0 0.0 194.53027 87.20254" svg:width="1.9453028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82" draw:transform="skewX(-7.429748459639941E-9) rotate(-0.30217079235136474) translate(57.487785mm,35.83976mm)" svg:viewBox="0.0 0.0 194.53027 87.20254" svg:width="1.9453028mm"/>
            </draw:g>
            <draw:g draw:id="g4207">
              <draw:path svg:d="M 111.51945 0.0 C 83.00421 0.0 57.023605 5.167863 36.9775 14.086667 C 26.95445 18.543777 18.421114 24.073895 11.73889 31.108057 C 5.056664 38.14222 0.0 47.294884 0.0 57.520557 C 0.0 67.74623 5.056664 76.898895 11.73889 83.93306 C 18.421114 90.967224 26.95445 96.49734 36.9775 100.95445 C 57.02332 109.87325 83.00449 115.041115 111.51945 115.041115 C 140.0347 115.041115 166.01529 109.87325 186.0614 100.95445 C 196.08444 96.49734 204.61778 90.967224 211.30002 83.93306 C 217.98224 76.898895 223.0389 67.74623 223.0389 57.520557 C 223.0389 47.294884 217.98224 38.14222 211.30002 31.108057 C 204.61778 24.073895 196.08444 18.543777 186.0614 14.086667 C 166.01558 5.167863 140.03441 0.0 111.51945 0.0 z" svg:height="1.1504111mm" draw:style-name="style-83" draw:transform="skewX(-7.429748451890816E-9) rotate(3.060655882038274) translate(40.242935mm,45.985252mm)" svg:viewBox="0.0 0.0 223.0389 115.041115" svg:width="2.230389mm"/>
              <draw:path svg:d="M 194.53024 43.59897 C 194.53024 67.67745 150.98315 87.20252 97.26512 87.20252 C 43.547096 87.20252 0.0 67.67745 0.0 43.59897 C 0.0 19.520489 43.547096 -0.0045855036 97.26512 -0.0045855036 C 150.98315 -0.0045855036 194.53024 19.520489 194.53024 43.59897 z" svg:height="0.87202525mm" draw:style-name="style-84" draw:transform="skewX(-7.429748451890816E-9) rotate(3.060655882038274) translate(40.112053mm,45.835697mm)" svg:viewBox="0.0 0.0 194.53024 87.20252" svg:width="1.9453025mm"/>
              <draw:path svg:d="M 194.53024 43.59897 C 194.53024 67.67745 150.98315 87.20252 97.26512 87.20252 C 43.547096 87.20252 0.0 67.67745 0.0 43.59897 C 0.0 19.520489 43.547096 -0.0045855036 97.26512 -0.0045855036 C 150.98315 -0.0045855036 194.53024 19.520489 194.53024 43.59897 z" svg:height="0.87202525mm" draw:style-name="style-85" draw:transform="skewX(-7.429748451890816E-9) rotate(3.060655882038274) translate(40.1279mm,45.830193mm)" svg:viewBox="0.0 0.0 194.53024 87.20252" svg:width="1.9453025mm"/>
            </draw:g>
            <draw:g draw:id="g4215">
              <draw:path svg:d="M 111.51944 7.2759576E-12 C 83.0042 7.2759576E-12 57.0236 5.1678624 36.977497 14.086666 C 26.954449 18.543776 18.421114 24.073893 11.738889 31.108055 C 5.056664 38.142216 -4.5474735E-13 47.29488 -4.5474735E-13 57.520554 C -4.5474735E-13 67.74622 5.056664 76.89889 11.738889 83.93305 C 18.421114 90.96722 26.954449 96.49733 36.977497 100.954445 C 57.02331 109.873245 83.004486 115.04111 111.51944 115.04111 C 140.03468 115.04111 166.01529 109.873245 186.06139 100.954445 C 196.08443 96.49733 204.61777 90.96722 211.29999 83.93305 C 217.98222 76.89889 223.03888 67.74622 223.03888 57.520554 C 223.03888 47.29488 217.98222 38.142216 211.29999 31.108055 C 204.61777 24.073893 196.08443 18.543776 186.06139 14.086666 C 166.01556 5.1678624 140.0344 7.2759576E-12 111.51944 7.2759576E-12 z" svg:height="1.1504111mm" draw:style-name="style-86" draw:transform="skewX(-7.429748480270916E-9) rotate(-2.8081166588823083) translate(40.67204mm,51.26364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2mm" draw:style-name="style-87" draw:transform="skewX(-7.429748480270916E-9) rotate(-2.8081166588823083) translate(40.49202mm,51.179447mm)" svg:viewBox="0.0 0.0 194.53023 87.202515" svg:width="1.9453024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2mm" draw:style-name="style-88" draw:transform="skewX(-7.429748480270916E-9) rotate(-2.8081166588823083) translate(40.504303mm,51.168026mm)" svg:viewBox="0.0 0.0 194.53023 87.202515" svg:width="1.9453024mm"/>
            </draw:g>
            <draw:g draw:id="g4223">
              <draw:path svg:d="M 111.51947 0.0 C 83.00422 0.0 57.023613 5.1678634 36.97751 14.08667 C 26.954454 18.54378 18.421118 24.073898 11.738892 31.108063 C 5.056665 38.142227 0.0 47.29489 0.0 57.52057 C 0.0 67.74625 5.056665 76.89891 11.738892 83.933075 C 18.421118 90.96724 26.954454 96.49735 36.97751 100.95447 C 57.023327 109.873276 83.00451 115.04114 111.51947 115.04114 C 140.03471 115.04114 166.01532 109.873276 186.06143 100.95447 C 196.08449 96.49735 204.61781 90.96724 211.30005 83.933075 C 217.98227 76.89891 223.03894 67.74625 223.03894 57.52057 C 223.03894 47.29489 217.98227 38.142227 211.30005 31.108063 C 204.61781 24.073898 196.08449 18.54378 186.06143 14.08667 C 166.01561 5.1678634 140.03442 0.0 111.51947 0.0 z" svg:height="1.1504114mm" draw:style-name="style-89" draw:transform="skewX(-7.4297485263722015E-9) rotate(2.0109298653844574) translate(38.733875mm,34.88321mm)" svg:viewBox="0.0 0.0 223.03894 115.04114" svg:width="2.2303894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mm" draw:style-name="style-90" draw:transform="skewX(-7.4297485263722015E-9) rotate(2.0109298653844574) translate(38.798428mm,34.695248mm)" svg:viewBox="0.0 0.0 194.53029 87.20254" svg:width="1.9453028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mm" draw:style-name="style-91" draw:transform="skewX(-7.4297485263722015E-9) rotate(2.0109298653844574) translate(38.811092mm,34.70625mm)" svg:viewBox="0.0 0.0 194.53029 87.20254" svg:width="1.9453028mm"/>
            </draw:g>
            <draw:g draw:id="g4231">
              <draw:path svg:d="M 111.51946 0.0 C 83.00422 0.0 57.023613 5.1678634 36.977505 14.086669 C 26.954454 18.54378 18.421118 24.073896 11.738891 31.10806 C 5.056665 38.142223 0.0 47.29489 0.0 57.520565 C 0.0 67.74624 5.056665 76.8989 11.738891 83.93307 C 18.421118 90.96723 26.954454 96.49735 36.977505 100.95446 C 57.023323 109.87327 83.00451 115.04113 111.51946 115.04113 C 140.03471 115.04113 166.01532 109.87327 186.06142 100.95446 C 196.08447 96.49735 204.61781 90.96723 211.30003 83.93307 C 217.98227 76.8989 223.03893 67.74624 223.03893 57.520565 C 223.03893 47.29489 217.98227 38.142223 211.30003 31.10806 C 204.61781 24.073896 196.08447 18.54378 186.06142 14.086669 C 166.01561 5.1678634 140.03442 0.0 111.51946 0.0 z" svg:height="1.1504114mm" draw:style-name="style-92" draw:transform="skewX(-7.429748518678555E-9) rotate(2.753272814566191) translate(34.319466mm,38.162666mm)" svg:viewBox="0.0 0.0 223.03893 115.04113" svg:width="2.2303894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93" draw:transform="skewX(-7.429748518678555E-9) rotate(2.753272814566191) translate(34.239967mm,37.980522mm)" svg:viewBox="0.0 0.0 194.53027 87.20254" svg:width="1.9453027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94" draw:transform="skewX(-7.429748518678555E-9) rotate(2.753272814566191) translate(34.256737mm,37.98007mm)" svg:viewBox="0.0 0.0 194.53027 87.20254" svg:width="1.9453027mm"/>
            </draw:g>
            <draw:g draw:id="g4239">
              <draw:path svg:d="M 111.51947 -7.2759576E-12 C 83.00423 -7.2759576E-12 57.023617 5.167864 36.97751 14.08667 C 26.954456 18.543781 18.421118 24.073898 11.738892 31.108063 C 5.056665 38.142227 0.0 47.294895 0.0 57.52057 C 0.0 67.74625 5.056665 76.89891 11.738892 83.933075 C 18.421118 90.96724 26.954456 96.49736 36.97751 100.95447 C 57.023327 109.873276 83.00451 115.04114 111.51947 115.04114 C 140.03471 115.04114 166.01532 109.873276 186.06143 100.95447 C 196.08449 96.49736 204.61783 90.96724 211.30005 83.933075 C 217.98227 76.89891 223.03894 67.74625 223.03894 57.52057 C 223.03894 47.294895 217.98227 38.142227 211.30005 31.108063 C 204.61783 24.073898 196.08449 18.543781 186.06143 14.08667 C 166.01561 5.167864 140.03442 -7.2759576E-12 111.51947 -7.2759576E-12 z" svg:height="1.1504114mm" draw:style-name="style-95" draw:transform="skewX(-7.429748436609914E-9) rotate(-3.1154997675146396) translate(33.131374mm,43.32341mm)" svg:viewBox="0.0 0.0 223.03894 115.04114" svg:width="2.2303894mm"/>
              <draw:path svg:d="M 194.53029 43.598976 C 194.53029 67.67746 150.98318 87.20254 97.265144 87.20254 C 43.547104 87.20254 -4.5474735E-13 67.67746 -4.5474735E-13 43.598976 C -4.5474735E-13 19.520493 43.547104 -0.0045855045 97.265144 -0.0045855045 C 150.98318 -0.0045855045 194.53029 19.520493 194.53029 43.598976 z" svg:height="0.8720254mm" draw:style-name="style-96" draw:transform="skewX(-7.429748436609914E-9) rotate(-3.1154997675146396) translate(32.985268mm,43.188694mm)" svg:viewBox="0.0 0.0 194.53029 87.20254" svg:width="1.9453028mm"/>
              <draw:path svg:d="M 194.53029 43.598976 C 194.53029 67.67746 150.98318 87.20254 97.265144 87.20254 C 43.547104 87.20254 -4.5474735E-13 67.67746 -4.5474735E-13 43.598976 C -4.5474735E-13 19.520493 43.547104 -0.0045855045 97.265144 -0.0045855045 C 150.98318 -0.0045855045 194.53029 19.520493 194.53029 43.598976 z" svg:height="0.8720254mm" draw:style-name="style-97" draw:transform="skewX(-7.429748436609914E-9) rotate(-3.1154997675146396) translate(33.000435mm,43.181522mm)" svg:viewBox="0.0 0.0 194.53029 87.20254" svg:width="1.9453028mm"/>
            </draw:g>
            <draw:g draw:id="g4247">
              <draw:path svg:d="M 111.519485 7.2759576E-12 C 83.004234 7.2759576E-12 57.02362 5.1678643 36.977512 14.086672 C 26.954458 18.543783 18.42112 24.073902 11.738893 31.108067 C 5.056666 38.14223 4.5474735E-13 47.2949 4.5474735E-13 57.520576 C 4.5474735E-13 67.746254 5.056666 76.89892 11.738893 83.93308 C 18.42112 90.96725 26.954458 96.49737 36.977512 100.95448 C 57.023335 109.87328 83.00452 115.04115 111.519485 115.04115 C 140.03473 115.04115 166.01535 109.87328 186.06145 100.95448 C 196.0845 96.49737 204.61784 90.96725 211.30008 83.93308 C 217.9823 76.89892 223.03897 67.746254 223.03897 57.520576 C 223.03897 47.2949 217.9823 38.14223 211.30008 31.108067 C 204.61784 24.073902 196.0845 18.543783 186.06145 14.086672 C 166.01562 5.1678643 140.03445 7.2759576E-12 111.519485 7.2759576E-12 z" svg:height="1.1504115mm" draw:style-name="style-98" draw:transform="skewX(-7.429748406454621E-9) rotate(1.6762954945186117) translate(37.320923mm,29.927523mm)" svg:viewBox="0.0 0.0 223.03897 115.04115" svg:width="2.2303896mm"/>
              <draw:path svg:d="M 194.5303 43.598984 C 194.5303 67.67747 150.9832 87.20255 97.26515 87.20255 C 43.547108 87.20255 0.0 67.67747 0.0 43.598984 C 0.0 19.520494 43.547108 -0.004585505 97.26515 -0.004585505 C 150.9832 -0.004585505 194.5303 19.520494 194.5303 43.598984 z" svg:height="0.8720255mm" draw:style-name="style-99" draw:transform="skewX(-7.429748406454621E-9) rotate(1.6762954945186117) translate(37.443623mm,29.771189mm)" svg:viewBox="0.0 0.0 194.5303 87.20255" svg:width="1.9453031mm"/>
              <draw:path svg:d="M 194.5303 43.598984 C 194.5303 67.67747 150.9832 87.20255 97.26515 87.20255 C 43.547108 87.20255 0.0 67.67747 0.0 43.598984 C 0.0 19.520494 43.547108 -0.004585505 97.26515 -0.004585505 C 150.9832 -0.004585505 194.5303 19.520494 194.5303 43.598984 z" svg:height="0.8720255mm" draw:style-name="style-100" draw:transform="skewX(-7.429748406454621E-9) rotate(1.6762954945186117) translate(37.451973mm,29.785738mm)" svg:viewBox="0.0 0.0 194.5303 87.20255" svg:width="1.9453031mm"/>
            </draw:g>
            <draw:g draw:id="g4255">
              <draw:path svg:d="M 111.51945 0.0 C 83.00421 0.0 57.023605 5.167863 36.9775 14.086667 C 26.95445 18.543777 18.421114 24.073895 11.73889 31.108057 C 5.0566645 38.14222 4.5474735E-13 47.294884 4.5474735E-13 57.520557 C 4.5474735E-13 67.74623 5.0566645 76.898895 11.73889 83.93306 C 18.421114 90.967224 26.95445 96.49734 36.9775 100.95445 C 57.02332 109.87325 83.00449 115.041115 111.51945 115.041115 C 140.0347 115.041115 166.01529 109.87325 186.0614 100.95445 C 196.08446 96.49734 204.61778 90.967224 211.30002 83.93306 C 217.98224 76.898895 223.0389 67.74623 223.0389 57.520557 C 223.0389 47.294884 217.98224 38.14222 211.30002 31.108057 C 204.61778 24.073895 196.08446 18.543777 186.0614 14.086667 C 166.01558 5.167863 140.03441 0.0 111.51945 0.0 z" svg:height="1.1504111mm" draw:style-name="style-101" draw:transform="skewX(-7.429748475364539E-9) rotate(2.4186381719529284) translate(32.0743mm,31.575443mm)" svg:viewBox="0.0 0.0 223.0389 115.041115" svg:width="2.230389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102" draw:transform="skewX(-7.429748475364539E-9) rotate(2.4186381719529284) translate(32.059032mm,31.377295mm)" svg:viewBox="0.0 0.0 194.53026 87.20252" svg:width="1.9453025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103" draw:transform="skewX(-7.429748475364539E-9) rotate(2.4186381719529284) translate(32.07502mm,31.382372mm)" svg:viewBox="0.0 0.0 194.53026 87.20252" svg:width="1.9453025mm"/>
            </draw:g>
            <draw:g draw:id="g4263">
              <draw:path svg:d="M 111.51948 0.0 C 83.00423 0.0 57.023617 5.167864 36.97751 14.086671 C 26.954456 18.543781 18.42112 24.0739 11.738893 31.108065 C 5.0566654 38.142227 -4.5474735E-13 47.294895 -4.5474735E-13 57.520573 C -4.5474735E-13 67.74625 5.0566654 76.89892 11.738893 83.93308 C 18.42112 90.96724 26.954456 96.49736 36.97751 100.954475 C 57.02333 109.873276 83.00452 115.041145 111.51948 115.041145 C 140.03473 115.041145 166.01534 109.873276 186.06145 100.954475 C 196.08449 96.49736 204.61783 90.96724 211.30006 83.93308 C 217.98228 76.89892 223.03896 67.74625 223.03896 57.520573 C 223.03896 47.294895 217.98228 38.142227 211.30006 31.108065 C 204.61783 24.0739 196.08449 18.543781 186.06145 14.086671 C 166.01562 5.167864 140.03444 0.0 111.51948 0.0 z" svg:height="1.1504115mm" draw:style-name="style-104" draw:transform="skewX(-7.429748419280786E-9) rotate(2.833051109799246) translate(29.257172mm,36.059586mm)" svg:viewBox="0.0 0.0 223.03896 115.041145" svg:width="2.2303896mm"/>
              <draw:path svg:d="M 194.53029 43.59898 C 194.53029 67.67747 150.98318 87.202545 97.265144 87.202545 C 43.547104 87.202545 0.0 67.67747 0.0 43.59898 C 0.0 19.520494 43.547104 -0.0045855045 97.265144 -0.0045855045 C 150.98318 -0.0045855045 194.53029 19.520494 194.53029 43.59898 z" svg:height="0.87202543mm" draw:style-name="style-105" draw:transform="skewX(-7.429748419280786E-9) rotate(2.833051109799246) translate(29.163414mm,35.884357mm)" svg:viewBox="0.0 0.0 194.53029 87.202545" svg:width="1.945303mm"/>
              <draw:path svg:d="M 194.53029 43.59898 C 194.53029 67.67747 150.98318 87.202545 97.265144 87.202545 C 43.547104 87.202545 0.0 67.67747 0.0 43.59898 C 0.0 19.520494 43.547104 -0.0045855045 97.265144 -0.0045855045 C 150.98318 -0.0045855045 194.53029 19.520494 194.53029 43.59898 z" svg:height="0.87202543mm" draw:style-name="style-106" draw:transform="skewX(-7.429748419280786E-9) rotate(2.833051109799246) translate(29.180092mm,35.88257mm)" svg:viewBox="0.0 0.0 194.53029 87.202545" svg:width="1.945303mm"/>
            </draw:g>
            <draw:g draw:id="g4271">
              <draw:path svg:d="M 111.519455 0.0 C 83.00421 0.0 57.02361 5.167863 36.977505 14.086668 C 26.954453 18.543777 18.421116 24.073896 11.738891 31.108059 C 5.0566645 38.142223 4.5474735E-13 47.294888 4.5474735E-13 57.52056 C 4.5474735E-13 67.74624 5.0566645 76.8989 11.738891 83.93307 C 18.421116 90.96723 26.954453 96.497345 36.977505 100.95445 C 57.023323 109.87326 83.0045 115.04112 111.519455 115.04112 C 140.0347 115.04112 166.0153 109.87326 186.06142 100.95445 C 196.08446 96.497345 204.6178 90.96723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07" draw:transform="skewX(-7.429748398974831E-9) rotate(1.7263780073505202) translate(36.43529mm,24.617264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08" draw:transform="skewX(-7.429748398974831E-9) rotate(1.7263780073505202) translate(36.55001mm,24.454983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09" draw:transform="skewX(-7.429748398974831E-9) rotate(1.7263780073505202) translate(36.55908mm,24.469097mm)" svg:viewBox="0.0 0.0 194.53026 87.20253" svg:width="1.9453026mm"/>
            </draw:g>
            <draw:g draw:id="g4279">
              <draw:path svg:d="M 111.51945 -7.2759576E-12 C 83.0042 -7.2759576E-12 57.023605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-7.2759576E-12 111.51945 -7.2759576E-12 z" svg:height="1.1504111mm" draw:style-name="style-110" draw:transform="skewX(-7.429748220021197E-9) rotate(2.46872075124333) translate(31.277788mm,26.525812mm)" svg:viewBox="0.0 0.0 223.0389 115.041115" svg:width="2.2303889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111" draw:transform="skewX(-7.429748220021197E-9) rotate(2.46872075124333) translate(31.25262mm,26.328676mm)" svg:viewBox="0.0 0.0 194.53024 87.20252" svg:width="1.9453025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112" draw:transform="skewX(-7.429748220021197E-9) rotate(2.46872075124333) translate(31.268843mm,26.332949mm)" svg:viewBox="0.0 0.0 194.53024 87.20252" svg:width="1.9453025mm"/>
            </draw:g>
            <draw:g draw:id="g4287">
              <draw:path svg:d="M 111.51947 7.2759576E-12 C 83.00423 7.2759576E-12 57.023617 5.167864 36.97751 14.08667 C 26.954456 18.543781 18.421118 24.0739 11.738892 31.108063 C 5.0566654 38.142227 4.5474735E-13 47.294895 4.5474735E-13 57.52057 C 4.5474735E-13 67.74625 5.0566654 76.89891 11.738892 83.933075 C 18.421118 90.96724 26.954456 96.49736 36.97751 100.95447 C 57.02333 109.873276 83.00451 115.04114 111.51947 115.04114 C 140.03471 115.04114 166.01534 109.873276 186.06143 100.95447 C 196.08449 96.49736 204.61783 90.96724 211.30005 83.933075 C 217.98228 76.89891 223.03894 67.74625 223.03894 57.52057 C 223.03894 47.294895 217.98228 38.142227 211.30005 31.108063 C 204.61783 24.0739 196.08449 18.543781 186.06143 14.08667 C 166.01561 5.167864 140.03444 7.2759576E-12 111.51947 7.2759576E-12 z" svg:height="1.1504114mm" draw:style-name="style-113" draw:transform="skewX(-7.4297484982316966E-9) rotate(2.8831335316256856) translate(28.688753mm,31.145412mm)" svg:viewBox="0.0 0.0 223.03894 115.04114" svg:width="2.2303894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114" draw:transform="skewX(-7.4297484982316966E-9) rotate(2.8831335316256856) translate(28.58634mm,30.975096mm)" svg:viewBox="0.0 0.0 194.53029 87.202545" svg:width="1.9453028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115" draw:transform="skewX(-7.4297484982316966E-9) rotate(2.8831335316256856) translate(28.60291mm,30.972473mm)" svg:viewBox="0.0 0.0 194.53029 87.202545" svg:width="1.9453028mm"/>
            </draw:g>
            <draw:g draw:id="g4317">
              <draw:path svg:d="M 111.51946 7.2759576E-12 C 83.00422 7.2759576E-12 57.02361 5.1678634 36.977505 14.086669 C 26.954453 18.54378 18.421116 24.073896 11.738891 31.10806 C 5.056665 38.142223 0.0 47.29489 0.0 57.520565 C 0.0 67.74624 5.056665 76.8989 11.738891 83.93307 C 18.421116 90.96723 26.954453 96.49735 36.977505 100.95446 C 57.023323 109.87327 83.0045 115.04113 111.51946 115.04113 C 140.0347 115.04113 166.01532 109.87327 186.06142 100.95446 C 196.08447 96.49735 204.61781 90.96723 211.30003 83.93307 C 217.98225 76.8989 223.03893 67.74624 223.03893 57.520565 C 223.03893 47.29489 217.98225 38.142223 211.30003 31.10806 C 204.61781 24.073896 196.08447 18.54378 186.06142 14.086669 C 166.0156 5.1678634 140.03442 7.2759576E-12 111.51946 7.2759576E-12 z" svg:height="1.1504112mm" draw:style-name="style-116" draw:transform="skewX(-7.42974848421967E-9) rotate(-1.9112455615186776) translate(10.429881mm,28.60752mm)" svg:viewBox="0.0 0.0 223.03893 115.04113" svg:width="2.230389mm"/>
              <draw:path svg:d="M 194.53027 43.598972 C 194.53027 67.67746 150.98317 87.20253 97.26514 87.20253 C 43.5471 87.20253 0.0 67.67746 0.0 43.598972 C 0.0 19.52049 43.5471 -0.004585504 97.26514 -0.004585504 C 150.98317 -0.004585504 194.53027 19.52049 194.53027 43.598972 z" svg:height="0.8720253mm" draw:style-name="style-117" draw:transform="skewX(-7.42974848421967E-9) rotate(-1.9112455615186776) translate(10.25175mm,28.69564mm)" svg:viewBox="0.0 0.0 194.53027 87.20253" svg:width="1.9453027mm"/>
              <draw:path svg:d="M 194.53027 43.598972 C 194.53027 67.67746 150.98317 87.20253 97.26514 87.20253 C 43.5471 87.20253 0.0 67.67746 0.0 43.598972 C 0.0 19.52049 43.5471 -0.004585504 97.26514 -0.004585504 C 150.98317 -0.004585504 194.53027 19.52049 194.53027 43.598972 z" svg:height="0.8720253mm" draw:style-name="style-118" draw:transform="skewX(-7.42974848421967E-9) rotate(-1.9112455615186776) translate(10.250493mm,28.678911mm)" svg:viewBox="0.0 0.0 194.53027 87.20253" svg:width="1.9453027mm"/>
            </draw:g>
            <draw:g draw:id="g4325">
              <draw:path svg:d="M 111.51948 0.0 C 83.00423 0.0 57.023617 5.167864 36.977512 14.086671 C 26.954456 18.543781 18.42112 24.0739 11.738893 31.108065 C 5.0566654 38.14223 0.0 47.294895 0.0 57.520573 C 0.0 67.74625 5.0566654 76.89892 11.738893 83.93308 C 18.42112 90.96725 26.954456 96.49736 36.977512 100.954475 C 57.02333 109.87328 83.00452 115.041145 111.51948 115.041145 C 140.03473 115.041145 166.01534 109.87328 186.06145 100.954475 C 196.0845 96.49736 204.61783 90.96725 211.30006 83.93308 C 217.98228 76.89892 223.03896 67.74625 223.03896 57.520573 C 223.03896 47.294895 217.98228 38.14223 211.30006 31.108065 C 204.61783 24.0739 196.0845 18.543781 186.06145 14.086671 C 166.01562 5.167864 140.03444 0.0 111.51948 0.0 z" svg:height="1.1504115mm" draw:style-name="style-119" draw:transform="skewX(-7.42974844952496E-9) rotate(-1.1689028079077748) translate(15.87394mm,29.383755mm)" svg:viewBox="0.0 0.0 223.03896 115.041145" svg:width="2.2303896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20" draw:transform="skewX(-7.42974844952496E-9) rotate(-1.1689028079077748) translate(15.80225mm,29.569109mm)" svg:viewBox="0.0 0.0 194.5303 87.202545" svg:width="1.945303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21" draw:transform="skewX(-7.42974844952496E-9) rotate(-1.1689028079077748) translate(15.790015mm,29.557632mm)" svg:viewBox="0.0 0.0 194.5303 87.202545" svg:width="1.945303mm"/>
            </draw:g>
            <draw:g draw:id="g4333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122" draw:transform="skewX(-7.42974831342724E-9) rotate(-0.7544899156055589) translate(20.349792mm,26.553066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23" draw:transform="skewX(-7.42974831342724E-9) rotate(-0.7544899156055589) translate(20.358803mm,26.751598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24" draw:transform="skewX(-7.42974831342724E-9) rotate(-0.7544899156055589) translate(20.342983mm,26.74602mm)" svg:viewBox="0.0 0.0 194.53024 87.20252" svg:width="1.9453025mm"/>
            </draw:g>
            <draw:g draw:id="g4341">
              <draw:path svg:d="M 111.51948 0.0 C 83.00423 0.0 57.023617 5.167864 36.977512 14.086671 C 26.954456 18.543781 18.42112 24.0739 11.738893 31.108065 C 5.0566654 38.14223 0.0 47.294895 0.0 57.520573 C 0.0 67.74625 5.0566654 76.89892 11.738893 83.93308 C 18.42112 90.96725 26.954456 96.49736 36.977512 100.954475 C 57.02333 109.87328 83.00452 115.041145 111.51948 115.041145 C 140.03473 115.041145 166.01534 109.87328 186.06145 100.954475 C 196.0845 96.49736 204.61783 90.96725 211.30006 83.93308 C 217.98228 76.89892 223.03896 67.74625 223.03896 57.520573 C 223.03896 47.294895 217.98228 38.14223 211.30006 31.108065 C 204.61783 24.0739 196.0845 18.543781 186.06145 14.086671 C 166.01562 5.167864 140.03444 0.0 111.51948 0.0 z" svg:height="1.1504115mm" draw:style-name="style-125" draw:transform="skewX(-7.42974844952496E-9) rotate(-1.1689028079077748) translate(17.192627mm,42.223362mm)" svg:viewBox="0.0 0.0 223.03896 115.041145" svg:width="2.2303896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26" draw:transform="skewX(-7.42974844952496E-9) rotate(-1.1689028079077748) translate(17.120935mm,42.408714mm)" svg:viewBox="0.0 0.0 194.5303 87.202545" svg:width="1.945303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27" draw:transform="skewX(-7.42974844952496E-9) rotate(-1.1689028079077748) translate(17.108702mm,42.39724mm)" svg:viewBox="0.0 0.0 194.5303 87.202545" svg:width="1.945303mm"/>
            </draw:g>
            <draw:g draw:id="g4349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128" draw:transform="skewX(-7.42974831342724E-9) rotate(-0.7544899156055589) translate(21.668509mm,39.39269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29" draw:transform="skewX(-7.42974831342724E-9) rotate(-0.7544899156055589) translate(21.67752mm,39.59122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30" draw:transform="skewX(-7.42974831342724E-9) rotate(-0.7544899156055589) translate(21.661701mm,39.58564mm)" svg:viewBox="0.0 0.0 194.53024 87.20252" svg:width="1.9453025mm"/>
            </draw:g>
            <draw:g draw:id="g4357">
              <draw:path svg:d="M 111.51946 7.2759576E-12 C 83.00422 7.2759576E-12 57.02361 5.1678634 36.977505 14.086669 C 26.954453 18.54378 18.421116 24.073896 11.738891 31.10806 C 5.056665 38.142223 0.0 47.29489 0.0 57.520565 C 0.0 67.74624 5.056665 76.8989 11.738891 83.93307 C 18.421116 90.96723 26.954453 96.49735 36.977505 100.95446 C 57.023323 109.87327 83.0045 115.04113 111.51946 115.04113 C 140.0347 115.04113 166.01532 109.87327 186.06142 100.95446 C 196.08447 96.49735 204.61781 90.96723 211.30003 83.93307 C 217.98225 76.8989 223.03893 67.74624 223.03893 57.520565 C 223.03893 47.29489 217.98225 38.142223 211.30003 31.10806 C 204.61781 24.073896 196.08447 18.54378 186.06142 14.086669 C 166.0156 5.1678634 140.03442 7.2759576E-12 111.51946 7.2759576E-12 z" svg:height="1.1504112mm" draw:style-name="style-131" draw:transform="skewX(-7.42974848421967E-9) rotate(-1.9112455615186776) translate(15.227973mm,34.596638mm)" svg:viewBox="0.0 0.0 223.03893 115.04113" svg:width="2.230389mm"/>
              <draw:path svg:d="M 194.53027 43.598972 C 194.53027 67.67746 150.98317 87.20253 97.26514 87.20253 C 43.5471 87.20253 0.0 67.67746 0.0 43.598972 C 0.0 19.52049 43.5471 -0.004585504 97.26514 -0.004585504 C 150.98317 -0.004585504 194.53027 19.52049 194.53027 43.598972 z" svg:height="0.8720253mm" draw:style-name="style-132" draw:transform="skewX(-7.42974848421967E-9) rotate(-1.9112455615186776) translate(15.049842mm,34.68476mm)" svg:viewBox="0.0 0.0 194.53027 87.20253" svg:width="1.9453027mm"/>
              <draw:path svg:d="M 194.53027 43.598972 C 194.53027 67.67746 150.98317 87.20253 97.26514 87.20253 C 43.5471 87.20253 0.0 67.67746 0.0 43.598972 C 0.0 19.52049 43.5471 -0.004585504 97.26514 -0.004585504 C 150.98317 -0.004585504 194.53027 19.52049 194.53027 43.598972 z" svg:height="0.8720253mm" draw:style-name="style-133" draw:transform="skewX(-7.42974848421967E-9) rotate(-1.9112455615186776) translate(15.048585mm,34.668034mm)" svg:viewBox="0.0 0.0 194.53027 87.20253" svg:width="1.9453027mm"/>
            </draw:g>
            <draw:g draw:id="g4365">
              <draw:path svg:d="M 111.51948 0.0 C 83.00423 0.0 57.023617 5.167864 36.977512 14.086671 C 26.954456 18.543781 18.42112 24.0739 11.738893 31.108065 C 5.0566654 38.14223 0.0 47.294895 0.0 57.520573 C 0.0 67.74625 5.0566654 76.89892 11.738893 83.93308 C 18.42112 90.96725 26.954456 96.49736 36.977512 100.954475 C 57.02333 109.87328 83.00452 115.041145 111.51948 115.041145 C 140.03473 115.041145 166.01534 109.87328 186.06145 100.954475 C 196.0845 96.49736 204.61783 90.96725 211.30006 83.93308 C 217.98228 76.89892 223.03896 67.74625 223.03896 57.520573 C 223.03896 47.294895 217.98228 38.14223 211.30006 31.108065 C 204.61783 24.0739 196.0845 18.543781 186.06145 14.086671 C 166.01562 5.167864 140.03444 0.0 111.51948 0.0 z" svg:height="1.1504115mm" draw:style-name="style-134" draw:transform="skewX(-7.42974844952496E-9) rotate(-1.1689028079077748) translate(20.672mm,35.372875mm)" svg:viewBox="0.0 0.0 223.03896 115.041145" svg:width="2.2303896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35" draw:transform="skewX(-7.42974844952496E-9) rotate(-1.1689028079077748) translate(20.60031mm,35.558228mm)" svg:viewBox="0.0 0.0 194.5303 87.202545" svg:width="1.945303mm"/>
              <draw:path svg:d="M 194.5303 43.59898 C 194.5303 67.67747 150.98318 87.202545 97.26515 87.202545 C 43.547108 87.202545 4.5474735E-13 67.67747 4.5474735E-13 43.59898 C 4.5474735E-13 19.520494 43.547108 -0.004585505 97.26515 -0.004585505 C 150.98318 -0.004585505 194.5303 19.520494 194.5303 43.59898 z" svg:height="0.87202543mm" draw:style-name="style-136" draw:transform="skewX(-7.42974844952496E-9) rotate(-1.1689028079077748) translate(20.588076mm,35.546753mm)" svg:viewBox="0.0 0.0 194.5303 87.202545" svg:width="1.945303mm"/>
            </draw:g>
            <draw:g draw:id="g4373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137" draw:transform="skewX(-7.42974831342724E-9) rotate(-0.7544899156055589) translate(25.147884mm,32.542202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38" draw:transform="skewX(-7.42974831342724E-9) rotate(-0.7544899156055589) translate(25.156895mm,32.740734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39" draw:transform="skewX(-7.42974831342724E-9) rotate(-0.7544899156055589) translate(25.141075mm,32.735157mm)" svg:viewBox="0.0 0.0 194.53024 87.20252" svg:width="1.9453025mm"/>
            </draw:g>
            <draw:g draw:id="g439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40" draw:transform="skewX(-7.429748361225233E-9) rotate(-0.8669912667079718) translate(40.984516mm,36.817577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41" draw:transform="skewX(-7.429748361225233E-9) rotate(-0.8669912667079718) translate(40.97118mm,37.015865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42" draw:transform="skewX(-7.429748361225233E-9) rotate(-0.8669912667079718) translate(40.95609mm,37.008545mm)" svg:viewBox="0.0 0.0 194.53026 87.20253" svg:width="1.9453026mm"/>
            </draw:g>
            <draw:g draw:id="g4405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143" draw:transform="skewX(-7.4297484626328035E-9) rotate(-0.12464834955596803) translate(44.39155mm,32.500885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44" draw:transform="skewX(-7.4297484626328035E-9) rotate(-0.12464834955596803) translate(44.51577mm,32.656017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45" draw:transform="skewX(-7.4297484626328035E-9) rotate(-0.12464834955596803) translate(44.4997mm,32.660824mm)" svg:viewBox="0.0 0.0 194.53024 87.20252" svg:width="1.9453025mm"/>
            </draw:g>
            <draw:g draw:id="g4413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146" draw:transform="skewX(-7.429748523847856E-9) rotate(0.2897643778174223) translate(44.193497mm,27.208828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147" draw:transform="skewX(-7.429748523847856E-9) rotate(0.2897643778174223) translate(44.369667mm,27.30081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148" draw:transform="skewX(-7.429748523847856E-9) rotate(0.2897643778174223) translate(44.35689mm,27.311684mm)" svg:viewBox="0.0 0.0 194.53023 87.202515" svg:width="1.9453022mm"/>
            </draw:g>
            <draw:g draw:id="g4421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49" draw:transform="skewX(-7.429748361225233E-9) rotate(-0.8669912667079718) translate(51.312435mm,34.5807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50" draw:transform="skewX(-7.429748361225233E-9) rotate(-0.8669912667079718) translate(51.299103mm,34.778988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51" draw:transform="skewX(-7.429748361225233E-9) rotate(-0.8669912667079718) translate(51.284008mm,34.771667mm)" svg:viewBox="0.0 0.0 194.53026 87.20253" svg:width="1.9453026mm"/>
            </draw:g>
            <draw:g draw:id="g4429">
              <draw:path svg:d="M 111.51945 0.0 C 83.00421 0.0 57.023605 5.167863 36.9775 14.086667 C 26.95445 18.543777 18.421114 24.073895 11.73889 31.108057 C 5.0566645 38.14222 4.5474735E-13 47.294884 4.5474735E-13 57.520557 C 4.5474735E-13 67.74623 5.0566645 76.898895 11.73889 83.93306 C 18.421114 90.967224 26.95445 96.49734 36.9775 100.95445 C 57.02332 109.87325 83.00449 115.041115 111.51945 115.041115 C 140.0347 115.041115 166.01529 109.87325 186.0614 100.95445 C 196.08446 96.49734 204.61778 90.967224 211.30002 83.93306 C 217.98224 76.898895 223.0389 67.74623 223.0389 57.520557 C 223.0389 47.294884 217.98224 38.14222 211.30002 31.108057 C 204.61778 24.073895 196.08446 18.543777 186.0614 14.086667 C 166.01558 5.167863 140.03441 0.0 111.51945 0.0 z" svg:height="1.1504111mm" draw:style-name="style-152" draw:transform="skewX(-7.429748475364539E-9) rotate(2.4186381719529284) translate(52.042038mm,46.81928mm)" svg:viewBox="0.0 0.0 223.0389 115.041115" svg:width="2.230389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153" draw:transform="skewX(-7.429748475364539E-9) rotate(2.4186381719529284) translate(52.02677mm,46.62113mm)" svg:viewBox="0.0 0.0 194.53026 87.20252" svg:width="1.9453025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154" draw:transform="skewX(-7.429748475364539E-9) rotate(2.4186381719529284) translate(52.04276mm,46.62621mm)" svg:viewBox="0.0 0.0 194.53026 87.20252" svg:width="1.9453025mm"/>
            </draw:g>
            <draw:g draw:id="g4437">
              <draw:path svg:d="M 111.51945 -7.2759576E-12 C 83.0042 -7.2759576E-12 57.023605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-7.2759576E-12 111.51945 -7.2759576E-12 z" svg:height="1.1504111mm" draw:style-name="style-155" draw:transform="skewX(-7.429748220021197E-9) rotate(2.46872075124333) translate(51.245544mm,41.769615mm)" svg:viewBox="0.0 0.0 223.0389 115.041115" svg:width="2.2303889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156" draw:transform="skewX(-7.429748220021197E-9) rotate(2.46872075124333) translate(51.220375mm,41.57248mm)" svg:viewBox="0.0 0.0 194.53024 87.20252" svg:width="1.9453025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157" draw:transform="skewX(-7.429748220021197E-9) rotate(2.46872075124333) translate(51.2366mm,41.57675mm)" svg:viewBox="0.0 0.0 194.53024 87.20252" svg:width="1.9453025mm"/>
            </draw:g>
            <draw:g draw:id="g4445">
              <draw:path svg:d="M 111.51947 7.2759576E-12 C 83.00423 7.2759576E-12 57.023617 5.167864 36.97751 14.08667 C 26.954456 18.543781 18.421118 24.0739 11.738892 31.108063 C 5.0566654 38.142227 4.5474735E-13 47.294895 4.5474735E-13 57.52057 C 4.5474735E-13 67.74625 5.0566654 76.89891 11.738892 83.933075 C 18.421118 90.96724 26.954456 96.49736 36.97751 100.95447 C 57.02333 109.873276 83.00451 115.04114 111.51947 115.04114 C 140.03471 115.04114 166.01534 109.873276 186.06143 100.95447 C 196.08449 96.49736 204.61783 90.96724 211.30005 83.933075 C 217.98228 76.89891 223.03894 67.74625 223.03894 57.52057 C 223.03894 47.294895 217.98228 38.142227 211.30005 31.108063 C 204.61783 24.0739 196.08449 18.543781 186.06143 14.08667 C 166.01561 5.167864 140.03444 7.2759576E-12 111.51947 7.2759576E-12 z" svg:height="1.1504114mm" draw:style-name="style-158" draw:transform="skewX(-7.4297484982316966E-9) rotate(2.8831335316256856) translate(48.65649mm,46.389183mm)" svg:viewBox="0.0 0.0 223.03894 115.04114" svg:width="2.2303894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159" draw:transform="skewX(-7.4297484982316966E-9) rotate(2.8831335316256856) translate(48.554073mm,46.21887mm)" svg:viewBox="0.0 0.0 194.53029 87.202545" svg:width="1.9453028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160" draw:transform="skewX(-7.4297484982316966E-9) rotate(2.8831335316256856) translate(48.570644mm,46.216244mm)" svg:viewBox="0.0 0.0 194.53029 87.202545" svg:width="1.9453028mm"/>
            </draw:g>
            <draw:g draw:id="g4453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161" draw:transform="skewX(-7.42974831342724E-9) rotate(-0.7544899156055589) translate(40.31753mm,41.79687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62" draw:transform="skewX(-7.42974831342724E-9) rotate(-0.7544899156055589) translate(40.32654mm,41.995403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63" draw:transform="skewX(-7.42974831342724E-9) rotate(-0.7544899156055589) translate(40.310722mm,41.989822mm)" svg:viewBox="0.0 0.0 194.53024 87.20252" svg:width="1.9453025mm"/>
            </draw:g>
            <draw:g draw:id="g4477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64" draw:transform="skewX(-7.429748361225233E-9) rotate(-0.8669912667079718) translate(33.431553mm,44.40904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65" draw:transform="skewX(-7.429748361225233E-9) rotate(-0.8669912667079718) translate(33.41822mm,44.607327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66" draw:transform="skewX(-7.429748361225233E-9) rotate(-0.8669912667079718) translate(33.403126mm,44.600006mm)" svg:viewBox="0.0 0.0 194.53026 87.20253" svg:width="1.9453026mm"/>
            </draw:g>
            <draw:g draw:id="g4485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167" draw:transform="skewX(-7.4297484626328035E-9) rotate(-0.12464834955596803) translate(36.838596mm,40.092346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68" draw:transform="skewX(-7.4297484626328035E-9) rotate(-0.12464834955596803) translate(36.96282mm,40.24748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169" draw:transform="skewX(-7.4297484626328035E-9) rotate(-0.12464834955596803) translate(36.946747mm,40.252285mm)" svg:viewBox="0.0 0.0 194.53024 87.20252" svg:width="1.9453025mm"/>
            </draw:g>
            <draw:g draw:id="g4493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70" draw:transform="skewX(-7.429748361225233E-9) rotate(-0.8669912667079718) translate(29.257519mm,37.958237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71" draw:transform="skewX(-7.429748361225233E-9) rotate(-0.8669912667079718) translate(29.244184mm,38.156525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72" draw:transform="skewX(-7.429748361225233E-9) rotate(-0.8669912667079718) translate(29.22909mm,38.149204mm)" svg:viewBox="0.0 0.0 194.53026 87.20253" svg:width="1.9453026mm"/>
            </draw:g>
            <draw:g draw:id="g4501">
              <draw:path svg:d="M 111.51943 -1.4551915E-11 C 83.004196 -1.4551915E-11 57.023598 5.167862 36.977497 14.086665 C 26.954447 18.543774 18.421112 24.07389 11.738888 31.108053 C 5.0566635 38.142216 4.5474735E-13 47.29488 4.5474735E-13 57.52055 C 4.5474735E-13 67.74622 5.0566635 76.89889 11.738888 83.93305 C 18.421112 90.96721 26.954447 96.49733 36.977497 100.95444 C 57.02331 109.87324 83.004486 115.0411 111.51943 115.0411 C 140.03467 115.0411 166.01527 109.87324 186.06137 100.95444 C 196.08443 96.49733 204.61775 90.96721 211.29999 83.93305 C 217.98221 76.89889 223.03886 67.74622 223.03886 57.52055 C 223.03886 47.29488 217.98221 38.142216 211.29999 31.108053 C 204.61775 24.07389 196.08443 18.543774 186.06137 14.086665 C 166.01556 5.167862 140.0344 -1.4551915E-11 111.51943 -1.4551915E-11 z" svg:height="1.150411mm" draw:style-name="style-173" draw:transform="skewX(-7.429748506508177E-9) rotate(-0.4320314778786312) translate(42.414616mm,48.166187mm)" svg:viewBox="0.0 0.0 223.03886 115.0411" svg:width="2.2303886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174" draw:transform="skewX(-7.429748506508177E-9) rotate(-0.4320314778786312) translate(42.486076mm,48.35163mm)" svg:viewBox="0.0 0.0 194.53023 87.202515" svg:width="1.9453022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175" draw:transform="skewX(-7.429748506508177E-9) rotate(-0.4320314778786312) translate(42.469303mm,48.351353mm)" svg:viewBox="0.0 0.0 194.53023 87.202515" svg:width="1.9453022mm"/>
            </draw:g>
            <draw:g draw:id="g4509">
              <draw:path svg:d="M 111.51947 0.0 C 83.00422 0.0 57.023613 5.1678634 36.97751 14.08667 C 26.954454 18.54378 18.421118 24.073898 11.738892 31.108063 C 5.056665 38.142227 0.0 47.29489 0.0 57.52057 C 0.0 67.74624 5.056665 76.89891 11.738892 83.933075 C 18.421118 90.96724 26.954454 96.49735 36.97751 100.95447 C 57.023327 109.87327 83.00451 115.04114 111.51947 115.04114 C 140.03471 115.04114 166.01532 109.87327 186.06143 100.95447 C 196.08447 96.49735 204.61781 90.96724 211.30005 83.933075 C 217.98227 76.89891 223.03894 67.74624 223.03894 57.52057 C 223.03894 47.29489 217.98227 38.142227 211.30005 31.108063 C 204.61781 24.073898 196.08447 18.54378 186.06143 14.08667 C 166.01561 5.1678634 140.03442 0.0 111.51947 0.0 z" svg:height="1.1504114mm" draw:style-name="style-176" draw:transform="skewX(-7.4297484352391616E-9) rotate(-0.017618708616457313) translate(43.827034mm,43.062447mm)" svg:viewBox="0.0 0.0 223.03894 115.04114" svg:width="2.2303894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177" draw:transform="skewX(-7.4297484352391616E-9) rotate(-0.017618708616457313) translate(43.967113mm,43.20342mm)" svg:viewBox="0.0 0.0 194.53027 87.20254" svg:width="1.9453028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178" draw:transform="skewX(-7.4297484352391616E-9) rotate(-0.017618708616457313) translate(43.95165mm,43.20992mm)" svg:viewBox="0.0 0.0 194.53027 87.20254" svg:width="1.9453028mm"/>
            </draw:g>
            <draw:g draw:id="g4517">
              <draw:path svg:d="M 111.519485 7.2759576E-12 C 83.004234 7.2759576E-12 57.02362 5.1678643 36.977512 14.086672 C 26.954458 18.543783 18.42112 24.073902 11.738893 31.108067 C 5.056666 38.14223 4.5474735E-13 47.2949 4.5474735E-13 57.520576 C 4.5474735E-13 67.746254 5.056666 76.89892 11.738893 83.93308 C 18.42112 90.96725 26.954458 96.49737 36.977512 100.95448 C 57.023335 109.87328 83.00452 115.04115 111.519485 115.04115 C 140.03473 115.04115 166.01535 109.87328 186.06145 100.95448 C 196.0845 96.49737 204.61784 90.96725 211.30008 83.93308 C 217.9823 76.89892 223.03897 67.746254 223.03897 57.520576 C 223.03897 47.2949 217.9823 38.14223 211.30008 31.108067 C 204.61784 24.073902 196.0845 18.543783 186.06145 14.086672 C 166.01562 5.1678643 140.03445 7.2759576E-12 111.519485 7.2759576E-12 z" svg:height="1.1504115mm" draw:style-name="style-179" draw:transform="skewX(-7.429748406454621E-9) rotate(1.6762954945186117) translate(27.644575mm,49.6872mm)" svg:viewBox="0.0 0.0 223.03897 115.04115" svg:width="2.2303896mm"/>
              <draw:path svg:d="M 194.5303 43.598984 C 194.5303 67.67747 150.9832 87.20255 97.26515 87.20255 C 43.547108 87.20255 0.0 67.67747 0.0 43.598984 C 0.0 19.520494 43.547108 -0.004585505 97.26515 -0.004585505 C 150.9832 -0.004585505 194.5303 19.520494 194.5303 43.598984 z" svg:height="0.8720255mm" draw:style-name="style-180" draw:transform="skewX(-7.429748406454621E-9) rotate(1.6762954945186117) translate(27.767277mm,49.530865mm)" svg:viewBox="0.0 0.0 194.5303 87.20255" svg:width="1.9453031mm"/>
              <draw:path svg:d="M 194.5303 43.598984 C 194.5303 67.67747 150.9832 87.20255 97.26515 87.20255 C 43.547108 87.20255 0.0 67.67747 0.0 43.598984 C 0.0 19.520494 43.547108 -0.004585505 97.26515 -0.004585505 C 150.9832 -0.004585505 194.5303 19.520494 194.5303 43.598984 z" svg:height="0.8720255mm" draw:style-name="style-181" draw:transform="skewX(-7.429748406454621E-9) rotate(1.6762954945186117) translate(27.775625mm,49.545418mm)" svg:viewBox="0.0 0.0 194.5303 87.20255" svg:width="1.9453031mm"/>
            </draw:g>
            <draw:g draw:id="g4525">
              <draw:path svg:d="M 111.519455 0.0 C 83.00421 0.0 57.02361 5.167863 36.977505 14.086668 C 26.954453 18.543777 18.421116 24.073896 11.738891 31.108059 C 5.0566645 38.142223 4.5474735E-13 47.294888 4.5474735E-13 57.52056 C 4.5474735E-13 67.74624 5.0566645 76.8989 11.738891 83.93307 C 18.421116 90.96723 26.954453 96.497345 36.977505 100.95445 C 57.023323 109.87326 83.0045 115.04112 111.519455 115.04112 C 140.0347 115.04112 166.0153 109.87326 186.06142 100.95445 C 196.08446 96.497345 204.6178 90.96723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182" draw:transform="skewX(-7.429748398974831E-9) rotate(1.7263780073505202) translate(26.758944mm,44.37694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83" draw:transform="skewX(-7.429748398974831E-9) rotate(1.7263780073505202) translate(26.873665mm,44.21466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184" draw:transform="skewX(-7.429748398974831E-9) rotate(1.7263780073505202) translate(26.88273mm,44.228775mm)" svg:viewBox="0.0 0.0 194.53026 87.20253" svg:width="1.9453026mm"/>
            </draw:g>
            <draw:g draw:id="g4533">
              <draw:path svg:d="M 111.51944 0.0 C 83.004196 0.0 57.023598 5.167862 36.977497 14.086666 C 26.954447 18.543776 18.421112 24.073893 11.738888 31.108053 C 5.0566635 38.142216 0.0 47.29488 0.0 57.520554 C 0.0 67.74622 5.0566635 76.89889 11.738888 83.93305 C 18.421112 90.96722 26.954447 96.49733 36.977497 100.95444 C 57.02331 109.873245 83.004486 115.04111 111.51944 115.04111 C 140.03468 115.04111 166.01527 109.873245 186.06137 100.95444 C 196.08443 96.49733 204.61777 90.96722 211.29999 83.93305 C 217.98221 76.89889 223.03888 67.74622 223.03888 57.520554 C 223.03888 47.29488 217.98221 38.142216 211.29999 31.108053 C 204.61777 24.073893 196.08443 18.543776 186.06137 14.086666 C 166.01556 5.167862 140.0344 0.0 111.51944 0.0 z" svg:height="1.150411mm" draw:style-name="style-185" draw:transform="skewX(-7.429748523847856E-9) rotate(0.2897643778174223) translate(34.51715mm,46.968475mm)" svg:viewBox="0.0 0.0 223.03888 115.04111" svg:width="2.2303889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186" draw:transform="skewX(-7.429748523847856E-9) rotate(0.2897643778174223) translate(34.693317mm,47.060455mm)" svg:viewBox="0.0 0.0 194.53023 87.202515" svg:width="1.9453022mm"/>
              <draw:path svg:d="M 194.53023 43.598965 C 194.53023 67.677444 150.98314 87.202515 97.265114 87.202515 C 43.547092 87.202515 0.0 67.677444 0.0 43.598965 C 0.0 19.520487 43.547092 -0.004585503 97.265114 -0.004585503 C 150.98314 -0.004585503 194.53023 19.520487 194.53023 43.598965 z" svg:height="0.87202513mm" draw:style-name="style-187" draw:transform="skewX(-7.429748523847856E-9) rotate(0.2897643778174223) translate(34.680546mm,47.071327mm)" svg:viewBox="0.0 0.0 194.53023 87.202515" svg:width="1.9453022mm"/>
            </draw:g>
            <draw:g draw:id="g4565">
              <draw:path svg:d="M 111.51943 -1.4551915E-11 C 83.004196 -1.4551915E-11 57.023598 5.167862 36.977497 14.086665 C 26.954447 18.543774 18.421112 24.07389 11.738888 31.108053 C 5.0566635 38.142216 4.5474735E-13 47.29488 4.5474735E-13 57.52055 C 4.5474735E-13 67.74622 5.0566635 76.89889 11.738888 83.93305 C 18.421112 90.96721 26.954447 96.49733 36.977497 100.95444 C 57.02331 109.87324 83.004486 115.0411 111.51943 115.0411 C 140.03467 115.0411 166.01527 109.87324 186.06137 100.95444 C 196.08443 96.49733 204.61775 90.96721 211.29999 83.93305 C 217.98221 76.89889 223.03886 67.74622 223.03886 57.52055 C 223.03886 47.29488 217.98221 38.142216 211.29999 31.108053 C 204.61775 24.07389 196.08443 18.543774 186.06137 14.086665 C 166.01556 5.167862 140.0344 -1.4551915E-11 111.51943 -1.4551915E-11 z" svg:height="1.150411mm" draw:style-name="style-188" draw:transform="skewX(-7.429748506508177E-9) rotate(-0.4320314778786312) translate(57.095436mm,41.50235mm)" svg:viewBox="0.0 0.0 223.03886 115.0411" svg:width="2.2303886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189" draw:transform="skewX(-7.429748506508177E-9) rotate(-0.4320314778786312) translate(57.1669mm,41.687794mm)" svg:viewBox="0.0 0.0 194.53023 87.202515" svg:width="1.9453022mm"/>
              <draw:path svg:d="M 194.53023 43.598965 C 194.53023 67.67744 150.98314 87.202515 97.265114 87.202515 C 43.54709 87.202515 4.5474735E-13 67.67744 4.5474735E-13 43.598965 C 4.5474735E-13 19.520487 43.54709 -0.004585503 97.265114 -0.004585503 C 150.98314 -0.004585503 194.53023 19.520487 194.53023 43.598965 z" svg:height="0.87202513mm" draw:style-name="style-190" draw:transform="skewX(-7.429748506508177E-9) rotate(-0.4320314778786312) translate(57.150127mm,41.687515mm)" svg:viewBox="0.0 0.0 194.53023 87.202515" svg:width="1.9453022mm"/>
            </draw:g>
            <draw:g draw:id="g4573">
              <draw:path svg:d="M 111.51948 0.0 C 83.00423 0.0 57.023617 5.167864 36.977512 14.086671 C 26.954456 18.543781 18.42112 24.0739 11.738893 31.108065 C 5.0566654 38.142227 0.0 47.294895 0.0 57.520573 C 0.0 67.74625 5.0566654 76.89892 11.738893 83.93308 C 18.42112 90.96725 26.954456 96.49736 36.977512 100.954475 C 57.02333 109.87328 83.00452 115.041145 111.51948 115.041145 C 140.03473 115.041145 166.01534 109.87328 186.06145 100.954475 C 196.0845 96.49736 204.61783 90.96725 211.30006 83.93308 C 217.98228 76.89892 223.03896 67.74625 223.03896 57.520573 C 223.03896 47.294895 217.98228 38.142227 211.30006 31.108065 C 204.61783 24.0739 196.0845 18.543781 186.06145 14.086671 C 166.01562 5.167864 140.03444 0.0 111.51948 0.0 z" svg:height="1.1504115mm" draw:style-name="style-191" draw:transform="skewX(-7.429748448027743E-9) rotate(-1.509008638934985) translate(53.737mm,49.59864mm)" svg:viewBox="0.0 0.0 223.03896 115.041145" svg:width="2.2303896mm"/>
              <draw:path svg:d="M 194.5303 43.59898 C 194.5303 67.67747 150.98318 87.202545 97.26515 87.202545 C 43.547108 87.202545 0.0 67.67747 0.0 43.59898 C 0.0 19.520494 43.547108 -0.004585505 97.26515 -0.004585505 C 150.98318 -0.004585505 194.5303 19.520494 194.5303 43.59898 z" svg:height="0.87202543mm" draw:style-name="style-192" draw:transform="skewX(-7.429748448027743E-9) rotate(-1.509008638934985) translate(53.607586mm,49.749462mm)" svg:viewBox="0.0 0.0 194.5303 87.202545" svg:width="1.945303mm"/>
              <draw:path svg:d="M 194.5303 43.59898 C 194.5303 67.67747 150.98318 87.202545 97.26515 87.202545 C 43.547108 87.202545 0.0 67.67747 0.0 43.59898 C 0.0 19.520494 43.547108 -0.004585505 97.26515 -0.004585505 C 150.98318 -0.004585505 194.5303 19.520494 194.5303 43.59898 z" svg:height="0.87202543mm" draw:style-name="style-193" draw:transform="skewX(-7.429748448027743E-9) rotate(-1.509008638934985) translate(53.59988mm,49.73456mm)" svg:viewBox="0.0 0.0 194.5303 87.202545" svg:width="1.945303mm"/>
            </draw:g>
            <draw:g draw:id="g4581">
              <draw:path svg:d="M 111.51945 0.0 C 83.00421 0.0 57.023605 5.167863 36.9775 14.086667 C 26.95445 18.543777 18.421114 24.073895 11.73889 31.108057 C 5.056664 38.14222 0.0 47.294884 0.0 57.520557 C 0.0 67.74623 5.056664 76.898895 11.73889 83.93306 C 18.421114 90.967224 26.95445 96.49734 36.9775 100.95445 C 57.02332 109.87325 83.00449 115.041115 111.51945 115.041115 C 140.0347 115.041115 166.01529 109.87325 186.0614 100.95445 C 196.08444 96.49734 204.61778 90.967224 211.3 83.93306 C 217.98224 76.898895 223.0389 67.74623 223.0389 57.520557 C 223.0389 47.294884 217.98224 38.14222 211.3 31.108057 C 204.61778 24.073895 196.08444 18.543777 186.0614 14.086667 C 166.01558 5.167863 140.03441 0.0 111.51945 0.0 z" svg:height="1.1504111mm" draw:style-name="style-194" draw:transform="skewX(-7.429748489956458E-9) rotate(-0.7666657772835003) translate(59.050694mm,48.181618mm)" svg:viewBox="0.0 0.0 223.0389 115.041115" svg:width="2.230389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195" draw:transform="skewX(-7.429748489956458E-9) rotate(-0.7666657772835003) translate(59.05729mm,48.380245mm)" svg:viewBox="0.0 0.0 194.53024 87.20252" svg:width="1.9453025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196" draw:transform="skewX(-7.429748489956458E-9) rotate(-0.7666657772835003) translate(59.041534mm,48.374474mm)" svg:viewBox="0.0 0.0 194.53024 87.20252" svg:width="1.9453025mm"/>
            </draw:g>
            <draw:g draw:id="g4589">
              <draw:path svg:d="M 111.51945 0.0 C 83.00421 0.0 57.023605 5.1678624 36.9775 14.086667 C 26.95445 18.543777 18.421114 24.073895 11.73889 31.108057 C 5.056664 38.14222 -4.5474735E-13 47.294884 -4.5474735E-13 57.520557 C -4.5474735E-13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197" draw:transform="skewX(-7.429748433855831E-9) rotate(-0.3522531015325465) translate(61.309734mm,44.20033mm)" svg:viewBox="0.0 0.0 223.0389 115.041115" svg:width="2.2303889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198" draw:transform="skewX(-7.429748433855831E-9) rotate(-0.3522531015325465) translate(61.395744mm,44.379486mm)" svg:viewBox="0.0 0.0 194.53024 87.20252" svg:width="1.9453025mm"/>
              <draw:path svg:d="M 194.53024 43.59897 C 194.53024 67.67745 150.98315 87.20252 97.26512 87.20252 C 43.547096 87.20252 -4.5474735E-13 67.67745 -4.5474735E-13 43.59897 C -4.5474735E-13 19.520489 43.547096 -0.0045855036 97.26512 -0.0045855036 C 150.98315 -0.0045855036 194.53024 19.520489 194.53024 43.59897 z" svg:height="0.87202525mm" draw:style-name="style-199" draw:transform="skewX(-7.429748433855831E-9) rotate(-0.3522531015325465) translate(61.379005mm,44.380547mm)" svg:viewBox="0.0 0.0 194.53024 87.20252" svg:width="1.9453025mm"/>
            </draw:g>
            <draw:g draw:id="g4605">
              <draw:path svg:d="M 111.51946 1.4551915E-11 C 83.00422 1.4551915E-11 57.023613 5.1678634 36.97751 14.086669 C 26.954454 18.54378 18.421118 24.073898 11.738891 31.10806 C 5.056665 38.142223 0.0 47.29489 0.0 57.520565 C 0.0 67.74624 5.056665 76.89891 11.738891 83.93307 C 18.421118 90.96723 26.954454 96.49735 36.97751 100.95446 C 57.023327 109.87327 83.00451 115.04113 111.51946 115.04113 C 140.03471 115.04113 166.01532 109.87327 186.06142 100.95446 C 196.08447 96.49735 204.61781 90.96723 211.30003 83.93307 C 217.98227 76.89891 223.03893 67.74624 223.03893 57.520565 C 223.03893 47.29489 217.98227 38.142223 211.30003 31.10806 C 204.61781 24.073898 196.08447 18.54378 186.06142 14.086669 C 166.01561 5.1678634 140.03442 1.4551915E-11 111.51946 1.4551915E-11 z" svg:height="1.1504114mm" draw:style-name="style-200" draw:transform="skewX(-7.429748570961415E-9) rotate(-0.7165835760590631) translate(58.874313mm,52.50991mm)" svg:viewBox="0.0 0.0 223.03893 115.04113" svg:width="2.2303894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201" draw:transform="skewX(-7.429748570961415E-9) rotate(-0.7165835760590631) translate(58.890842mm,52.70796mm)" svg:viewBox="0.0 0.0 194.53027 87.20254" svg:width="1.9453027mm"/>
              <draw:path svg:d="M 194.53027 43.598976 C 194.53027 67.67746 150.98317 87.20254 97.26514 87.20254 C 43.5471 87.20254 0.0 67.67746 0.0 43.598976 C 0.0 19.520493 43.5471 -0.004585504 97.26514 -0.004585504 C 150.98317 -0.004585504 194.53027 19.520493 194.53027 43.598976 z" svg:height="0.8720254mm" draw:style-name="style-202" draw:transform="skewX(-7.429748570961415E-9) rotate(-0.7165835760590631) translate(58.87482mm,52.70298mm)" svg:viewBox="0.0 0.0 194.53027 87.20254" svg:width="1.9453027mm"/>
            </draw:g>
            <draw:g draw:id="g4613">
              <draw:path svg:d="M 111.51947 0.0 C 83.00422 0.0 57.023613 5.1678634 36.97751 14.08667 C 26.954454 18.54378 18.421118 24.073898 11.738892 31.108063 C 5.056665 38.142227 0.0 47.29489 0.0 57.52057 C 0.0 67.74624 5.056665 76.89891 11.738892 83.933075 C 18.421118 90.96724 26.954454 96.49735 36.97751 100.95447 C 57.023327 109.87327 83.00451 115.04114 111.51947 115.04114 C 140.03471 115.04114 166.01532 109.87327 186.06143 100.95447 C 196.08447 96.49735 204.61781 90.96724 211.30005 83.933075 C 217.98227 76.89891 223.03894 67.74624 223.03894 57.52057 C 223.03894 47.29489 217.98227 38.142227 211.30005 31.108063 C 204.61781 24.073898 196.08447 18.54378 186.06143 14.08667 C 166.01561 5.1678634 140.03442 0.0 111.51947 0.0 z" svg:height="1.1504114mm" draw:style-name="style-203" draw:transform="skewX(-7.429748459639941E-9) rotate(-0.30217079235136474) translate(61.662777mm,48.383453mm)" svg:viewBox="0.0 0.0 223.03894 115.04114" svg:width="2.2303894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204" draw:transform="skewX(-7.429748459639941E-9) rotate(-0.30217079235136474) translate(61.75765mm,48.55808mm)" svg:viewBox="0.0 0.0 194.53027 87.20254" svg:width="1.9453028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205" draw:transform="skewX(-7.429748459639941E-9) rotate(-0.30217079235136474) translate(61.740982mm,48.55998mm)" svg:viewBox="0.0 0.0 194.53027 87.20254" svg:width="1.9453028mm"/>
            </draw:g>
            <draw:g draw:id="g4621">
              <draw:path svg:d="M 111.51945 0.0 C 83.0042 0.0 57.0236 5.1678624 36.9775 14.086667 C 26.95445 18.543776 18.421114 24.073895 11.738889 31.108057 C 5.056664 38.14222 0.0 47.294884 0.0 57.520557 C 0.0 67.74623 5.056664 76.898895 11.738889 83.93306 C 18.421114 90.96722 26.95445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7 C 204.61778 24.073895 196.08444 18.543776 186.06139 14.086667 C 166.01558 5.1678624 140.03441 0.0 111.51945 0.0 z" svg:height="1.1504111mm" draw:style-name="style-206" draw:transform="skewX(-7.4297484626328035E-9) rotate(-0.12464834955596803) translate(49.396034mm,46.72366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07" draw:transform="skewX(-7.4297484626328035E-9) rotate(-0.12464834955596803) translate(49.520256mm,46.87879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08" draw:transform="skewX(-7.4297484626328035E-9) rotate(-0.12464834955596803) translate(49.504185mm,46.8836mm)" svg:viewBox="0.0 0.0 194.53024 87.20252" svg:width="1.9453025mm"/>
            </draw:g>
            <draw:g draw:id="g4629">
              <draw:path svg:d="M 111.519455 0.0 C 83.00421 0.0 57.02361 5.167863 36.977505 14.086668 C 26.954453 18.543777 18.421116 24.073896 11.738891 31.108059 C 5.0566645 38.142223 -4.5474735E-13 47.294888 -4.5474735E-13 57.52056 C -4.5474735E-13 67.74624 5.0566645 76.8989 11.738891 83.93307 C 18.421116 90.967224 26.954453 96.497345 36.977505 100.95445 C 57.023323 109.87326 83.0045 115.04112 111.519455 115.04112 C 140.0347 115.04112 166.0153 109.87326 186.06142 100.95445 C 196.08446 96.497345 204.6178 90.967224 211.30002 83.93307 C 217.98225 76.8989 223.03891 67.74624 223.03891 57.52056 C 223.03891 47.294888 217.98225 38.142223 211.30002 31.108059 C 204.6178 24.073896 196.08446 18.543777 186.06142 14.086668 C 166.0156 5.167863 140.03441 0.0 111.519455 0.0 z" svg:height="1.1504112mm" draw:style-name="style-209" draw:transform="skewX(-7.429748361225233E-9) rotate(-0.8669912667079718) translate(56.31691mm,47.676605mm)" svg:viewBox="0.0 0.0 223.03891 115.04112" svg:width="2.230389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210" draw:transform="skewX(-7.429748361225233E-9) rotate(-0.8669912667079718) translate(56.303577mm,47.874893mm)" svg:viewBox="0.0 0.0 194.53026 87.20253" svg:width="1.9453026mm"/>
              <draw:path svg:d="M 194.53026 43.598972 C 194.53026 67.67745 150.98317 87.20253 97.26513 87.20253 C 43.5471 87.20253 0.0 67.67745 0.0 43.598972 C 0.0 19.52049 43.5471 -0.004585504 97.26513 -0.004585504 C 150.98317 -0.004585504 194.53026 19.52049 194.53026 43.598972 z" svg:height="0.8720253mm" draw:style-name="style-211" draw:transform="skewX(-7.429748361225233E-9) rotate(-0.8669912667079718) translate(56.288483mm,47.867573mm)" svg:viewBox="0.0 0.0 194.53026 87.20253" svg:width="1.9453026mm"/>
            </draw:g>
            <draw:g draw:id="g4645">
              <draw:path svg:d="M 111.51945 -7.2759576E-12 C 83.0042 -7.2759576E-12 57.023605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-7.2759576E-12 111.51945 -7.2759576E-12 z" svg:height="1.1504111mm" draw:style-name="style-212" draw:transform="skewX(-7.429748220021197E-9) rotate(2.46872075124333) translate(56.25002mm,54.86546mm)" svg:viewBox="0.0 0.0 223.0389 115.041115" svg:width="2.2303889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213" draw:transform="skewX(-7.429748220021197E-9) rotate(2.46872075124333) translate(56.22485mm,54.668324mm)" svg:viewBox="0.0 0.0 194.53024 87.20252" svg:width="1.9453025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5mm" draw:style-name="style-214" draw:transform="skewX(-7.429748220021197E-9) rotate(2.46872075124333) translate(56.241074mm,54.672592mm)" svg:viewBox="0.0 0.0 194.53024 87.20252" svg:width="1.9453025mm"/>
            </draw:g>
            <draw:g draw:id="g4597">
              <draw:path svg:d="M 111.51945 0.0 C 83.0042 0.0 57.0236 5.1678624 36.9775 14.086667 C 26.95445 18.543777 18.421114 24.073895 11.73889 31.108057 C 5.056664 38.14222 0.0 47.294884 0.0 57.520557 C 0.0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4 76.898895 223.0389 67.74623 223.0389 57.520557 C 223.0389 47.294884 217.98224 38.14222 211.3 31.108057 C 204.61778 24.073895 196.08444 18.543777 186.0614 14.086667 C 166.01558 5.1678624 140.03441 0.0 111.51945 0.0 z" svg:height="1.1504111mm" draw:style-name="style-215" draw:transform="skewX(-7.429748435766679E-9) rotate(-1.458926125672904) translate(49.098457mm,49.471077mm)" svg:viewBox="0.0 0.0 223.0389 115.041115" svg:width="2.2303889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16" draw:transform="skewX(-7.429748435766679E-9) rotate(-1.458926125672904) translate(48.976753mm,49.62819mm)" svg:viewBox="0.0 0.0 194.53024 87.20252" svg:width="1.9453025mm"/>
              <draw:path svg:d="M 194.53024 43.59897 C 194.53024 67.677444 150.98315 87.20252 97.26512 87.20252 C 43.547096 87.20252 0.0 67.677444 0.0 43.59897 C 0.0 19.520489 43.547096 -0.0045855036 97.26512 -0.0045855036 C 150.98315 -0.0045855036 194.53024 19.520489 194.53024 43.59897 z" svg:height="0.8720252mm" draw:style-name="style-217" draw:transform="skewX(-7.429748435766679E-9) rotate(-1.458926125672904) translate(48.968315mm,49.613693mm)" svg:viewBox="0.0 0.0 194.53024 87.20252" svg:width="1.9453025mm"/>
            </draw:g>
            <draw:g draw:id="g4637">
              <draw:path svg:d="M 111.51945 0.0 C 83.00421 0.0 57.023605 5.167863 36.9775 14.086667 C 26.95445 18.543777 18.421114 24.073895 11.73889 31.108057 C 5.0566645 38.14222 4.5474735E-13 47.294884 4.5474735E-13 57.520557 C 4.5474735E-13 67.74623 5.0566645 76.898895 11.73889 83.93306 C 18.421114 90.967224 26.95445 96.49734 36.9775 100.95445 C 57.02332 109.87325 83.00449 115.041115 111.51945 115.041115 C 140.0347 115.041115 166.01529 109.87325 186.0614 100.95445 C 196.08446 96.49734 204.61778 90.967224 211.30002 83.93306 C 217.98224 76.898895 223.0389 67.74623 223.0389 57.520557 C 223.0389 47.294884 217.98224 38.14222 211.30002 31.108057 C 204.61778 24.073895 196.08446 18.543777 186.0614 14.086667 C 166.01558 5.167863 140.03441 0.0 111.51945 0.0 z" svg:height="1.1504111mm" draw:style-name="style-218" draw:transform="skewX(-7.429748475364539E-9) rotate(2.4186381719529284) translate(51.755234mm,54.443684mm)" svg:viewBox="0.0 0.0 223.0389 115.041115" svg:width="2.230389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219" draw:transform="skewX(-7.429748475364539E-9) rotate(2.4186381719529284) translate(51.739967mm,54.245537mm)" svg:viewBox="0.0 0.0 194.53026 87.20252" svg:width="1.9453025mm"/>
              <draw:path svg:d="M 194.53026 43.59897 C 194.53026 67.67745 150.98315 87.20252 97.26513 87.20252 C 43.547096 87.20252 4.5474735E-13 67.67745 4.5474735E-13 43.59897 C 4.5474735E-13 19.520489 43.547096 -0.0045855036 97.26513 -0.0045855036 C 150.98315 -0.0045855036 194.53026 19.520489 194.53026 43.59897 z" svg:height="0.87202525mm" draw:style-name="style-220" draw:transform="skewX(-7.429748475364539E-9) rotate(2.4186381719529284) translate(51.755955mm,54.250614mm)" svg:viewBox="0.0 0.0 194.53026 87.20252" svg:width="1.9453025mm"/>
            </draw:g>
            <draw:g draw:id="g4653">
              <draw:path svg:d="M 111.51947 7.2759576E-12 C 83.00423 7.2759576E-12 57.023617 5.167864 36.97751 14.08667 C 26.954456 18.543781 18.421118 24.0739 11.738892 31.108063 C 5.0566654 38.142227 4.5474735E-13 47.294895 4.5474735E-13 57.52057 C 4.5474735E-13 67.74625 5.0566654 76.89891 11.738892 83.933075 C 18.421118 90.96724 26.954456 96.49736 36.97751 100.95447 C 57.02333 109.873276 83.00451 115.04114 111.51947 115.04114 C 140.03471 115.04114 166.01534 109.873276 186.06143 100.95447 C 196.08449 96.49736 204.61783 90.96724 211.30005 83.933075 C 217.98228 76.89891 223.03894 67.74625 223.03894 57.52057 C 223.03894 47.294895 217.98228 38.142227 211.30005 31.108063 C 204.61783 24.0739 196.08449 18.543781 186.06143 14.08667 C 166.01561 5.167864 140.03444 7.2759576E-12 111.51947 7.2759576E-12 z" svg:height="1.1504114mm" draw:style-name="style-221" draw:transform="skewX(-7.4297484982316966E-9) rotate(2.8831335316256856) translate(48.369675mm,54.013588mm)" svg:viewBox="0.0 0.0 223.03894 115.04114" svg:width="2.2303894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222" draw:transform="skewX(-7.4297484982316966E-9) rotate(2.8831335316256856) translate(48.267258mm,53.843273mm)" svg:viewBox="0.0 0.0 194.53029 87.202545" svg:width="1.9453028mm"/>
              <draw:path svg:d="M 194.53029 43.598976 C 194.53029 67.67746 150.98318 87.202545 97.265144 87.202545 C 43.547104 87.202545 0.0 67.67746 0.0 43.598976 C 0.0 19.520493 43.547104 -0.0045855045 97.265144 -0.0045855045 C 150.98318 -0.0045855045 194.53029 19.520493 194.53029 43.598976 z" svg:height="0.87202543mm" draw:style-name="style-223" draw:transform="skewX(-7.4297484982316966E-9) rotate(2.8831335316256856) translate(48.28383mm,53.84065mm)" svg:viewBox="0.0 0.0 194.53029 87.202545" svg:width="1.9453028mm"/>
            </draw:g>
            <draw:g draw:id="g4661">
              <draw:path svg:d="M 111.51947 0.0 C 83.00422 0.0 57.023613 5.1678634 36.97751 14.08667 C 26.954454 18.54378 18.421118 24.073898 11.738892 31.108063 C 5.056665 38.142227 0.0 47.29489 0.0 57.52057 C 0.0 67.74624 5.056665 76.89891 11.738892 83.933075 C 18.421118 90.96724 26.954454 96.49735 36.97751 100.95447 C 57.023327 109.87327 83.00451 115.04114 111.51947 115.04114 C 140.03471 115.04114 166.01532 109.87327 186.06143 100.95447 C 196.08447 96.49735 204.61781 90.96724 211.30005 83.933075 C 217.98227 76.89891 223.03894 67.74624 223.03894 57.52057 C 223.03894 47.29489 217.98227 38.142227 211.30005 31.108063 C 204.61781 24.073898 196.08447 18.54378 186.06143 14.08667 C 166.01561 5.1678634 140.03442 0.0 111.51947 0.0 z" svg:height="1.1504114mm" draw:style-name="style-224" draw:transform="skewX(-7.4297484352391616E-9) rotate(-0.017618708616457313) translate(43.540226mm,50.686882mm)" svg:viewBox="0.0 0.0 223.03894 115.04114" svg:width="2.2303894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225" draw:transform="skewX(-7.4297484352391616E-9) rotate(-0.017618708616457313) translate(43.680305mm,50.827854mm)" svg:viewBox="0.0 0.0 194.53027 87.20254" svg:width="1.9453028mm"/>
              <draw:path svg:d="M 194.53027 43.598976 C 194.53027 67.67746 150.98318 87.20254 97.26514 87.20254 C 43.547104 87.20254 0.0 67.67746 0.0 43.598976 C 0.0 19.520493 43.547104 -0.0045855045 97.26514 -0.0045855045 C 150.98318 -0.0045855045 194.53027 19.520493 194.53027 43.598976 z" svg:height="0.8720254mm" draw:style-name="style-226" draw:transform="skewX(-7.4297484352391616E-9) rotate(-0.017618708616457313) translate(43.66484mm,50.834354mm)" svg:viewBox="0.0 0.0 194.53027 87.20254" svg:width="1.9453028mm"/>
            </draw:g>
            <draw:g draw:id="g4721">
              <draw:path svg:d="M 111.51947 -7.2759576E-12 C 83.00423 -7.2759576E-12 57.023617 5.167864 36.97751 14.08667 C 26.954456 18.543781 18.421118 24.073898 11.738892 31.108063 C 5.056665 38.142227 0.0 47.294895 0.0 57.52057 C 0.0 67.74625 5.056665 76.89891 11.738892 83.933075 C 18.421118 90.96724 26.954456 96.49736 36.97751 100.95447 C 57.023327 109.873276 83.00451 115.04114 111.51947 115.04114 C 140.03471 115.04114 166.01532 109.873276 186.06143 100.95447 C 196.08449 96.49736 204.61783 90.96724 211.30005 83.933075 C 217.98228 76.89891 223.03894 67.74625 223.03894 57.52057 C 223.03894 47.294895 217.98228 38.142227 211.30005 31.108063 C 204.61783 24.073898 196.08449 18.543781 186.06143 14.08667 C 166.01561 5.167864 140.03444 -7.2759576E-12 111.51947 -7.2759576E-12 z" svg:height="1.1504114mm" draw:style-name="style-227" draw:transform="skewX(-7.429748464862829E-9) rotate(-0.49600018023831344) translate(9.595992mm,39.997974mm)" svg:viewBox="0.0 0.0 223.03894 115.04114" svg:width="2.2303894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3mm" draw:style-name="style-228" draw:transform="skewX(-7.429748464862829E-9) rotate(-0.49600018023831344) translate(9.655453mm,40.187607mm)" svg:viewBox="0.0 0.0 194.53029 87.20254" svg:width="1.9453028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3mm" draw:style-name="style-229" draw:transform="skewX(-7.429748464862829E-9) rotate(-0.49600018023831344) translate(9.638732mm,40.186256mm)" svg:viewBox="0.0 0.0 194.53029 87.20254" svg:width="1.9453028mm"/>
            </draw:g>
            <draw:g draw:id="g4729">
              <draw:path svg:d="M 111.519485 -7.2759576E-12 C 83.004234 -7.2759576E-12 57.023624 5.1678643 36.977512 14.086672 C 26.95446 18.543783 18.421122 24.073902 11.7388935 31.108067 C 5.056666 38.14223 0.0 47.2949 0.0 57.520576 C 0.0 67.746254 5.056666 76.898926 11.7388935 83.93309 C 18.421122 90.967255 26.95446 96.497375 36.977512 100.95448 C 57.02334 109.87329 83.004524 115.04115 111.519485 115.04115 C 140.03474 115.04115 166.01535 109.87329 186.06146 100.95448 C 196.08452 96.497375 204.61786 90.967255 211.30008 83.93309 C 217.98232 76.898926 223.03897 67.746254 223.03897 57.520576 C 223.03897 47.2949 217.98232 38.14223 211.30008 31.108067 C 204.61786 24.073902 196.08452 18.543783 186.06146 14.086672 C 166.01564 5.1678643 140.03445 -7.2759576E-12 111.519485 -7.2759576E-12 z" svg:height="1.1504116mm" draw:style-name="style-230" draw:transform="skewX(-7.429748399826355E-9) rotate(-1.4518046912175175) translate(21.554716mm,42.35042mm)" svg:viewBox="0.0 0.0 223.03897 115.04115" svg:width="2.2303898mm"/>
              <draw:path svg:d="M 194.53032 43.598984 C 194.53032 67.677475 150.9832 87.20255 97.26516 87.20255 C 43.54711 87.20255 0.0 67.677475 0.0 43.598984 C 0.0 19.520496 43.54711 -0.004585505 97.26516 -0.004585505 C 150.9832 -0.004585505 194.53032 19.520496 194.53032 43.598984 z" svg:height="0.87202555mm" draw:style-name="style-231" draw:transform="skewX(-7.429748399826355E-9) rotate(-1.4518046912175175) translate(21.434135mm,42.508396mm)" svg:viewBox="0.0 0.0 194.53032 87.20255" svg:width="1.9453032mm"/>
              <draw:path svg:d="M 194.53032 43.598984 C 194.53032 67.677475 150.9832 87.20255 97.26516 87.20255 C 43.54711 87.20255 0.0 67.677475 0.0 43.598984 C 0.0 19.520496 43.54711 -0.004585505 97.26516 -0.004585505 C 150.9832 -0.004585505 194.53032 19.520496 194.53032 43.598984 z" svg:height="0.87202555mm" draw:style-name="style-232" draw:transform="skewX(-7.429748399826355E-9) rotate(-1.4518046912175175) translate(21.42559mm,42.493958mm)" svg:viewBox="0.0 0.0 194.53032 87.20255" svg:width="1.9453032mm"/>
            </draw:g>
            <draw:g draw:id="g4737">
              <draw:path svg:d="M 111.51945 7.2759576E-12 C 83.0042 7.2759576E-12 57.0236 5.1678624 36.9775 14.086667 C 26.95445 18.543777 18.421114 24.073895 11.73889 31.108057 C 5.056664 38.14222 4.5474735E-13 47.294884 4.5474735E-13 57.520557 C 4.5474735E-13 67.74623 5.056664 76.898895 11.73889 83.93306 C 18.421114 90.967224 26.95445 96.49734 36.9775 100.954445 C 57.023315 109.87325 83.00449 115.041115 111.51945 115.041115 C 140.03468 115.041115 166.01529 109.87325 186.0614 100.954445 C 196.08444 96.49734 204.61778 90.967224 211.3 83.93306 C 217.98222 76.898895 223.0389 67.74623 223.0389 57.520557 C 223.0389 47.294884 217.98222 38.14222 211.3 31.108057 C 204.61778 24.073895 196.08444 18.543777 186.0614 14.086667 C 166.01558 5.1678624 140.03441 7.2759576E-12 111.51945 7.2759576E-12 z" svg:height="1.1504111mm" draw:style-name="style-233" draw:transform="skewX(-7.429748434564302E-9) rotate(-1.4897110961510343) translate(9.851744mm,33.96631mm)" svg:viewBox="0.0 0.0 223.0389 115.041115" svg:width="2.2303889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mm" draw:style-name="style-234" draw:transform="skewX(-7.429748434564302E-9) rotate(-1.4897110961510343) translate(9.725262mm,34.119602mm)" svg:viewBox="0.0 0.0 194.53024 87.20252" svg:width="1.9453025mm"/>
              <draw:path svg:d="M 194.53024 43.59897 C 194.53024 67.677444 150.98315 87.20252 97.26512 87.20252 C 43.547096 87.20252 4.5474735E-13 67.677444 4.5474735E-13 43.59897 C 4.5474735E-13 19.520489 43.547096 -0.0045855036 97.26512 -0.0045855036 C 150.98315 -0.0045855036 194.53024 19.520489 194.53024 43.59897 z" svg:height="0.8720252mm" draw:style-name="style-235" draw:transform="skewX(-7.429748434564302E-9) rotate(-1.4897110961510343) translate(9.71727mm,34.10485mm)" svg:viewBox="0.0 0.0 194.53024 87.20252" svg:width="1.9453025mm"/>
            </draw:g>
            <draw:g draw:id="g4745">
              <draw:path svg:d="M 111.519455 0.0 C 83.00421 0.0 57.023605 5.167863 36.977505 14.086668 C 26.954453 18.543777 18.421116 24.073896 11.73889 31.108059 C 5.0566645 38.14222 0.0 47.294888 0.0 57.52056 C 0.0 67.74623 5.0566645 76.8989 11.73889 83.93306 C 18.421116 90.967224 26.954453 96.497345 36.977505 100.95445 C 57.02332 109.87326 83.0045 115.04112 111.519455 115.04112 C 140.0347 115.04112 166.0153 109.87326 186.0614 100.95445 C 196.08446 96.497345 204.6178 90.967224 211.30002 83.93306 C 217.98224 76.8989 223.03891 67.74623 223.03891 57.52056 C 223.03891 47.294888 217.98224 38.14222 211.30002 31.108059 C 204.6178 24.073896 196.08446 18.543777 186.0614 14.086668 C 166.0156 5.167863 140.03441 0.0 111.519455 0.0 z" svg:height="1.1504112mm" draw:style-name="style-236" draw:transform="skewX(-7.429748239458466E-9) rotate(-0.7528398863984406) translate(11.605852mm,37.258926mm)" svg:viewBox="0.0 0.0 223.03891 115.04112" svg:width="2.230389mm"/>
              <draw:path svg:d="M 194.53026 43.598972 C 194.53026 67.67745 150.98315 87.20253 97.26513 87.20253 C 43.547096 87.20253 0.0 67.67745 0.0 43.598972 C 0.0 19.52049 43.547096 -0.004585504 97.26513 -0.004585504 C 150.98315 -0.004585504 194.53026 19.52049 194.53026 43.598972 z" svg:height="0.87202525mm" draw:style-name="style-237" draw:transform="skewX(-7.429748239458466E-9) rotate(-0.7528398863984406) translate(11.6151905mm,37.457443mm)" svg:viewBox="0.0 0.0 194.53026 87.20253" svg:width="1.9453026mm"/>
              <draw:path svg:d="M 194.53026 43.598972 C 194.53026 67.67745 150.98315 87.20253 97.26513 87.20253 C 43.547096 87.20253 0.0 67.67745 0.0 43.598972 C 0.0 19.52049 43.547096 -0.004585504 97.26513 -0.004585504 C 150.98315 -0.004585504 194.53026 19.52049 194.53026 43.598972 z" svg:height="0.87202525mm" draw:style-name="style-238" draw:transform="skewX(-7.429748239458466E-9) rotate(-0.7528398863984406) translate(11.599361mm,37.45189mm)" svg:viewBox="0.0 0.0 194.53026 87.20253" svg:width="1.9453026mm"/>
            </draw:g>
            <draw:g draw:id="g4753">
              <draw:path svg:d="M 111.51945 7.2759576E-12 C 83.0042 7.2759576E-12 57.0236 5.1678624 36.9775 14.086667 C 26.954449 18.543776 18.421114 24.073895 11.738889 31.108055 C 5.056664 38.14222 4.5474735E-13 47.294884 4.5474735E-13 57.520557 C 4.5474735E-13 67.74623 5.056664 76.898895 11.738889 83.93306 C 18.421114 90.96722 26.954449 96.49734 36.9775 100.954445 C 57.023315 109.87325 83.00449 115.041115 111.51945 115.041115 C 140.03468 115.041115 166.01529 109.87325 186.06139 100.954445 C 196.08444 96.49734 204.61778 90.96722 211.3 83.93306 C 217.98222 76.898895 223.0389 67.74623 223.0389 57.520557 C 223.0389 47.294884 217.98222 38.14222 211.3 31.108055 C 204.61778 24.073895 196.08444 18.543776 186.06139 14.086667 C 166.01558 5.1678624 140.0344 7.2759576E-12 111.51945 7.2759576E-12 z" svg:height="1.1504111mm" draw:style-name="style-239" draw:transform="skewX(-7.429748420867191E-9) rotate(-1.1672524706669294) translate(22.49318mm,45.001793mm)" svg:viewBox="0.0 0.0 223.0389 115.041115" svg:width="2.2303889mm"/>
              <draw:path svg:d="M 194.53024 43.59897 C 194.53024 67.677444 150.98315 87.20252 97.26512 87.20252 C 43.547092 87.20252 0.0 67.677444 0.0 43.59897 C 0.0 19.520489 43.547092 -0.0045855036 97.26512 -0.0045855036 C 150.98315 -0.0045855036 194.53024 19.520489 194.53024 43.59897 z" svg:height="0.8720252mm" draw:style-name="style-240" draw:transform="skewX(-7.429748420867191E-9) rotate(-1.1672524706669294) translate(22.421795mm,45.187267mm)" svg:viewBox="0.0 0.0 194.53024 87.20252" svg:width="1.9453025mm"/>
              <draw:path svg:d="M 194.53024 43.59897 C 194.53024 67.677444 150.98315 87.20252 97.26512 87.20252 C 43.547092 87.20252 0.0 67.677444 0.0 43.59897 C 0.0 19.520489 43.547092 -0.0045855036 97.26512 -0.0045855036 C 150.98315 -0.0045855036 194.53024 19.520489 194.53024 43.59897 z" svg:height="0.8720252mm" draw:style-name="style-241" draw:transform="skewX(-7.429748420867191E-9) rotate(-1.1672524706669294) translate(22.409542mm,45.175808mm)" svg:viewBox="0.0 0.0 194.53024 87.20252" svg:width="1.9453025mm"/>
            </draw:g>
            <draw:g draw:id="g4771">
              <draw:path svg:d="M 111.51947 -7.2759576E-12 C 83.00423 -7.2759576E-12 57.023617 5.167864 36.97751 14.08667 C 26.954456 18.543781 18.421118 24.073898 11.738892 31.108063 C 5.056665 38.142227 0.0 47.294895 0.0 57.52057 C 0.0 67.74625 5.056665 76.89891 11.738892 83.933075 C 18.421118 90.96724 26.954456 96.49736 36.97751 100.95447 C 57.023327 109.873276 83.00451 115.04114 111.51947 115.04114 C 140.03471 115.04114 166.01532 109.873276 186.06143 100.95447 C 196.08449 96.49736 204.61783 90.96724 211.30005 83.933075 C 217.98228 76.89891 223.03894 67.74625 223.03894 57.52057 C 223.03894 47.294895 217.98228 38.142227 211.30005 31.108063 C 204.61783 24.073898 196.08449 18.543781 186.06143 14.08667 C 166.01561 5.167864 140.03444 -7.2759576E-12 111.51947 -7.2759576E-12 z" svg:height="1.1504114mm" draw:style-name="style-242" draw:transform="skewX(-7.429748464862829E-9) rotate(-0.49600018023831344) translate(18.899784mm,46.62357mm)" svg:viewBox="0.0 0.0 223.03894 115.04114" svg:width="2.2303894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3mm" draw:style-name="style-243" draw:transform="skewX(-7.429748464862829E-9) rotate(-0.49600018023831344) translate(18.959246mm,46.8132mm)" svg:viewBox="0.0 0.0 194.53029 87.20254" svg:width="1.9453028mm"/>
              <draw:path svg:d="M 194.53029 43.598976 C 194.53029 67.67746 150.98318 87.20254 97.265144 87.20254 C 43.547104 87.20254 0.0 67.67746 0.0 43.598976 C 0.0 19.520493 43.547104 -0.0045855045 97.265144 -0.0045855045 C 150.98318 -0.0045855045 194.53029 19.520493 194.53029 43.598976 z" svg:height="0.87202543mm" draw:style-name="style-244" draw:transform="skewX(-7.429748464862829E-9) rotate(-0.49600018023831344) translate(18.942524mm,46.81185mm)" svg:viewBox="0.0 0.0 194.53029 87.20254" svg:width="1.9453028mm"/>
            </draw:g>
            <draw:path svg:d="M 4.0231414 0.0 C -24.157621 461.35666 95.18929 900.3007 378.49347 1247.8436 C 1214.2262 2107.7185 2246.9678 1677.0734 3187.0227 2205.7368 C 4591.1055 2584.3682 5505.959 2569.5095 5768.406 1633.4673 C 5759.057 1576.4294 5749.0947 1517.3762 5739.058 1458.5559 C 5442.2817 2301.241 4542.5034 2302.4434 3187.0227 1936.9161 C 2246.9678 1408.2529 1214.2262 1838.8993 378.49347 979.02325 C 150.73859 699.6246 28.454739 361.57028 4.0231414 0.0 z" svg:height="24.379755mm" draw:style-name="style-245" svg:viewBox="0.0 0.0 5768.406 2437.9753" svg:width="57.684055mm" svg:x="6.4116716mm" svg:y="32.930992mm"/>
            <draw:path svg:d="M 2495.3533 724.45935 C 2495.3533 1124.5676 1936.7494 1448.9187 1247.6766 1448.9187 C 558.60394 1448.9187 4.5474735E-13 1124.5676 4.5474735E-13 724.45935 C 4.5474735E-13 324.3511 558.60394 7.2759576E-12 1247.6766 7.2759576E-12 C 1936.7494 7.2759576E-12 2495.3533 324.3511 2495.3533 724.45935 z" svg:height="14.489187mm" draw:style-name="style-246" draw:transform="rotate(-0.12348295641165996) translate(27.116962mm,5.752343mm)" svg:viewBox="0.0 0.0 2495.3533 1448.9187" svg:width="24.953533mm"/>
            <draw:g draw:id="g4857">
              <draw:g draw:id="g4825">
                <draw:g draw:id="g4837">
                  <draw:path svg:d="M 2908.897 0.018342016 C 2309.9236 30.787075 1665.2877 275.54294 1107.5643 730.1773 C 508.54044 1218.4785 127.036804 1853.3003 0.0 2475.7502 C 99.68427 2546.1423 212.19994 2648.5688 341.6017 2803.8523 C 744.07715 3286.8252 609.91907 2535.7883 717.2462 2186.9736 C 824.57336 1838.1589 959.0673 2052.733 1146.8896 2267.385 C 1334.7118 2482.037 1549.114 2508.9539 1575.946 2374.796 C 1602.777 2240.6377 1388.4585 1999.3165 1442.1227 1650.5063 C 1495.7856 1301.6962 2837.1213 1060.0402 1871.1792 1247.8624 C 905.23584 1435.6847 2730.1301 818.3016 2488.6448 737.8076 C 2247.1584 657.31366 1978.3378 764.9721 2032.002 416.16202 C 2084.991 71.73104 2060.5525 354.51907 2912.4187 0.018342016 C 2911.246 0.07795357 2910.0686 -0.041269537 2908.897 0.018342016 z" svg:height="29.611763mm" draw:style-name="style-247" svg:viewBox="0.0 0.0 2912.4187 2961.1765" svg:width="29.124187mm" svg:x="7.435449mm" svg:y="5.629155mm"/>
                  <draw:path svg:d="M 2908.897 0.018342016 C 2309.9248 30.787075 1665.2888 275.54752 1107.5643 730.1773 C 508.54044 1218.4785 127.036804 1853.3003 0.0 2475.7502 C 99.68542 2546.147 212.19994 2648.5688 341.6017 2803.8523 C 744.0783 3286.8252 609.91907 2535.7883 717.2462 2186.9736 C 824.57336 1838.1589 959.0673 2052.733 1146.8896 2267.385 C 1334.7118 2482.0417 1549.1151 2508.9585 1575.946 2374.796 C 1602.7781 2240.6377 1388.4597 1999.3165 1442.1227 1650.5063 C 1495.7869 1301.6962 2837.1226 1060.0402 1871.1792 1247.8624 C 905.237 1435.6847 2730.1301 818.30615 2488.6448 737.8076 C 2247.1594 657.31366 1978.339 764.97675 2032.002 416.16202 C 2084.992 71.73104 2060.5535 354.51907 2912.4187 0.018342016 C 2911.247 0.07795357 2910.0698 -0.041269537 2908.897 0.018342016 z" svg:height="29.611763mm" draw:style-name="style-248" svg:viewBox="0.0 0.0 2912.4187 2961.1765" svg:width="29.124187mm" svg:x="6.612042mm" svg:y="4.682799mm"/>
                </draw:g>
              </draw:g>
              <draw:path svg:d="M 2908.8965 0.018342016 C 2309.924 30.79166 1665.2877 275.54752 1107.5643 730.1773 C 508.54044 1218.483 127.036804 1853.3003 -9.094947E-13 2475.755 C 99.684845 2546.147 212.19994 2648.5735 341.6017 2803.857 C 744.0777 3286.8252 609.91907 2535.793 717.2462 2186.9783 C 824.57336 1838.1635 959.0673 2052.7375 1146.8896 2267.3896 C 1334.7118 2482.0417 1549.114 2508.9585 1575.946 2374.8005 C 1602.7776 2240.6377 1388.4591 1999.321 1442.1227 1650.5063 C 1495.7863 1301.6962 2837.1218 1060.0447 1871.1786 1247.867 C 905.23584 1435.6892 2730.1301 818.30615 2488.6443 737.8122 C 2247.1584 657.31366 1978.3384 764.97675 2032.0013 416.1666 C 2084.9915 71.73104 2060.5525 354.52365 2912.4182 0.018342016 C 2911.2466 0.07795357 2910.0693 -0.041269537 2908.8965 0.018342016 z M 2912.4182 2961.1948 z" svg:height="29.61195mm" draw:style-name="style-249" svg:viewBox="0.0 0.0 2912.4182 2961.195" svg:width="29.124182mm" svg:x="6.658149mm" svg:y="4.5656447mm"/>
            </draw:g>
            <draw:g draw:id="g4893">
              <draw:path svg:d="M 18.972809 583.4183 C 227.67487 374.71823 303.56668 227.67487 208.70206 170.755 C 113.83743 113.83972 0.0 -7.2759576E-12 0.0 -7.2759576E-12 C 0.0 -7.2759576E-12 360.48538 18.974815 455.34973 170.755 C 550.21436 322.53976 531.2415 417.4047 474.3228 512.2696 C 417.4041 607.1345 256.13422 678.2832 256.13422 678.2832 L 18.972809 583.4183 z" svg:height="6.7828317mm" draw:style-name="style-250" svg:viewBox="0.0 0.0 521.755 678.2832" svg:width="5.2175503mm" svg:x="27.385696mm" svg:y="6.678614mm"/>
              <draw:path svg:d="M 0.0 0.0 C 0.0 0.0 113.500824 113.88558 208.36545 170.80086 C 221.5697 178.72461 231.60938 188.22119 238.29962 199.56114 C 268.41205 208.8743 302.66174 226.68439 336.9063 272.34225 C 385.24124 336.78693 440.167 394.73853 478.94687 503.5984 C 531.98596 411.45728 547.5612 318.14685 455.4691 170.80086 C 360.60446 19.020672 -1.43297E-4 0.0 0.0 0.0 z" svg:height="5.035984mm" draw:style-name="style-251" svg:viewBox="0.0 0.0 521.6727 503.5984" svg:width="5.2167273mm" svg:x="27.433567mm" svg:y="6.7044764mm"/>
              <draw:path svg:d="M 0.0 -7.2759576E-12 C 0.0 -7.2759576E-12 113.500824 113.881 208.36545 170.80086 C 221.5697 178.72461 231.60938 188.22119 238.29962 199.56114 C 268.41205 208.8743 302.66174 226.67981 336.9063 272.34225 C 385.24124 336.78693 440.167 394.73853 478.94687 503.5984 C 531.98596 411.45728 547.5609 318.14685 455.4691 170.80086 C 360.60446 19.016085 -1.43297E-4 -7.2759576E-12 0.0 -7.2759576E-12 z M 521.6726 503.5984 z" svg:height="5.035984mm" draw:style-name="style-252" svg:viewBox="0.0 0.0 521.67267 503.59842" svg:width="5.2167263mm" svg:x="27.338676mm" svg:y="6.627119mm"/>
            </draw:g>
            <draw:path svg:d="M 1154.703 633.677 C 0.94743484 1574.1743 -346.49597 3059.618 378.7624 3949.3262 C 1214.4951 4809.2026 2247.2366 4378.5557 3187.2922 4907.219 C 4591.375 5285.8525 5506.2275 5270.992 5768.6743 4334.949 C 5604.703 1657.4454 3907.6436 -1330.5403 1154.703 633.677 z" svg:height="51.39459mm" draw:style-name="style-253" svg:viewBox="0.0 0.0 5768.6743 5139.4585" svg:width="57.686745mm" svg:x="6.890403mm" svg:y="5.76382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507" draw:border="259.49597%" draw:display-name="gradient-1" draw:end="0.0%" draw:name="gradient-1" draw:start="100.0%" draw:style="linear"/>
    <draw:opacity draw:angle="2885" draw:border="2.220446E-14%" draw:cx="56.77403%" draw:cy="9.259399%" draw:display-name="gradient-2" draw:end="100.0%" draw:name="gradient-2" draw:start="0.0%" draw:style="ellipsoid"/>
    <draw:opacity draw:angle="404" draw:border="259.49597%" draw:display-name="gradient-3" draw:end="0.0%" draw:name="gradient-3" draw:start="100.0%" draw:style="linear"/>
    <draw:opacity draw:angle="688" draw:border="42.597565%" draw:cx="51.2004%" draw:cy="33.97232%" draw:display-name="gradient-4" draw:end="100.0%" draw:name="gradient-4" draw:start="0.0%" draw:style="ellipsoid"/>
    <draw:opacity draw:angle="3534" draw:border="29.051847%" draw:cx="0.0%" draw:cy="87.109795%" draw:display-name="gradient-5" draw:end="100.0%" draw:name="gradient-5" draw:start="0.0%" draw:style="ellipsoid"/>
    <draw:opacity draw:angle="3457" draw:border="275.7945%" draw:display-name="gradient-6" draw:end="0.0%" draw:name="gradient-6" draw:start="100.0%" draw:style="linear"/>
    <draw:opacity draw:angle="402" draw:border="449.85007%" draw:display-name="gradient-7" draw:end="0.0%" draw:name="gradient-7" draw:start="100.0%" draw:style="linear"/>
    <draw:opacity draw:angle="850" draw:border="449.85007%" draw:display-name="gradient-8" draw:end="0.0%" draw:name="gradient-8" draw:start="100.0%" draw:style="linear"/>
    <draw:opacity draw:angle="1275" draw:border="-71.631325%" draw:display-name="gradient-9" draw:end="0.0%" draw:name="gradient-9" draw:start="100.0%" draw:style="linear"/>
    <draw:opacity draw:angle="1512" draw:border="-71.631325%" draw:display-name="gradient-10" draw:end="0.0%" draw:name="gradient-10" draw:start="100.0%" draw:style="linear"/>
    <draw:opacity draw:angle="850" draw:border="449.85007%" draw:display-name="gradient-11" draw:end="0.0%" draw:name="gradient-11" draw:start="100.0%" draw:style="linear"/>
    <draw:opacity draw:angle="850" draw:border="449.85007%" draw:display-name="gradient-12" draw:end="0.0%" draw:name="gradient-12" draw:start="100.0%" draw:style="linear"/>
    <draw:opacity draw:angle="1275" draw:border="-71.631325%" draw:display-name="gradient-13" draw:end="0.0%" draw:name="gradient-13" draw:start="100.0%" draw:style="linear"/>
    <draw:opacity draw:angle="1512" draw:border="-71.631325%" draw:display-name="gradient-14" draw:end="0.0%" draw:name="gradient-14" draw:start="100.0%" draw:style="linear"/>
    <draw:opacity draw:angle="850" draw:border="449.85007%" draw:display-name="gradient-15" draw:end="0.0%" draw:name="gradient-15" draw:start="100.0%" draw:style="linear"/>
    <draw:opacity draw:angle="1275" draw:border="-71.631325%" draw:display-name="gradient-16" draw:end="0.0%" draw:name="gradient-16" draw:start="100.0%" draw:style="linear"/>
    <draw:opacity draw:angle="1512" draw:border="-71.631325%" draw:display-name="gradient-17" draw:end="0.0%" draw:name="gradient-17" draw:start="100.0%" draw:style="linear"/>
    <draw:opacity draw:angle="850" draw:border="449.85007%" draw:display-name="gradient-18" draw:end="0.0%" draw:name="gradient-18" draw:start="100.0%" draw:style="linear"/>
    <draw:opacity draw:angle="1275" draw:border="-71.631325%" draw:display-name="gradient-19" draw:end="0.0%" draw:name="gradient-19" draw:start="100.0%" draw:style="linear"/>
    <draw:opacity draw:angle="1512" draw:border="-71.631325%" draw:display-name="gradient-20" draw:end="0.0%" draw:name="gradient-20" draw:start="100.0%" draw:style="linear"/>
    <draw:opacity draw:angle="673" draw:border="449.85007%" draw:display-name="gradient-21" draw:end="0.0%" draw:name="gradient-21" draw:start="100.0%" draw:style="linear"/>
    <draw:opacity draw:angle="1099" draw:border="-71.631325%" draw:display-name="gradient-22" draw:end="0.0%" draw:name="gradient-22" draw:start="100.0%" draw:style="linear"/>
    <draw:opacity draw:angle="1336" draw:border="-71.631325%" draw:display-name="gradient-23" draw:end="0.0%" draw:name="gradient-23" draw:start="100.0%" draw:style="linear"/>
    <draw:opacity draw:angle="482" draw:border="449.85007%" draw:display-name="gradient-24" draw:end="0.0%" draw:name="gradient-24" draw:start="100.0%" draw:style="linear"/>
    <draw:opacity draw:angle="907" draw:border="-71.631325%" draw:display-name="gradient-25" draw:end="0.0%" draw:name="gradient-25" draw:start="100.0%" draw:style="linear"/>
    <draw:opacity draw:angle="1144" draw:border="-71.631325%" draw:display-name="gradient-26" draw:end="0.0%" draw:name="gradient-26" draw:start="100.0%" draw:style="linear"/>
    <draw:opacity draw:angle="510" draw:border="449.85007%" draw:display-name="gradient-27" draw:end="0.0%" draw:name="gradient-27" draw:start="100.0%" draw:style="linear"/>
    <draw:opacity draw:angle="936" draw:border="-71.631325%" draw:display-name="gradient-28" draw:end="0.0%" draw:name="gradient-28" draw:start="100.0%" draw:style="linear"/>
    <draw:opacity draw:angle="727" draw:border="1.8571175E-4%" draw:display-name="gradient-29" draw:end="0.0%" draw:name="gradient-29" draw:start="100.0%" draw:style="linear"/>
    <draw:opacity draw:angle="3100" draw:border="-308.4287%" draw:display-name="gradient-30" draw:end="0.0%" draw:name="gradient-30" draw:start="100.0%" draw:style="linear"/>
    <draw:opacity draw:angle="3337" draw:border="-308.4287%" draw:display-name="gradient-31" draw:end="0.0%" draw:name="gradient-31" draw:start="100.0%" draw:style="linear"/>
    <draw:opacity draw:angle="2052" draw:border="141.42117%" draw:display-name="gradient-32" draw:end="0.0%" draw:name="gradient-32" draw:start="100.0%" draw:style="linear"/>
    <draw:opacity draw:angle="2924" draw:border="-308.4287%" draw:display-name="gradient-33" draw:end="0.0%" draw:name="gradient-33" draw:start="100.0%" draw:style="linear"/>
    <draw:opacity draw:angle="3161" draw:border="-308.4287%" draw:display-name="gradient-34" draw:end="0.0%" draw:name="gradient-34" draw:start="100.0%" draw:style="linear"/>
    <draw:opacity draw:angle="2307" draw:border="-308.4287%" draw:display-name="gradient-35" draw:end="0.0%" draw:name="gradient-35" draw:start="100.0%" draw:style="linear"/>
    <draw:opacity draw:angle="2732" draw:border="-308.4287%" draw:display-name="gradient-36" draw:end="0.0%" draw:name="gradient-36" draw:start="100.0%" draw:style="linear"/>
    <draw:opacity draw:angle="2970" draw:border="-308.4287%" draw:display-name="gradient-37" draw:end="0.0%" draw:name="gradient-37" draw:start="100.0%" draw:style="linear"/>
    <draw:opacity draw:angle="2335" draw:border="-308.4287%" draw:display-name="gradient-38" draw:end="0.0%" draw:name="gradient-38" draw:start="100.0%" draw:style="linear"/>
    <draw:opacity draw:angle="2761" draw:border="-308.4287%" draw:display-name="gradient-39" draw:end="0.0%" draw:name="gradient-39" draw:start="100.0%" draw:style="linear"/>
    <draw:opacity draw:angle="2998" draw:border="-308.4287%" draw:display-name="gradient-40" draw:end="0.0%" draw:name="gradient-40" draw:start="100.0%" draw:style="linear"/>
    <draw:opacity draw:angle="251" draw:border="449.85007%" draw:display-name="gradient-41" draw:end="0.0%" draw:name="gradient-41" draw:start="100.0%" draw:style="linear"/>
    <draw:opacity draw:angle="677" draw:border="449.85007%" draw:display-name="gradient-42" draw:end="0.0%" draw:name="gradient-42" draw:start="100.0%" draw:style="linear"/>
    <draw:opacity draw:angle="914" draw:border="-71.631325%" draw:display-name="gradient-43" draw:end="0.0%" draw:name="gradient-43" draw:start="100.0%" draw:style="linear"/>
    <draw:opacity draw:angle="677" draw:border="449.85007%" draw:display-name="gradient-44" draw:end="0.0%" draw:name="gradient-44" draw:start="100.0%" draw:style="linear"/>
    <draw:opacity draw:angle="914" draw:border="-71.631325%" draw:display-name="gradient-45" draw:end="0.0%" draw:name="gradient-45" draw:start="100.0%" draw:style="linear"/>
    <draw:opacity draw:angle="251" draw:border="449.85007%" draw:display-name="gradient-46" draw:end="0.0%" draw:name="gradient-46" draw:start="100.0%" draw:style="linear"/>
    <draw:opacity draw:angle="677" draw:border="449.85007%" draw:display-name="gradient-47" draw:end="0.0%" draw:name="gradient-47" draw:start="100.0%" draw:style="linear"/>
    <draw:opacity draw:angle="914" draw:border="-71.631325%" draw:display-name="gradient-48" draw:end="0.0%" draw:name="gradient-48" draw:start="100.0%" draw:style="linear"/>
    <draw:opacity draw:angle="850" draw:border="449.85007%" draw:display-name="gradient-49" draw:end="0.0%" draw:name="gradient-49" draw:start="100.0%" draw:style="linear"/>
    <draw:opacity draw:angle="1275" draw:border="-71.631325%" draw:display-name="gradient-50" draw:end="0.0%" draw:name="gradient-50" draw:start="100.0%" draw:style="linear"/>
    <draw:opacity draw:angle="1512" draw:border="-71.631325%" draw:display-name="gradient-51" draw:end="0.0%" draw:name="gradient-51" draw:start="100.0%" draw:style="linear"/>
    <draw:opacity draw:angle="850" draw:border="449.85007%" draw:display-name="gradient-52" draw:end="0.0%" draw:name="gradient-52" draw:start="100.0%" draw:style="linear"/>
    <draw:opacity draw:angle="2732" draw:border="-308.4287%" draw:display-name="gradient-53" draw:end="0.0%" draw:name="gradient-53" draw:start="100.0%" draw:style="linear"/>
    <draw:opacity draw:angle="2761" draw:border="-308.4287%" draw:display-name="gradient-54" draw:end="0.0%" draw:name="gradient-54" draw:start="100.0%" draw:style="linear"/>
    <draw:opacity draw:angle="2998" draw:border="-308.4287%" draw:display-name="gradient-55" draw:end="0.0%" draw:name="gradient-55" draw:start="100.0%" draw:style="linear"/>
    <draw:opacity draw:angle="914" draw:border="-71.631325%" draw:display-name="gradient-56" draw:end="0.0%" draw:name="gradient-56" draw:start="100.0%" draw:style="linear"/>
    <draw:opacity draw:angle="850" draw:border="449.85007%" draw:display-name="gradient-57" draw:end="0.0%" draw:name="gradient-57" draw:start="100.0%" draw:style="linear"/>
    <draw:opacity draw:angle="1275" draw:border="-71.631325%" draw:display-name="gradient-58" draw:end="0.0%" draw:name="gradient-58" draw:start="100.0%" draw:style="linear"/>
    <draw:opacity draw:angle="850" draw:border="449.85007%" draw:display-name="gradient-59" draw:end="0.0%" draw:name="gradient-59" draw:start="100.0%" draw:style="linear"/>
    <draw:opacity draw:angle="1099" draw:border="-71.631325%" draw:display-name="gradient-60" draw:end="0.0%" draw:name="gradient-60" draw:start="100.0%" draw:style="linear"/>
    <draw:opacity draw:angle="1336" draw:border="-71.631325%" draw:display-name="gradient-61" draw:end="0.0%" draw:name="gradient-61" draw:start="100.0%" draw:style="linear"/>
    <draw:opacity draw:angle="2307" draw:border="-308.4287%" draw:display-name="gradient-62" draw:end="0.0%" draw:name="gradient-62" draw:start="100.0%" draw:style="linear"/>
    <draw:opacity draw:angle="2335" draw:border="-308.4287%" draw:display-name="gradient-63" draw:end="0.0%" draw:name="gradient-63" draw:start="100.0%" draw:style="linear"/>
    <draw:opacity draw:angle="1512" draw:border="-71.631325%" draw:display-name="gradient-64" draw:end="0.0%" draw:name="gradient-64" draw:start="100.0%" draw:style="linear"/>
    <draw:opacity draw:angle="1099" draw:border="-71.631325%" draw:display-name="gradient-65" draw:end="0.0%" draw:name="gradient-65" draw:start="100.0%" draw:style="linear"/>
    <draw:opacity draw:angle="482" draw:border="449.85007%" draw:display-name="gradient-66" draw:end="0.0%" draw:name="gradient-66" draw:start="100.0%" draw:style="linear"/>
    <draw:opacity draw:angle="907" draw:border="-71.631325%" draw:display-name="gradient-67" draw:end="0.0%" draw:name="gradient-67" draw:start="100.0%" draw:style="linear"/>
    <draw:opacity draw:angle="1144" draw:border="-71.631325%" draw:display-name="gradient-68" draw:end="0.0%" draw:name="gradient-68" draw:start="100.0%" draw:style="linear"/>
    <draw:opacity draw:angle="936" draw:border="-71.631325%" draw:display-name="gradient-69" draw:end="0.0%" draw:name="gradient-69" draw:start="100.0%" draw:style="linear"/>
    <draw:opacity draw:angle="1173" draw:border="-71.631325%" draw:display-name="gradient-70" draw:end="0.0%" draw:name="gradient-70" draw:start="100.0%" draw:style="linear"/>
    <draw:opacity draw:angle="1275" draw:border="-71.631325%" draw:display-name="gradient-71" draw:end="0.0%" draw:name="gradient-71" draw:start="100.0%" draw:style="linear"/>
    <draw:opacity draw:angle="850" draw:border="449.85007%" draw:display-name="gradient-72" draw:end="0.0%" draw:name="gradient-72" draw:start="100.0%" draw:style="linear"/>
    <draw:opacity draw:angle="2761" draw:border="-308.4287%" draw:display-name="gradient-73" draw:end="0.0%" draw:name="gradient-73" draw:start="100.0%" draw:style="linear"/>
    <draw:opacity draw:angle="510" draw:border="449.85007%" draw:display-name="gradient-74" draw:end="0.0%" draw:name="gradient-74" draw:start="100.0%" draw:style="linear"/>
    <draw:opacity draw:angle="2732" draw:border="-308.4287%" draw:display-name="gradient-75" draw:end="0.0%" draw:name="gradient-75" draw:start="100.0%" draw:style="linear"/>
    <draw:opacity draw:angle="2998" draw:border="-308.4287%" draw:display-name="gradient-76" draw:end="0.0%" draw:name="gradient-76" draw:start="100.0%" draw:style="linear"/>
    <draw:opacity draw:angle="1336" draw:border="-71.631325%" draw:display-name="gradient-77" draw:end="0.0%" draw:name="gradient-77" draw:start="100.0%" draw:style="linear"/>
    <draw:opacity draw:angle="1062" draw:border="-71.631325%" draw:display-name="gradient-78" draw:end="0.0%" draw:name="gradient-78" draw:start="100.0%" draw:style="linear"/>
    <draw:opacity draw:angle="514" draw:border="449.85007%" draw:display-name="gradient-79" draw:end="0.0%" draw:name="gradient-79" draw:start="100.0%" draw:style="linear"/>
    <draw:opacity draw:angle="493" draw:border="449.85007%" draw:display-name="gradient-80" draw:end="0.0%" draw:name="gradient-80" draw:start="100.0%" draw:style="linear"/>
    <draw:opacity draw:angle="915" draw:border="-71.631325%" draw:display-name="gradient-81" draw:end="0.0%" draw:name="gradient-81" draw:start="100.0%" draw:style="linear"/>
    <draw:opacity draw:angle="678" draw:border="449.85007%" draw:display-name="gradient-82" draw:end="0.0%" draw:name="gradient-82" draw:start="100.0%" draw:style="linear"/>
    <draw:opacity draw:angle="1062" draw:border="-71.631325%" draw:display-name="gradient-83" draw:end="0.0%" draw:name="gradient-83" draw:start="100.0%" draw:style="linear"/>
    <draw:opacity draw:angle="1869" draw:border="-96.534225%" draw:display-name="gradient-84" draw:end="0.0%" draw:name="gradient-84" draw:start="100.0%" draw:style="linear"/>
    <draw:opacity draw:angle="3530" draw:border="180.34715%" draw:display-name="gradient-85" draw:end="0.0%" draw:name="gradient-85" draw:start="100.0%" draw:style="linear"/>
    <draw:opacity draw:angle="0" draw:border="29.28931%" draw:cx="38.944546%" draw:cy="75.37084%" draw:display-name="gradient-86" draw:end="100.0%" draw:name="gradient-86" draw:start="0.0%" draw:style="ellipsoid"/>
    <draw:opacity draw:angle="3316" draw:border="-118.07461%" draw:display-name="gradient-87" draw:end="0.0%" draw:name="gradient-87" draw:start="100.0%" draw:style="linear"/>
    <draw:opacity draw:angle="0" draw:border="29.289324%" draw:cx="49.99999%" draw:cy="49.999157%" draw:display-name="gradient-88" draw:end="100.0%" draw:name="gradient-88" draw:start="0.0%" draw:style="ellipsoid"/>
    <draw:opacity draw:angle="1749" draw:border="-159.24063%" draw:display-name="gradient-89" draw:end="0.0%" draw:name="gradient-89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6.14583mm" fo:page-width="66.1458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